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C_FonctionsCommunes.xml" manifest:media-type="text/xml"/>
  <manifest:file-entry manifest:full-path="Basic/Standard/B_FonctionsSpecifiquesNantes.xml" manifest:media-type="text/xml"/>
  <manifest:file-entry manifest:full-path="Basic/Standard/A.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mily-generic="modern" style:font-pitch="fixed"/>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1.67mm"/>
    </style:style>
    <style:style style:name="co2" style:family="table-column">
      <style:table-column-properties fo:break-before="auto" style:column-width="55.56mm"/>
    </style:style>
    <style:style style:name="co3" style:family="table-column">
      <style:table-column-properties fo:break-before="auto" style:column-width="23.07mm"/>
    </style:style>
    <style:style style:name="co4" style:family="table-column">
      <style:table-column-properties fo:break-before="auto" style:column-width="65.05mm"/>
    </style:style>
    <style:style style:name="co5" style:family="table-column">
      <style:table-column-properties fo:break-before="auto" style:column-width="56.83mm"/>
    </style:style>
    <style:style style:name="co6" style:family="table-column">
      <style:table-column-properties fo:break-before="auto" style:column-width="31.1mm"/>
    </style:style>
    <style:style style:name="co7" style:family="table-column">
      <style:table-column-properties fo:break-before="auto" style:column-width="66.34mm"/>
    </style:style>
    <style:style style:name="co8" style:family="table-column">
      <style:table-column-properties fo:break-before="auto" style:column-width="64.19mm"/>
    </style:style>
    <style:style style:name="co9" style:family="table-column">
      <style:table-column-properties fo:break-before="auto" style:column-width="21.8mm"/>
    </style:style>
    <style:style style:name="co10" style:family="table-column">
      <style:table-column-properties fo:break-before="auto" style:column-width="15.72mm"/>
    </style:style>
    <style:style style:name="co11" style:family="table-column">
      <style:table-column-properties fo:break-before="auto" style:column-width="18.94mm"/>
    </style:style>
    <style:style style:name="co12" style:family="table-column">
      <style:table-column-properties fo:break-before="auto" style:column-width="27.87mm"/>
    </style:style>
    <style:style style:name="co13" style:family="table-column">
      <style:table-column-properties fo:break-before="auto" style:column-width="33.64mm"/>
    </style:style>
    <style:style style:name="co14" style:family="table-column">
      <style:table-column-properties fo:break-before="auto" style:column-width="67.56mm"/>
    </style:style>
    <style:style style:name="co15" style:family="table-column">
      <style:table-column-properties fo:break-before="auto" style:column-width="31.8mm"/>
    </style:style>
    <style:style style:name="co16" style:family="table-column">
      <style:table-column-properties fo:break-before="auto" style:column-width="19.65mm"/>
    </style:style>
    <style:style style:name="co17" style:family="table-column">
      <style:table-column-properties fo:break-before="auto" style:column-width="55.05mm"/>
    </style:style>
    <style:style style:name="co18" style:family="table-column">
      <style:table-column-properties fo:break-before="auto" style:column-width="18.22mm"/>
    </style:style>
    <style:style style:name="co19" style:family="table-column">
      <style:table-column-properties fo:break-before="auto" style:column-width="46.97mm"/>
    </style:style>
    <style:style style:name="co20" style:family="table-column">
      <style:table-column-properties fo:break-before="auto" style:column-width="22.88mm"/>
    </style:style>
    <style:style style:name="co21" style:family="table-column">
      <style:table-column-properties fo:break-before="auto" style:column-width="179.81mm"/>
    </style:style>
    <style:style style:name="co22" style:family="table-column">
      <style:table-column-properties fo:break-before="auto" style:column-width="81.33mm"/>
    </style:style>
    <style:style style:name="co23" style:family="table-column">
      <style:table-column-properties fo:break-before="auto" style:column-width="24.84mm"/>
    </style:style>
    <style:style style:name="co24" style:family="table-column">
      <style:table-column-properties fo:break-before="auto" style:column-width="101.88mm"/>
    </style:style>
    <style:style style:name="co25" style:family="table-column">
      <style:table-column-properties fo:break-before="auto" style:column-width="114.04mm"/>
    </style:style>
    <style:style style:name="co26" style:family="table-column">
      <style:table-column-properties fo:break-before="auto" style:column-width="100.65mm"/>
    </style:style>
    <style:style style:name="co27" style:family="table-column">
      <style:table-column-properties fo:break-before="auto" style:column-width="40.9mm"/>
    </style:style>
    <style:style style:name="co28" style:family="table-column">
      <style:table-column-properties fo:break-before="auto" style:column-width="24.75mm"/>
    </style:style>
    <style:style style:name="co29" style:family="table-column">
      <style:table-column-properties fo:break-before="auto" style:column-width="37.13mm"/>
    </style:style>
    <style:style style:name="co30" style:family="table-column">
      <style:table-column-properties fo:break-before="auto" style:column-width="4.06mm"/>
    </style:style>
    <style:style style:name="co31" style:family="table-column">
      <style:table-column-properties fo:break-before="auto" style:column-width="10mm"/>
    </style:style>
    <style:style style:name="co32" style:family="table-column">
      <style:table-column-properties fo:break-before="auto" style:column-width="78.7mm"/>
    </style:style>
    <style:style style:name="co33" style:family="table-column">
      <style:table-column-properties fo:break-before="auto" style:column-width="36.71mm"/>
    </style:style>
    <style:style style:name="co34" style:family="table-column">
      <style:table-column-properties fo:break-before="auto" style:column-width="8.01mm"/>
    </style:style>
    <style:style style:name="co35" style:family="table-column">
      <style:table-column-properties fo:break-before="auto" style:column-width="81.26mm"/>
    </style:style>
    <style:style style:name="co36" style:family="table-column">
      <style:table-column-properties fo:break-before="auto" style:column-width="9mm"/>
    </style:style>
    <style:style style:name="co37" style:family="table-column">
      <style:table-column-properties fo:break-before="auto" style:column-width="4mm"/>
    </style:style>
    <style:style style:name="co38" style:family="table-column">
      <style:table-column-properties fo:break-before="auto" style:column-width="13.81mm"/>
    </style:style>
    <style:style style:name="co39" style:family="table-column">
      <style:table-column-properties fo:break-before="auto" style:column-width="3mm"/>
    </style:style>
    <style:style style:name="co40" style:family="table-column">
      <style:table-column-properties fo:break-before="auto" style:column-width="17.44mm"/>
    </style:style>
    <style:style style:name="co41" style:family="table-column">
      <style:table-column-properties fo:break-before="auto" style:column-width="13.07mm"/>
    </style:style>
    <style:style style:name="co42" style:family="table-column">
      <style:table-column-properties fo:break-before="auto" style:column-width="4.16mm"/>
    </style:style>
    <style:style style:name="co43" style:family="table-column">
      <style:table-column-properties fo:break-before="auto" style:column-width="7.9mm"/>
    </style:style>
    <style:style style:name="co44" style:family="table-column">
      <style:table-column-properties fo:break-before="auto" style:column-width="4.45mm"/>
    </style:style>
    <style:style style:name="co45" style:family="table-column">
      <style:table-column-properties fo:break-before="auto" style:column-width="3.9mm"/>
    </style:style>
    <style:style style:name="co46" style:family="table-column">
      <style:table-column-properties fo:break-before="auto" style:column-width="13.16mm"/>
    </style:style>
    <style:style style:name="co47" style:family="table-column">
      <style:table-column-properties fo:break-before="auto" style:column-width="17.99mm"/>
    </style:style>
    <style:style style:name="co48" style:family="table-column">
      <style:table-column-properties fo:break-before="auto" style:column-width="22.67mm"/>
    </style:style>
    <style:style style:name="co49" style:family="table-column">
      <style:table-column-properties fo:break-before="auto" style:column-width="11.99mm"/>
    </style:style>
    <style:style style:name="co50" style:family="table-column">
      <style:table-column-properties fo:break-before="auto" style:column-width="15.8mm"/>
    </style:style>
    <style:style style:name="co51" style:family="table-column">
      <style:table-column-properties fo:break-before="auto" style:column-width="31.75mm"/>
    </style:style>
    <style:style style:name="co52" style:family="table-column">
      <style:table-column-properties fo:break-before="auto" style:column-width="21.06mm"/>
    </style:style>
    <style:style style:name="co53" style:family="table-column">
      <style:table-column-properties fo:break-before="auto" style:column-width="9.07mm"/>
    </style:style>
    <style:style style:name="co54" style:family="table-column">
      <style:table-column-properties fo:break-before="auto" style:column-width="7.16mm"/>
    </style:style>
    <style:style style:name="co55" style:family="table-column">
      <style:table-column-properties fo:break-before="auto" style:column-width="7.99mm"/>
    </style:style>
    <style:style style:name="ro1" style:family="table-row">
      <style:table-row-properties style:row-height="4.99mm" fo:break-before="auto" style:use-optimal-row-height="false"/>
    </style:style>
    <style:style style:name="ro2" style:family="table-row">
      <style:table-row-properties style:row-height="12.42mm" fo:break-before="auto" style:use-optimal-row-height="false"/>
    </style:style>
    <style:style style:name="ro3" style:family="table-row">
      <style:table-row-properties style:row-height="17mm" fo:break-before="auto" style:use-optimal-row-height="false"/>
    </style:style>
    <style:style style:name="ro4" style:family="table-row">
      <style:table-row-properties style:row-height="87.4mm" fo:break-before="auto" style:use-optimal-row-height="true"/>
    </style:style>
    <style:style style:name="ro5" style:family="table-row">
      <style:table-row-properties style:row-height="91.35mm" fo:break-before="auto" style:use-optimal-row-height="true"/>
    </style:style>
    <style:style style:name="ro6" style:family="table-row">
      <style:table-row-properties style:row-height="4.96mm" fo:break-before="auto" style:use-optimal-row-height="false"/>
    </style:style>
    <style:style style:name="ro7" style:family="table-row">
      <style:table-row-properties style:row-height="4.52mm" fo:break-before="auto" style:use-optimal-row-height="true"/>
    </style:style>
    <style:style style:name="ro8" style:family="table-row">
      <style:table-row-properties style:row-height="4.52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 style:family="table-cell" style:parent-style-name="Default">
      <style:table-cell-properties fo:wrap-option="wrap" fo:border="0.06pt solid #000000"/>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4" style:family="table-cell" style:parent-style-name="Default">
      <style:table-cell-properties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 style:family="table-cell" style:parent-style-name="Default">
      <style:table-cell-properties fo:border="0.06pt solid #000000"/>
    </style:style>
    <style:style style:name="ce6"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 style:family="table-cell" style:parent-style-name="Default">
      <style:table-cell-properties fo:background-color="transparent"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8" style:family="table-cell" style:parent-style-name="Default">
      <style:table-cell-properties fo:background-color="transparent"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9" style:family="table-cell" style:parent-style-name="Default">
      <style:table-cell-properties fo:background-color="transparent"/>
    </style:style>
    <style:style style:name="ce10" style:family="table-cell" style:parent-style-name="Default">
      <style:table-cell-properties fo:border-bottom="0.06pt solid #000000" fo:border-left="none" fo:border-right="0.06pt solid #000000" fo:border-top="0.06pt solid #000000"/>
    </style:style>
    <style:style style:name="ce11" style:family="table-cell" style:parent-style-name="Default">
      <style:table-cell-properties fo:wrap-option="wrap" fo:border="0.06pt solid #000000"/>
      <style:text-properties style:text-outline="false" fo:language="fr" fo:country="FR" fo:text-shadow="none" style:text-underline-style="solid" style:text-underline-width="auto" style:text-underline-color="font-colo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 style:family="table-cell" style:parent-style-name="Default" style:data-style-name="N0">
      <style:table-cell-properties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 style:family="table-cell" style:parent-style-name="Default">
      <style:table-cell-properties fo:border="0.06pt solid #000000"/>
      <style:text-properties style:text-underline-style="none"/>
    </style:style>
    <style:style style:name="ce14" style:family="table-cell" style:parent-style-name="Default">
      <style:table-cell-properties fo:border="0.06pt solid #000000"/>
      <style:text-properties style:text-underline-style="solid" style:text-underline-width="auto" style:text-underline-color="font-color"/>
    </style:style>
    <style:style style:name="ce15" style:family="table-cell" style:parent-style-name="Default">
      <style:table-cell-properties fo:background-color="transparent" fo:border="0.06pt solid #000000"/>
    </style:style>
    <style:style style:name="ce16" style:family="table-cell" style:parent-style-name="Default">
      <style:table-cell-properties fo:background-color="transparent" fo:wrap-option="wrap" fo:border="0.06pt solid #000000"/>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7" style:family="table-cell" style:parent-style-name="Default">
      <style:table-cell-properties fo:background-color="transparent" fo:border="0.06pt solid #000000"/>
      <style:map style:condition="is-true-formula(TESTHORAIRES([.W4])=0)" style:apply-style-name="rouge" style:base-cell-address="VenteVrac.W4"/>
    </style:style>
    <style:style style:name="ce18" style:family="table-cell" style:parent-style-name="Default">
      <style:table-cell-properties fo:background-color="#0000ff"/>
      <style:text-properties style:font-name="Courier New" fo:font-size="6pt" style:font-name-asian="Courier New" style:font-size-asian="6pt" style:font-name-complex="Courier New" style:font-size-complex="6pt"/>
    </style:style>
    <style:style style:name="ce19"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0" style:family="table-cell" style:parent-style-name="Default">
      <style:table-cell-properties fo:background-color="#83caff"/>
    </style:style>
    <style:style style:name="ce21" style:family="table-cell" style:parent-style-name="Default">
      <style:text-properties fo:color="#ff0000"/>
    </style:style>
  </office:automatic-styles>
  <office:body>
    <office:spreadsheet>
      <table:calculation-settings table:automatic-find-labels="false"/>
      <table:table table:name="VenteVrac"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3" table:default-cell-style-name="Default"/>
        <table:table-column table:style-name="co19" table:default-cell-style-name="Default"/>
        <table:table-column table:style-name="co20" table:default-cell-style-name="ce9"/>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number-columns-repeated="3" table:default-cell-style-name="Default"/>
        <table:table-column table:style-name="co32" table:default-cell-style-name="Default"/>
        <table:table-column table:style-name="co33" table:default-cell-style-name="Default"/>
        <table:table-column table:style-name="co31" table:default-cell-style-name="Default"/>
        <table:table-column table:style-name="co34" table:default-cell-style-name="Default"/>
        <table:table-column table:style-name="co35" table:default-cell-style-name="Default"/>
        <table:table-column table:style-name="co31" table:number-columns-repeated="7" table:default-cell-style-name="Default"/>
        <table:table-column table:style-name="co36" table:default-cell-style-name="Default"/>
        <table:table-column table:style-name="co37" table:number-columns-repeated="11"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number-columns-repeated="3" table:default-cell-style-name="Default"/>
        <table:table-column table:style-name="co43" table:default-cell-style-name="Default"/>
        <table:table-column table:style-name="co44" table:default-cell-style-name="Default"/>
        <table:table-column table:style-name="co42" table:default-cell-style-name="Default"/>
        <table:table-column table:style-name="co45" table:default-cell-style-name="Default"/>
        <table:table-column table:style-name="co46" table:default-cell-style-name="Default"/>
        <table:table-column table:style-name="co45" table:default-cell-style-name="Default"/>
        <table:table-column table:style-name="co42"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48" table:default-cell-style-name="Default"/>
        <table:table-column table:style-name="co51" table:number-columns-repeated="194" table:default-cell-style-name="Default"/>
        <table:table-column table:style-name="co48" table:number-columns-repeated="748" table:default-cell-style-name="Default"/>
        <table:table-row table:style-name="ro1">
          <table:table-cell table:number-columns-repeated="8"/>
          <table:table-cell table:style-name="ce9" office:value-type="string" calcext:value-type="string">
            <text:p><text:s/></text:p>
          </table:table-cell>
          <table:table-cell office:value-type="string" calcext:value-type="string">
            <text:p><text:s/></text:p>
          </table:table-cell>
          <table:table-cell table:number-columns-repeated="10"/>
          <table:table-cell table:style-name="Default"/>
          <table:table-cell table:number-columns-repeated="4"/>
          <table:table-cell table:style-name="ce19"/>
          <table:table-cell table:number-columns-repeated="2"/>
          <table:table-cell table:number-columns-repeated="19" office:value-type="string" calcext:value-type="string">
            <text:p><text:s/></text:p>
          </table:table-cell>
          <table:table-cell table:number-columns-repeated="977"/>
        </table:table-row>
        <table:table-row table:style-name="ro1">
          <table:table-cell table:number-columns-repeated="6"/>
          <table:table-cell table:style-name="ce6"/>
          <table:table-cell/>
          <table:table-cell table:style-name="ce9" office:value-type="string" calcext:value-type="string">
            <text:p><text:s/></text:p>
          </table:table-cell>
          <table:table-cell office:value-type="string" calcext:value-type="string">
            <text:p><text:s/></text:p>
          </table:table-cell>
          <table:table-cell/>
          <table:table-cell table:style-name="ce10" table:number-columns-repeated="2"/>
          <table:table-cell table:number-columns-repeated="3"/>
          <table:table-cell table:style-name="ce6" table:number-columns-repeated="7"/>
          <table:table-cell/>
          <table:table-cell table:style-name="ce18"/>
          <table:table-cell table:number-columns-repeated="2"/>
          <table:table-cell table:number-columns-repeated="20" office:value-type="string" calcext:value-type="string">
            <text:p><text:s/></text:p>
          </table:table-cell>
          <table:table-cell table:number-columns-repeated="977"/>
        </table:table-row>
        <table:table-row table:style-name="ro2">
          <table:table-cell table:style-name="ce1" office:value-type="string" calcext:value-type="string">
            <text:p>Code</text:p>
          </table:table-cell>
          <table:table-cell table:style-name="ce1" office:value-type="string" calcext:value-type="string">
            <text:p>Origine</text:p>
          </table:table-cell>
          <table:table-cell table:style-name="ce3" office:value-type="string" calcext:value-type="string">
            <text:p>Statuts</text:p>
          </table:table-cell>
          <table:table-cell table:style-name="ce3" office:value-type="string" calcext:value-type="string">
            <text:p>Nom</text:p>
          </table:table-cell>
          <table:table-cell table:style-name="ce3" office:value-type="string" calcext:value-type="string">
            <text:p>Email</text:p>
          </table:table-cell>
          <table:table-cell table:style-name="ce3" office:value-type="string" calcext:value-type="string">
            <text:p>Téléphone</text:p>
          </table:table-cell>
          <table:table-cell table:style-name="ce3" office:value-type="string" calcext:value-type="string">
            <text:p>Site Internet</text:p>
          </table:table-cell>
          <table:table-cell table:style-name="ce3" office:value-type="string" calcext:value-type="string">
            <text:p>Facebook</text:p>
          </table:table-cell>
          <table:table-cell table:style-name="ce3" office:value-type="string" calcext:value-type="string">
            <text:p>Google+</text:p>
          </table:table-cell>
          <table:table-cell table:style-name="ce3" office:value-type="string" calcext:value-type="string">
            <text:p>Twiter</text:p>
          </table:table-cell>
          <table:table-cell table:style-name="ce3" office:value-type="string" calcext:value-type="string">
            <text:p>Fax</text:p>
          </table:table-cell>
          <table:table-cell table:style-name="ce3" office:value-type="string" calcext:value-type="string">
            <text:p>Logo : adresse Internet ou trouver l'image</text:p>
          </table:table-cell>
          <table:table-cell table:style-name="ce3" office:value-type="string" calcext:value-type="string">
            <text:p>Logo : vos conditions pour la réutilisation de l'image</text:p>
          </table:table-cell>
          <table:table-cell table:style-name="ce3" office:value-type="string" calcext:value-type="string">
            <text:p>Adresse : rue, route...</text:p>
          </table:table-cell>
          <table:table-cell table:style-name="ce3" office:value-type="string" calcext:value-type="string">
            <text:p>Adresse : complément</text:p>
          </table:table-cell>
          <table:table-cell table:style-name="ce3" office:value-type="string" calcext:value-type="string">
            <text:p>Adresse : code postal</text:p>
          </table:table-cell>
          <table:table-cell table:style-name="ce3" office:value-type="string" calcext:value-type="string">
            <text:p>Adresse : ville</text:p>
          </table:table-cell>
          <table:table-cell table:style-name="ce3" office:value-type="string" calcext:value-type="string">
            <text:p>Adresse : cedex</text:p>
          </table:table-cell>
          <table:table-cell table:style-name="ce3" office:value-type="string" calcext:value-type="string">
            <text:p>Latitude</text:p>
          </table:table-cell>
          <table:table-cell table:style-name="ce3" office:value-type="string" calcext:value-type="string">
            <text:p>Longitude</text:p>
          </table:table-cell>
          <table:table-cell table:style-name="ce3" office:value-type="string" calcext:value-type="string">
            <text:p>Nantes : quartier administratif</text:p>
          </table:table-cell>
          <table:table-cell table:style-name="ce16" office:value-type="string" calcext:value-type="string">
            <text:p>Horaires</text:p>
          </table:table-cell>
          <table:table-cell table:style-name="ce16" office:value-type="string" calcext:value-type="string">
            <text:p>Horaires (format plage horaire)</text:p>
          </table:table-cell>
          <table:table-cell table:style-name="ce16" office:value-type="string" calcext:value-type="string">
            <text:p>Hors Nantes</text:p>
          </table:table-cell>
          <table:table-cell table:style-name="ce16" office:value-type="string" calcext:value-type="string">
            <text:p>Mots clés</text:p>
          </table:table-cell>
          <table:table-cell table:style-name="ce3" office:value-type="string" calcext:value-type="string">
            <text:p>Catégories de déchets récupérés : </text:p>
            <text:p>Cartouches encre/tuners</text:p>
            <text:p>Divers</text:p>
            <text:p>Electroménager</text:p>
            <text:p>Informatique</text:p>
            <text:p>Jouet</text:p>
            <text:p>Livres/BD/CD/DVD</text:p>
            <text:p>Meuble</text:p>
            <text:p>Vélo</text:p>
            <text:p>Vêtements</text:p>
          </table:table-cell>
          <table:table-cell table:style-name="ce3" office:value-type="string" calcext:value-type="string">
            <text:p>Description</text:p>
          </table:table-cell>
          <table:table-cell table:number-columns-repeated="2" table:style-name="ce3" office:value-type="string" calcext:value-type="string">
            <text:p>Local 2 : les différences par rapport au local 1</text:p>
          </table:table-cell>
          <table:table-cell table:style-name="ce3" office:value-type="string" calcext:value-type="string">
            <text:p>Acceptez-vous que ces informations soient publiques ?</text:p>
          </table:table-cell>
          <table:table-cell table:number-columns-repeated="4" table:style-name="ce1" office:value-type="string" calcext:value-type="string">
            <text:p><text:s/></text:p>
          </table:table-cell>
          <table:table-cell table:style-name="ce1" office:value-type="string" calcext:value-type="string">
            <text:p>Mots_clés_en</text:p>
          </table:table-cell>
          <table:table-cell table:style-name="ce1" office:value-type="string" calcext:value-type="string">
            <text:p>Description_en</text:p>
          </table:table-cell>
          <table:table-cell table:number-columns-repeated="2" office:value-type="string" calcext:value-type="string">
            <text:p><text:s/></text:p>
          </table:table-cell>
          <table:table-cell table:style-name="ce20" office:value-type="string" calcext:value-type="string">
            <text:p>var _venteVracDatas = [</text:p>
          </table:table-cell>
          <table:table-cell table:number-columns-repeated="8" office:value-type="string" calcext:value-type="string">
            <text:p><text:s/></text:p>
          </table:table-cell>
          <table:table-cell table:style-name="ce21" table:number-columns-repeated="8"/>
          <table:table-cell table:number-columns-repeated="969"/>
        </table:table-row>
        <table:table-row table:style-name="ro3">
          <table:table-cell table:style-name="ce2" office:value-type="string" calcext:value-type="string">
            <text:p>stco_ventevrac1</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Boulangerie L'arbre à pain (Saint-Aignan de Grand Lieu</text:p>
          </table:table-cell>
          <table:table-cell table:style-name="ce2"/>
          <table:table-cell table:style-name="ce2" office:value-type="string" calcext:value-type="string">
            <text:p>02 40 31 00 85</text:p>
          </table:table-cell>
          <table:table-cell table:style-name="ce7"/>
          <table:table-cell table:style-name="ce4" table:number-columns-repeated="3"/>
          <table:table-cell table:style-name="ce2"/>
          <table:table-cell table:style-name="ce4" table:number-columns-repeated="2"/>
          <table:table-cell table:style-name="ce2" office:value-type="string" calcext:value-type="string">
            <text:p>44 Rue des Frères Rousseau</text:p>
          </table:table-cell>
          <table:table-cell table:style-name="ce4"/>
          <table:table-cell table:style-name="ce2" office:value-type="float" office:value="44860" calcext:value-type="float">
            <text:p>44860</text:p>
          </table:table-cell>
          <table:table-cell table:style-name="ce2" office:value-type="string" calcext:value-type="string">
            <text:p>Saint-Aignan de Grand Lieu</text:p>
          </table:table-cell>
          <table:table-cell table:style-name="ce5"/>
          <table:table-cell table:style-name="ce2" office:value-type="string" calcext:value-type="string">
            <text:p>47.126671</text:p>
          </table:table-cell>
          <table:table-cell table:style-name="ce2" office:value-type="string" calcext:value-type="string">
            <text:p>-1.628940</text:p>
          </table:table-cell>
          <table:table-cell table:style-name="ce5"/>
          <table:table-cell table:style-name="ce8"/>
          <table:table-cell table:style-name="ce17"/>
          <table:table-cell table:style-name="ce7"/>
          <table:table-cell table:style-name="ce15" office:value-type="string" calcext:value-type="string">
            <text:p>vente,vrac,boulangerie,arbre,pain</text:p>
          </table:table-cell>
          <table:table-cell table:style-name="ce2"/>
          <table:table-cell table:style-name="ce8" office:value-type="string" calcext:value-type="string">
            <text:p>Situé dans le centre commercial 'Les grands prés', propose des viennoiseries en sac tissus et pâtisseries en boîte.</text:p>
          </table:table-cell>
          <table:table-cell table:style-name="ce4" table:number-columns-repeated="4"/>
          <table:table-cell table:style-name="ce5" table:number-columns-repeated="3"/>
          <table:table-cell table:style-name="ce2" office:value-type="string" calcext:value-type="string">
            <text:p>sale,bulk,bakery,breadfruit</text:p>
          </table:table-cell>
          <table:table-cell table:style-name="ce5" office:value-type="string" calcext:value-type="string">
            <text:p>Located in the shopping center 'The big meadow', offers pastries pastry bag and tissue box.</text:p>
          </table:table-cell>
          <table:table-cell office:value-type="string" calcext:value-type="string">
            <text:p><text:s/></text:p>
          </table:table-cell>
          <table:table-cell/>
          <table:table-cell table:style-name="ce20" table:formula="of:=JSONSTRUCTURESVRAC([.A4];[.B4];[.D4];[.Z4];[.C4];[.E4];[.F4];[.K4];[.AA4];[.N4];[.O4];[.P4];[.Q4];[.S4];[.Q4];[.S4];[.T4];[.V4];[.W4];[.G4];[.H4];[.Y4];[.AI4];[.AJ4])" office:value-type="string" office:string-value="      {&quot;code&quot;:&quot;stco_ventevrac1&quot;,&#10;      &quot;latitude&quot;:&quot;47.126671&quot;,&#10;      &quot;longitude&quot;:&quot;-1.628940&quot;,&#10;      &quot;modesCollecte&quot;:&quot;ventevrac&quot;,&#10;      &quot;type&quot;:&quot; vente au vrac&quot;,&#10;      &quot;type_en&quot;:&quot; bulk sale&quot;,&#10;      &quot;statut&quot;:&quot;Entreprise&quot;,&#10;      &quot;descr&quot;:&quot;Situé dans le centre commercial 'Les grands prés', propose des viennoiseries en sac tissus et pâtisseries en boîte.&quot;,&#10;      &quot;descr_en&quot;:&quot;Located in the shopping center 'The big meadow', offers pastries pastry bag and tissue box.&quot;,&#10;      &quot;nom&quot;:&quot;Boulangerie L'arbre à pain (Saint-Aignan de Grand Lieu&quot;,&#10;      &quot;nom_en&quot;:&quot;Boulangerie L'arbre à pain (Saint-Aignan de Grand Lieu&quot;,&#10;      &quot;adresseTemp&quot;:&quot;44 Rue des Frères Rousseau  44860 Saint-Aignan de Grand Lieu&quot;,&#10;      &quot;tel&quot;:&quot;02 40 31 00 85&quot;,&#10;      &quot;src&quot;:&quot;MieuxTrierANantes 04/15&quot;,&#10;      &quot;sous_zone&quot;:&quot;hnsl&quot;,&#10;      &quot;mots_cles&quot;:&quot;vente,vrac,boulangerie,arbre,pain&quot;,&#10;      &quot;mots_cles_en&quot;:&quot;sale,bulk,bakery,breadfruit,boulangerie,l,arbre,a,pain,saint,aignan,de,grand,lieu&quot;,&#10;      &quot;image&quot;:&quot;paperbag.png&quot;&#10;   }," calcext:value-type="string">
            <text:p>      {"code":"stco_ventevrac1",</text:p>
            <text:p>      "latitude":"47.126671",</text:p>
            <text:p>      "longitude":"-1.628940",</text:p>
            <text:p>      "modesCollecte":"ventevrac",</text:p>
            <text:p>      "type":" vente au vrac",</text:p>
            <text:p>      "type_en":" bulk sale",</text:p>
            <text:p>      "statut":"Entreprise",</text:p>
            <text:p>      "descr":"Situé dans le centre commercial 'Les grands prés', propose des viennoiseries en sac tissus et pâtisseries en boîte.",</text:p>
            <text:p>      "descr_en":"Located in the shopping center 'The big meadow', offers pastries pastry bag and tissue box.",</text:p>
            <text:p>      "nom":"Boulangerie L'arbre à pain (Saint-Aignan de Grand Lieu",</text:p>
            <text:p>      "nom_en":"Boulangerie L'arbre à pain (Saint-Aignan de Grand Lieu",</text:p>
            <text:p>      "adresseTemp":"44 Rue des Frères Rousseau  44860 Saint-Aignan de Grand Lieu",</text:p>
            <text:p>      "tel":"02 40 31 00 85",</text:p>
            <text:p>      "src":"MieuxTrierANantes 04/15",</text:p>
            <text:p>      "sous_zone":"hnsl",</text:p>
            <text:p>      "mots_cles":"vente,vrac,boulangerie,arbre,pain",</text:p>
            <text:p>      "mots_cles_en":"sale,bulk,bakery,breadfruit,boulangerie,l,arbre,a,pain,saint,aignan,de,grand,lieu",</text:p>
            <text:p>      "image":"paperbag.png"</text:p>
            <text:p>   },</text:p>
          </table:table-cell>
          <table:table-cell office:value-type="string" calcext:value-type="string">
            <text:p><text:s/></text:p>
          </table:table-cell>
          <table:table-cell table:number-columns-repeated="984"/>
        </table:table-row>
        <table:table-row table:style-name="ro4">
          <table:table-cell table:style-name="ce2" office:value-type="string" calcext:value-type="string">
            <text:p>stco_ventevrac2</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Chlorophylle Beauséjour</text:p>
          </table:table-cell>
          <table:table-cell table:style-name="ce2"/>
          <table:table-cell table:style-name="ce2" office:value-type="string" calcext:value-type="string">
            <text:p>02 40 40 10 10</text:p>
          </table:table-cell>
          <table:table-cell table:style-name="ce7" office:value-type="string" calcext:value-type="string">
            <text:p>http://www.chlorophylle-coop.com/</text:p>
          </table:table-cell>
          <table:table-cell table:style-name="ce4" table:number-columns-repeated="3"/>
          <table:table-cell table:style-name="ce2"/>
          <table:table-cell table:style-name="ce4" table:number-columns-repeated="2"/>
          <table:table-cell table:style-name="ce2" office:value-type="string" calcext:value-type="string">
            <text:p>34 rue des Plantes</text:p>
          </table:table-cell>
          <table:table-cell table:style-name="ce4" office:value-type="string" calcext:value-type="string">
            <text:p>Quartier Beauséjour</text:p>
          </table:table-cell>
          <table:table-cell table:style-name="ce2" office:value-type="float" office:value="44800" calcext:value-type="float">
            <text:p>44800</text:p>
          </table:table-cell>
          <table:table-cell table:style-name="ce2" office:value-type="string" calcext:value-type="string">
            <text:p>Saint-Herblain</text:p>
          </table:table-cell>
          <table:table-cell table:style-name="ce5"/>
          <table:table-cell table:style-name="ce2" office:value-type="string" calcext:value-type="string">
            <text:p>47.233946</text:p>
          </table:table-cell>
          <table:table-cell table:style-name="ce2" office:value-type="string" calcext:value-type="string">
            <text:p>-1.585963</text:p>
          </table:table-cell>
          <table:table-cell table:style-name="ce5"/>
          <table:table-cell table:style-name="ce8" office:value-type="string" calcext:value-type="string">
            <text:p>Magasins ouverts de 9h00 à 19h30 du lundi au samedi sans interruption</text:p>
          </table:table-cell>
          <table:table-cell table:style-name="ce17" office:value-type="string" calcext:value-type="string">
            <text:p>0101-3112_lu+ma+me+je+ve+sa_09h30-19h30</text:p>
          </table:table-cell>
          <table:table-cell table:style-name="ce7"/>
          <table:table-cell table:style-name="ce15" office:value-type="string" calcext:value-type="string">
            <text:p>vente,vrac,chlorophylle,beauséjour</text:p>
          </table:table-cell>
          <table:table-cell table:style-name="ce2"/>
          <table:table-cell table:style-name="ce8" office:value-type="string" calcext:value-type="string">
            <text:p>Chlorophylle est une coopérative de consommateurs de produits biologiques. </text:p>
          </table:table-cell>
          <table:table-cell table:style-name="ce4" table:number-columns-repeated="4"/>
          <table:table-cell table:style-name="ce5" table:number-columns-repeated="3"/>
          <table:table-cell table:style-name="ce5" office:value-type="string" calcext:value-type="string">
            <text:p>sale,bulk,chlorophylle,beauséjour</text:p>
          </table:table-cell>
          <table:table-cell table:style-name="ce5" office:value-type="string" calcext:value-type="string">
            <text:p>Chlorophyll is a cooperative of organic product consumers.</text:p>
          </table:table-cell>
          <table:table-cell office:value-type="string" calcext:value-type="string">
            <text:p><text:s/></text:p>
          </table:table-cell>
          <table:table-cell/>
          <table:table-cell table:style-name="ce20" table:formula="of:=JSONSTRUCTURESVRAC([.A5];[.B5];[.D5];[.Z5];[.C5];[.E5];[.F5];[.K5];[.AA5];[.N5];[.O5];[.P5];[.Q5];[.S5];[.Q5];[.S5];[.T5];[.V5];[.W5];[.G5];[.H5];[.Y5];[.AI5];[.AJ5])" office:value-type="string" office:string-value="      {&quot;code&quot;:&quot;stco_ventevrac2&quot;,&#10;      &quot;latitude&quot;:&quot;47.233946&quot;,&#10;      &quot;longitude&quot;:&quot;-1.585963&quot;,&#10;      &quot;modesCollecte&quot;:&quot;ventevrac&quot;,&#10;      &quot;type&quot;:&quot; vente au vrac&quot;,&#10;      &quot;type_en&quot;:&quot; bulk sale&quot;,&#10;      &quot;statut&quot;:&quot;Entreprise&quot;,&#10;      &quot;descr&quot;:&quot;Chlorophylle est une coopérative de consommateurs de produits biologiques. &quot;,&#10;      &quot;descr_en&quot;:&quot;Chlorophyll is a cooperative of organic product consumers.&quot;,&#10;      &quot;nom&quot;:&quot;Chlorophylle Beauséjour&quot;,&#10;      &quot;nom_en&quot;:&quot;Chlorophylle Beauséjour&quot;,&#10;      &quot;adresseTemp&quot;:&quot;34 rue des Plantes Quartier Beauséjour 44800 Saint-Herblain&quot;,&#10;      &quot;url&quot;:&quot;http://www.chlorophylle-coop.com/&quot;,&#10;      &quot;tel&quot;:&quot;02 40 40 10 10&quot;,&#10;      &quot;src&quot;:&quot;MieuxTrierANantes 04/15&quot;,&#10;      &quot;horaires&quot;:&quot;Magasins ouverts de 9h00 à 19h30 du lundi au samedi sans interruption&quot;,&#10;      &quot;plagesHoraires&quot;:&quot;0101-3112_lu+ma+me+je+ve+sa_09h30-19h30&quot;,&#10;      &quot;sous_zone&quot;:&quot;hnnl&quot;,&#10;      &quot;mots_cles&quot;:&quot;vente,vrac,chlorophylle,beausejour&quot;,&#10;      &quot;mots_cles_en&quot;:&quot;sale,bulk,chlorophylle,beausejour,chlorophylle,beausejour&quot;,&#10;      &quot;image&quot;:&quot;paperbag.png&quot;&#10;   }," calcext:value-type="string">
            <text:p>      {"code":"stco_ventevrac2",</text:p>
            <text:p>      "latitude":"47.233946",</text:p>
            <text:p>      "longitude":"-1.585963",</text:p>
            <text:p>      "modesCollecte":"ventevrac",</text:p>
            <text:p>      "type":" vente au vrac",</text:p>
            <text:p>      "type_en":" bulk sale",</text:p>
            <text:p>      "statut":"Entreprise",</text:p>
            <text:p>      "descr":"Chlorophylle est une coopérative de consommateurs de produits biologiques. ",</text:p>
            <text:p>      "descr_en":"Chlorophyll is a cooperative of organic product consumers.",</text:p>
            <text:p>      "nom":"Chlorophylle Beauséjour",</text:p>
            <text:p>      "nom_en":"Chlorophylle Beauséjour",</text:p>
            <text:p>      "adresseTemp":"34 rue des Plantes Quartier Beauséjour 44800 Saint-Herblain",</text:p>
            <text:p>      "url":"http://www.chlorophylle-coop.com/",</text:p>
            <text:p>      "tel":"02 40 40 10 10",</text:p>
            <text:p>      "src":"MieuxTrierANantes 04/15",</text:p>
            <text:p>      "horaires":"Magasins ouverts de 9h00 à 19h30 du lundi au samedi sans interruption",</text:p>
            <text:p>      "plagesHoraires":"0101-3112_lu+ma+me+je+ve+sa_09h30-19h30",</text:p>
            <text:p>      "sous_zone":"hnnl",</text:p>
            <text:p>      "mots_cles":"vente,vrac,chlorophylle,beausejour",</text:p>
            <text:p>      "mots_cles_en":"sale,bulk,chlorophylle,beausejour,chlorophylle,beausejour",</text:p>
            <text:p>      "image":"paperbag.png"</text:p>
            <text:p>   },</text:p>
          </table:table-cell>
          <table:table-cell office:value-type="string" calcext:value-type="string">
            <text:p><text:s/></text:p>
          </table:table-cell>
          <table:table-cell table:number-columns-repeated="984"/>
        </table:table-row>
        <table:table-row table:style-name="ro4">
          <table:table-cell table:style-name="ce2" office:value-type="string" calcext:value-type="string">
            <text:p>stco_ventevrac3</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Chlorophylle Beaujoire</text:p>
          </table:table-cell>
          <table:table-cell table:style-name="ce2"/>
          <table:table-cell table:style-name="ce2" office:value-type="string" calcext:value-type="string">
            <text:p>02 40 25 11 11</text:p>
          </table:table-cell>
          <table:table-cell table:style-name="ce7" table:formula="of:=[.G5]" office:value-type="string" office:string-value="http://www.chlorophylle-coop.com/" calcext:value-type="string">
            <text:p>http://www.chlorophylle-coop.com/</text:p>
          </table:table-cell>
          <table:table-cell table:style-name="ce4" table:number-columns-repeated="3"/>
          <table:table-cell table:style-name="ce2"/>
          <table:table-cell table:style-name="ce4" table:number-columns-repeated="2"/>
          <table:table-cell table:style-name="ce2" office:value-type="string" calcext:value-type="string">
            <text:p>20 rue Eugénie Cotton</text:p>
          </table:table-cell>
          <table:table-cell table:style-name="ce4" office:value-type="string" calcext:value-type="string">
            <text:p>Quartier Beaujoire</text:p>
          </table:table-cell>
          <table:table-cell table:style-name="ce2" office:value-type="float" office:value="44300" calcext:value-type="float">
            <text:p>44300</text:p>
          </table:table-cell>
          <table:table-cell table:style-name="ce2" office:value-type="string" calcext:value-type="string">
            <text:p>Nantes</text:p>
          </table:table-cell>
          <table:table-cell table:style-name="ce5"/>
          <table:table-cell table:style-name="ce2" office:value-type="string" calcext:value-type="string">
            <text:p>47.260188</text:p>
          </table:table-cell>
          <table:table-cell table:style-name="ce2" office:value-type="string" calcext:value-type="string">
            <text:p>-1.515858</text:p>
          </table:table-cell>
          <table:table-cell table:style-name="ce5"/>
          <table:table-cell table:style-name="ce8" table:formula="of:=[.V5]" office:value-type="string" office:string-value="Magasins ouverts de 9h00 à 19h30 du lundi au samedi sans interruption" calcext:value-type="string">
            <text:p>Magasins ouverts de 9h00 à 19h30 du lundi au samedi sans interruption</text:p>
          </table:table-cell>
          <table:table-cell table:style-name="ce17" office:value-type="string" calcext:value-type="string">
            <text:p>0101-3112_lu+ma+me+je+ve+sa_09h30-19h30</text:p>
          </table:table-cell>
          <table:table-cell table:style-name="ce7"/>
          <table:table-cell table:style-name="ce15" office:value-type="string" calcext:value-type="string">
            <text:p>vente,vrac,chlorophylle,beaujoire</text:p>
          </table:table-cell>
          <table:table-cell table:style-name="ce2"/>
          <table:table-cell table:style-name="ce8" table:formula="of:=[.AA5]" office:value-type="string" office:string-value="Chlorophylle est une coopérative de consommateurs de produits biologiques. " calcext:value-type="string">
            <text:p>Chlorophylle est une coopérative de consommateurs de produits biologiques. </text:p>
          </table:table-cell>
          <table:table-cell table:style-name="ce4" table:number-columns-repeated="4"/>
          <table:table-cell table:style-name="ce5" table:number-columns-repeated="3"/>
          <table:table-cell table:style-name="ce5" office:value-type="string" calcext:value-type="string">
            <text:p>sale,bulk,chlorophylle,beaujoire</text:p>
          </table:table-cell>
          <table:table-cell table:style-name="ce5" office:value-type="string" calcext:value-type="string">
            <text:p>Chlorophyll is a cooperative of organic product consumers.</text:p>
          </table:table-cell>
          <table:table-cell office:value-type="string" calcext:value-type="string">
            <text:p><text:s/></text:p>
          </table:table-cell>
          <table:table-cell/>
          <table:table-cell table:style-name="ce20" table:formula="of:=JSONSTRUCTURESVRAC([.A6];[.B6];[.D6];[.Z6];[.C6];[.E6];[.F6];[.K6];[.AA6];[.N6];[.O6];[.P6];[.Q6];[.S6];[.Q6];[.S6];[.T6];[.V6];[.W6];[.G6];[.H6];[.Y6];[.AI6];[.AJ6])" office:value-type="string" office:string-value="      {&quot;code&quot;:&quot;stco_ventevrac3&quot;,&#10;      &quot;latitude&quot;:&quot;47.260188&quot;,&#10;      &quot;longitude&quot;:&quot;-1.515858&quot;,&#10;      &quot;modesCollecte&quot;:&quot;ventevrac&quot;,&#10;      &quot;type&quot;:&quot; vente au vrac&quot;,&#10;      &quot;type_en&quot;:&quot; bulk sale&quot;,&#10;      &quot;statut&quot;:&quot;Entreprise&quot;,&#10;      &quot;descr&quot;:&quot;Chlorophylle est une coopérative de consommateurs de produits biologiques. &quot;,&#10;      &quot;descr_en&quot;:&quot;Chlorophyll is a cooperative of organic product consumers.&quot;,&#10;      &quot;nom&quot;:&quot;Chlorophylle Beaujoire&quot;,&#10;      &quot;nom_en&quot;:&quot;Chlorophylle Beaujoire&quot;,&#10;      &quot;adresseTemp&quot;:&quot;20 rue Eugénie Cotton Quartier Beaujoire 44300 Nantes&quot;,&#10;      &quot;url&quot;:&quot;http://www.chlorophylle-coop.com/&quot;,&#10;      &quot;tel&quot;:&quot;02 40 25 11 11&quot;,&#10;      &quot;src&quot;:&quot;MieuxTrierANantes 04/15&quot;,&#10;      &quot;horaires&quot;:&quot;Magasins ouverts de 9h00 à 19h30 du lundi au samedi sans interruption&quot;,&#10;      &quot;plagesHoraires&quot;:&quot;0101-3112_lu+ma+me+je+ve+sa_09h30-19h30&quot;,&#10;      &quot;sous_zone&quot;:&quot;Nantes&quot;,&#10;      &quot;mots_cles&quot;:&quot;vente,vrac,chlorophylle,beaujoire&quot;,&#10;      &quot;mots_cles_en&quot;:&quot;sale,bulk,chlorophylle,beaujoire,chlorophylle,beaujoire&quot;,&#10;      &quot;image&quot;:&quot;paperbag.png&quot;&#10;   }," calcext:value-type="string">
            <text:p>      {"code":"stco_ventevrac3",</text:p>
            <text:p>      "latitude":"47.260188",</text:p>
            <text:p>      "longitude":"-1.515858",</text:p>
            <text:p>      "modesCollecte":"ventevrac",</text:p>
            <text:p>      "type":" vente au vrac",</text:p>
            <text:p>      "type_en":" bulk sale",</text:p>
            <text:p>      "statut":"Entreprise",</text:p>
            <text:p>      "descr":"Chlorophylle est une coopérative de consommateurs de produits biologiques. ",</text:p>
            <text:p>      "descr_en":"Chlorophyll is a cooperative of organic product consumers.",</text:p>
            <text:p>      "nom":"Chlorophylle Beaujoire",</text:p>
            <text:p>      "nom_en":"Chlorophylle Beaujoire",</text:p>
            <text:p>      "adresseTemp":"20 rue Eugénie Cotton Quartier Beaujoire 44300 Nantes",</text:p>
            <text:p>      "url":"http://www.chlorophylle-coop.com/",</text:p>
            <text:p>      "tel":"02 40 25 11 11",</text:p>
            <text:p>      "src":"MieuxTrierANantes 04/15",</text:p>
            <text:p>      "horaires":"Magasins ouverts de 9h00 à 19h30 du lundi au samedi sans interruption",</text:p>
            <text:p>      "plagesHoraires":"0101-3112_lu+ma+me+je+ve+sa_09h30-19h30",</text:p>
            <text:p>      "sous_zone":"Nantes",</text:p>
            <text:p>      "mots_cles":"vente,vrac,chlorophylle,beaujoire",</text:p>
            <text:p>      "mots_cles_en":"sale,bulk,chlorophylle,beaujoire,chlorophylle,beaujoire",</text:p>
            <text:p>      "image":"paperbag.png"</text:p>
            <text:p>   },</text:p>
          </table:table-cell>
          <table:table-cell office:value-type="string" calcext:value-type="string">
            <text:p><text:s/></text:p>
          </table:table-cell>
          <table:table-cell table:number-columns-repeated="984"/>
        </table:table-row>
        <table:table-row table:style-name="ro4">
          <table:table-cell table:style-name="ce2" office:value-type="string" calcext:value-type="string">
            <text:p>stco_ventevrac4</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Chlorophylle Beaucéane</text:p>
          </table:table-cell>
          <table:table-cell table:style-name="ce2"/>
          <table:table-cell table:style-name="ce2" office:value-type="string" calcext:value-type="string">
            <text:p>02 40 76 76 00</text:p>
          </table:table-cell>
          <table:table-cell table:style-name="ce7" table:formula="of:=[.G6]" office:value-type="string" office:string-value="http://www.chlorophylle-coop.com/" calcext:value-type="string">
            <text:p>http://www.chlorophylle-coop.com/</text:p>
          </table:table-cell>
          <table:table-cell table:style-name="ce4" table:number-columns-repeated="3"/>
          <table:table-cell table:style-name="ce2"/>
          <table:table-cell table:style-name="ce4" table:number-columns-repeated="2"/>
          <table:table-cell table:style-name="ce2" office:value-type="string" calcext:value-type="string">
            <text:p>147 route des Sorinières</text:p>
          </table:table-cell>
          <table:table-cell table:style-name="ce4" office:value-type="string" calcext:value-type="string">
            <text:p>ZAC de la Brosse</text:p>
          </table:table-cell>
          <table:table-cell table:style-name="ce2" office:value-type="float" office:value="44400" calcext:value-type="float">
            <text:p>44400</text:p>
          </table:table-cell>
          <table:table-cell table:style-name="ce2" office:value-type="string" calcext:value-type="string">
            <text:p>Rezé</text:p>
          </table:table-cell>
          <table:table-cell table:style-name="ce5"/>
          <table:table-cell table:style-name="ce2" office:value-type="string" calcext:value-type="string">
            <text:p>47.154536</text:p>
          </table:table-cell>
          <table:table-cell table:style-name="ce2" office:value-type="string" calcext:value-type="string">
            <text:p>-1.534992</text:p>
          </table:table-cell>
          <table:table-cell table:style-name="ce5"/>
          <table:table-cell table:style-name="ce8" table:formula="of:=[.V6]" office:value-type="string" office:string-value="Magasins ouverts de 9h00 à 19h30 du lundi au samedi sans interruption" calcext:value-type="string">
            <text:p>Magasins ouverts de 9h00 à 19h30 du lundi au samedi sans interruption</text:p>
          </table:table-cell>
          <table:table-cell table:style-name="ce17" office:value-type="string" calcext:value-type="string">
            <text:p>0101-3112_lu+ma+me+je+ve+sa_09h30-19h30</text:p>
          </table:table-cell>
          <table:table-cell table:style-name="ce7"/>
          <table:table-cell table:style-name="ce15" office:value-type="string" calcext:value-type="string">
            <text:p>vente,vrac,chlorophylle,beaucéane</text:p>
          </table:table-cell>
          <table:table-cell table:style-name="ce2"/>
          <table:table-cell table:style-name="ce8" table:formula="of:=[.AA6]" office:value-type="string" office:string-value="Chlorophylle est une coopérative de consommateurs de produits biologiques. " calcext:value-type="string">
            <text:p>Chlorophylle est une coopérative de consommateurs de produits biologiques. </text:p>
          </table:table-cell>
          <table:table-cell table:style-name="ce4" table:number-columns-repeated="4"/>
          <table:table-cell table:style-name="ce5" table:number-columns-repeated="3"/>
          <table:table-cell table:style-name="ce5" office:value-type="string" calcext:value-type="string">
            <text:p>sale,bulk,chlorophylle,beaucéane</text:p>
          </table:table-cell>
          <table:table-cell table:style-name="ce5" office:value-type="string" calcext:value-type="string">
            <text:p>Chlorophyll is a cooperative of organic product consumers.</text:p>
          </table:table-cell>
          <table:table-cell office:value-type="string" calcext:value-type="string">
            <text:p><text:s/></text:p>
          </table:table-cell>
          <table:table-cell/>
          <table:table-cell table:style-name="ce20" table:formula="of:=JSONSTRUCTURESVRAC([.A7];[.B7];[.D7];[.Z7];[.C7];[.E7];[.F7];[.K7];[.AA7];[.N7];[.O7];[.P7];[.Q7];[.S7];[.Q7];[.S7];[.T7];[.V7];[.W7];[.G7];[.H7];[.Y7];[.AI7];[.AJ7])" office:value-type="string" office:string-value="      {&quot;code&quot;:&quot;stco_ventevrac4&quot;,&#10;      &quot;latitude&quot;:&quot;47.154536&quot;,&#10;      &quot;longitude&quot;:&quot;-1.534992&quot;,&#10;      &quot;modesCollecte&quot;:&quot;ventevrac&quot;,&#10;      &quot;type&quot;:&quot; vente au vrac&quot;,&#10;      &quot;type_en&quot;:&quot; bulk sale&quot;,&#10;      &quot;statut&quot;:&quot;Entreprise&quot;,&#10;      &quot;descr&quot;:&quot;Chlorophylle est une coopérative de consommateurs de produits biologiques. &quot;,&#10;      &quot;descr_en&quot;:&quot;Chlorophyll is a cooperative of organic product consumers.&quot;,&#10;      &quot;nom&quot;:&quot;Chlorophylle Beaucéane&quot;,&#10;      &quot;nom_en&quot;:&quot;Chlorophylle Beaucéane&quot;,&#10;      &quot;adresseTemp&quot;:&quot;147 route des Sorinières ZAC de la Brosse 44400 Rezé&quot;,&#10;      &quot;url&quot;:&quot;http://www.chlorophylle-coop.com/&quot;,&#10;      &quot;tel&quot;:&quot;02 40 76 76 00&quot;,&#10;      &quot;src&quot;:&quot;MieuxTrierANantes 04/15&quot;,&#10;      &quot;horaires&quot;:&quot;Magasins ouverts de 9h00 à 19h30 du lundi au samedi sans interruption&quot;,&#10;      &quot;plagesHoraires&quot;:&quot;0101-3112_lu+ma+me+je+ve+sa_09h30-19h30&quot;,&#10;      &quot;sous_zone&quot;:&quot;hnsl&quot;,&#10;      &quot;mots_cles&quot;:&quot;vente,vrac,chlorophylle,beauceane&quot;,&#10;      &quot;mots_cles_en&quot;:&quot;sale,bulk,chlorophylle,beauceane,chlorophylle,beauceane&quot;,&#10;      &quot;image&quot;:&quot;paperbag.png&quot;&#10;   }," calcext:value-type="string">
            <text:p>      {"code":"stco_ventevrac4",</text:p>
            <text:p>      "latitude":"47.154536",</text:p>
            <text:p>      "longitude":"-1.534992",</text:p>
            <text:p>      "modesCollecte":"ventevrac",</text:p>
            <text:p>      "type":" vente au vrac",</text:p>
            <text:p>      "type_en":" bulk sale",</text:p>
            <text:p>      "statut":"Entreprise",</text:p>
            <text:p>      "descr":"Chlorophylle est une coopérative de consommateurs de produits biologiques. ",</text:p>
            <text:p>      "descr_en":"Chlorophyll is a cooperative of organic product consumers.",</text:p>
            <text:p>      "nom":"Chlorophylle Beaucéane",</text:p>
            <text:p>      "nom_en":"Chlorophylle Beaucéane",</text:p>
            <text:p>      "adresseTemp":"147 route des Sorinières ZAC de la Brosse 44400 Rezé",</text:p>
            <text:p>      "url":"http://www.chlorophylle-coop.com/",</text:p>
            <text:p>      "tel":"02 40 76 76 00",</text:p>
            <text:p>      "src":"MieuxTrierANantes 04/15",</text:p>
            <text:p>      "horaires":"Magasins ouverts de 9h00 à 19h30 du lundi au samedi sans interruption",</text:p>
            <text:p>      "plagesHoraires":"0101-3112_lu+ma+me+je+ve+sa_09h30-19h30",</text:p>
            <text:p>      "sous_zone":"hnsl",</text:p>
            <text:p>      "mots_cles":"vente,vrac,chlorophylle,beauceane",</text:p>
            <text:p>      "mots_cles_en":"sale,bulk,chlorophylle,beauceane,chlorophylle,beauceane",</text:p>
            <text:p>      "image":"paperbag.png"</text:p>
            <text:p>   },</text:p>
          </table:table-cell>
          <table:table-cell office:value-type="string" calcext:value-type="string">
            <text:p><text:s/></text:p>
          </table:table-cell>
          <table:table-cell table:number-columns-repeated="984"/>
        </table:table-row>
        <table:table-row table:style-name="ro4">
          <table:table-cell table:style-name="ce2" office:value-type="string" calcext:value-type="string">
            <text:p>stco_ventevrac5</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Chlorophylle Beausud</text:p>
          </table:table-cell>
          <table:table-cell table:style-name="ce2"/>
          <table:table-cell table:style-name="ce2" office:value-type="string" calcext:value-type="string">
            <text:p>02 51 82 00 82</text:p>
          </table:table-cell>
          <table:table-cell table:style-name="ce7" table:formula="of:=[.G7]" office:value-type="string" office:string-value="http://www.chlorophylle-coop.com/" calcext:value-type="string">
            <text:p>http://www.chlorophylle-coop.com/</text:p>
          </table:table-cell>
          <table:table-cell table:style-name="ce4" table:number-columns-repeated="3"/>
          <table:table-cell table:style-name="ce2"/>
          <table:table-cell table:style-name="ce4" table:number-columns-repeated="2"/>
          <table:table-cell table:style-name="ce2" office:value-type="string" calcext:value-type="string">
            <text:p>18 rue Ordronneau</text:p>
          </table:table-cell>
          <table:table-cell table:style-name="ce4" office:value-type="string" calcext:value-type="string">
            <text:p>Zone Atout Sud</text:p>
          </table:table-cell>
          <table:table-cell table:style-name="ce2" office:value-type="float" office:value="44400" calcext:value-type="float">
            <text:p>44400</text:p>
          </table:table-cell>
          <table:table-cell table:style-name="ce2" office:value-type="string" calcext:value-type="string">
            <text:p>Rezé</text:p>
          </table:table-cell>
          <table:table-cell table:style-name="ce5"/>
          <table:table-cell table:style-name="ce2" office:value-type="string" calcext:value-type="string">
            <text:p>47.191749</text:p>
          </table:table-cell>
          <table:table-cell table:style-name="ce2" office:value-type="string" calcext:value-type="string">
            <text:p>-1.582477</text:p>
          </table:table-cell>
          <table:table-cell table:style-name="ce5"/>
          <table:table-cell table:style-name="ce8" table:formula="of:=[.V7]" office:value-type="string" office:string-value="Magasins ouverts de 9h00 à 19h30 du lundi au samedi sans interruption" calcext:value-type="string">
            <text:p>Magasins ouverts de 9h00 à 19h30 du lundi au samedi sans interruption</text:p>
          </table:table-cell>
          <table:table-cell table:style-name="ce17" office:value-type="string" calcext:value-type="string">
            <text:p>0101-3112_lu+ma+me+je+ve+sa_09h30-19h30</text:p>
          </table:table-cell>
          <table:table-cell table:style-name="ce7"/>
          <table:table-cell table:style-name="ce15" office:value-type="string" calcext:value-type="string">
            <text:p>vente,vrac,chlorophylle,beausud</text:p>
          </table:table-cell>
          <table:table-cell table:style-name="ce2"/>
          <table:table-cell table:style-name="ce8" table:formula="of:=[.AA7]" office:value-type="string" office:string-value="Chlorophylle est une coopérative de consommateurs de produits biologiques. " calcext:value-type="string">
            <text:p>Chlorophylle est une coopérative de consommateurs de produits biologiques. </text:p>
          </table:table-cell>
          <table:table-cell table:style-name="ce4" table:number-columns-repeated="4"/>
          <table:table-cell table:style-name="ce5" table:number-columns-repeated="3"/>
          <table:table-cell table:style-name="ce5" office:value-type="string" calcext:value-type="string">
            <text:p>sale,bulk,chlorophylle,beausud</text:p>
          </table:table-cell>
          <table:table-cell table:style-name="ce5" office:value-type="string" calcext:value-type="string">
            <text:p>Chlorophyll is a cooperative of organic product consumers.</text:p>
          </table:table-cell>
          <table:table-cell office:value-type="string" calcext:value-type="string">
            <text:p><text:s/></text:p>
          </table:table-cell>
          <table:table-cell/>
          <table:table-cell table:style-name="ce20" table:formula="of:=JSONSTRUCTURESVRAC([.A8];[.B8];[.D8];[.Z8];[.C8];[.E8];[.F8];[.K8];[.AA8];[.N8];[.O8];[.P8];[.Q8];[.S8];[.Q8];[.S8];[.T8];[.V8];[.W8];[.G8];[.H8];[.Y8];[.AI8];[.AJ8])" office:value-type="string" office:string-value="      {&quot;code&quot;:&quot;stco_ventevrac5&quot;,&#10;      &quot;latitude&quot;:&quot;47.191749&quot;,&#10;      &quot;longitude&quot;:&quot;-1.582477&quot;,&#10;      &quot;modesCollecte&quot;:&quot;ventevrac&quot;,&#10;      &quot;type&quot;:&quot; vente au vrac&quot;,&#10;      &quot;type_en&quot;:&quot; bulk sale&quot;,&#10;      &quot;statut&quot;:&quot;Entreprise&quot;,&#10;      &quot;descr&quot;:&quot;Chlorophylle est une coopérative de consommateurs de produits biologiques. &quot;,&#10;      &quot;descr_en&quot;:&quot;Chlorophyll is a cooperative of organic product consumers.&quot;,&#10;      &quot;nom&quot;:&quot;Chlorophylle Beausud&quot;,&#10;      &quot;nom_en&quot;:&quot;Chlorophylle Beausud&quot;,&#10;      &quot;adresseTemp&quot;:&quot;18 rue Ordronneau Zone Atout Sud 44400 Rezé&quot;,&#10;      &quot;url&quot;:&quot;http://www.chlorophylle-coop.com/&quot;,&#10;      &quot;tel&quot;:&quot;02 51 82 00 82&quot;,&#10;      &quot;src&quot;:&quot;MieuxTrierANantes 04/15&quot;,&#10;      &quot;horaires&quot;:&quot;Magasins ouverts de 9h00 à 19h30 du lundi au samedi sans interruption&quot;,&#10;      &quot;plagesHoraires&quot;:&quot;0101-3112_lu+ma+me+je+ve+sa_09h30-19h30&quot;,&#10;      &quot;sous_zone&quot;:&quot;hnsl&quot;,&#10;      &quot;mots_cles&quot;:&quot;vente,vrac,chlorophylle,beausud&quot;,&#10;      &quot;mots_cles_en&quot;:&quot;sale,bulk,chlorophylle,beausud,chlorophylle,beausud&quot;,&#10;      &quot;image&quot;:&quot;paperbag.png&quot;&#10;   }," calcext:value-type="string">
            <text:p>      {"code":"stco_ventevrac5",</text:p>
            <text:p>      "latitude":"47.191749",</text:p>
            <text:p>      "longitude":"-1.582477",</text:p>
            <text:p>      "modesCollecte":"ventevrac",</text:p>
            <text:p>      "type":" vente au vrac",</text:p>
            <text:p>      "type_en":" bulk sale",</text:p>
            <text:p>      "statut":"Entreprise",</text:p>
            <text:p>      "descr":"Chlorophylle est une coopérative de consommateurs de produits biologiques. ",</text:p>
            <text:p>      "descr_en":"Chlorophyll is a cooperative of organic product consumers.",</text:p>
            <text:p>      "nom":"Chlorophylle Beausud",</text:p>
            <text:p>      "nom_en":"Chlorophylle Beausud",</text:p>
            <text:p>      "adresseTemp":"18 rue Ordronneau Zone Atout Sud 44400 Rezé",</text:p>
            <text:p>      "url":"http://www.chlorophylle-coop.com/",</text:p>
            <text:p>      "tel":"02 51 82 00 82",</text:p>
            <text:p>      "src":"MieuxTrierANantes 04/15",</text:p>
            <text:p>      "horaires":"Magasins ouverts de 9h00 à 19h30 du lundi au samedi sans interruption",</text:p>
            <text:p>      "plagesHoraires":"0101-3112_lu+ma+me+je+ve+sa_09h30-19h30",</text:p>
            <text:p>      "sous_zone":"hnsl",</text:p>
            <text:p>      "mots_cles":"vente,vrac,chlorophylle,beausud",</text:p>
            <text:p>      "mots_cles_en":"sale,bulk,chlorophylle,beausud,chlorophylle,beausud",</text:p>
            <text:p>      "image":"paperbag.png"</text:p>
            <text:p>   },</text:p>
          </table:table-cell>
          <table:table-cell office:value-type="string" calcext:value-type="string">
            <text:p><text:s/></text:p>
          </table:table-cell>
          <table:table-cell table:number-columns-repeated="984"/>
        </table:table-row>
        <table:table-row table:style-name="ro4">
          <table:table-cell table:style-name="ce2" office:value-type="string" calcext:value-type="string">
            <text:p>stco_ventevrac6</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Chlorophylle Bio Goulaine</text:p>
          </table:table-cell>
          <table:table-cell table:style-name="ce2"/>
          <table:table-cell table:style-name="ce2" office:value-type="string" calcext:value-type="string">
            <text:p>02 52 200 200</text:p>
          </table:table-cell>
          <table:table-cell table:style-name="ce7" table:formula="of:=[.G8]" office:value-type="string" office:string-value="http://www.chlorophylle-coop.com/" calcext:value-type="string">
            <text:p>http://www.chlorophylle-coop.com/</text:p>
          </table:table-cell>
          <table:table-cell table:style-name="ce4" table:number-columns-repeated="3"/>
          <table:table-cell table:style-name="ce2"/>
          <table:table-cell table:style-name="ce4" table:number-columns-repeated="2"/>
          <table:table-cell table:style-name="ce2" office:value-type="string" calcext:value-type="string">
            <text:p>5 rue de l’Atlantique</text:p>
          </table:table-cell>
          <table:table-cell table:style-name="ce4" office:value-type="string" calcext:value-type="string">
            <text:p>Zone Pôle Sud</text:p>
          </table:table-cell>
          <table:table-cell table:style-name="ce2" office:value-type="float" office:value="44115" calcext:value-type="float">
            <text:p>44115</text:p>
          </table:table-cell>
          <table:table-cell table:style-name="ce2" office:value-type="string" calcext:value-type="string">
            <text:p>Basse-Goulaine</text:p>
          </table:table-cell>
          <table:table-cell table:style-name="ce5"/>
          <table:table-cell table:style-name="ce2" office:value-type="string" calcext:value-type="string">
            <text:p>47.187644</text:p>
          </table:table-cell>
          <table:table-cell table:style-name="ce2" office:value-type="string" calcext:value-type="string">
            <text:p>-1.462337</text:p>
          </table:table-cell>
          <table:table-cell table:style-name="ce5"/>
          <table:table-cell table:style-name="ce8" table:formula="of:=[.V8]" office:value-type="string" office:string-value="Magasins ouverts de 9h00 à 19h30 du lundi au samedi sans interruption" calcext:value-type="string">
            <text:p>Magasins ouverts de 9h00 à 19h30 du lundi au samedi sans interruption</text:p>
          </table:table-cell>
          <table:table-cell table:style-name="ce17" office:value-type="string" calcext:value-type="string">
            <text:p>0101-3112_lu+ma+me+je+ve+sa_09h30-19h30</text:p>
          </table:table-cell>
          <table:table-cell table:style-name="ce7"/>
          <table:table-cell table:style-name="ce15" office:value-type="string" calcext:value-type="string">
            <text:p>vente,vrac,chlorophylle,bio,goulaine</text:p>
          </table:table-cell>
          <table:table-cell table:style-name="ce2"/>
          <table:table-cell table:style-name="ce8" table:formula="of:=[.AA8]" office:value-type="string" office:string-value="Chlorophylle est une coopérative de consommateurs de produits biologiques. " calcext:value-type="string">
            <text:p>Chlorophylle est une coopérative de consommateurs de produits biologiques. </text:p>
          </table:table-cell>
          <table:table-cell table:style-name="ce4" table:number-columns-repeated="4"/>
          <table:table-cell table:style-name="ce5" table:number-columns-repeated="3"/>
          <table:table-cell table:style-name="ce5" office:value-type="string" calcext:value-type="string">
            <text:p>sale,bulk,chlorophyll,bio,goulaine</text:p>
          </table:table-cell>
          <table:table-cell table:style-name="ce5" office:value-type="string" calcext:value-type="string">
            <text:p>Chlorophyll is a cooperative of organic product consumers.</text:p>
          </table:table-cell>
          <table:table-cell office:value-type="string" calcext:value-type="string">
            <text:p><text:s/></text:p>
          </table:table-cell>
          <table:table-cell/>
          <table:table-cell table:style-name="ce20" table:formula="of:=JSONSTRUCTURESVRAC([.A9];[.B9];[.D9];[.Z9];[.C9];[.E9];[.F9];[.K9];[.AA9];[.N9];[.O9];[.P9];[.Q9];[.S9];[.Q9];[.S9];[.T9];[.V9];[.W9];[.G9];[.H9];[.Y9];[.AI9];[.AJ9])" office:value-type="string" office:string-value="      {&quot;code&quot;:&quot;stco_ventevrac6&quot;,&#10;      &quot;latitude&quot;:&quot;47.187644&quot;,&#10;      &quot;longitude&quot;:&quot;-1.462337&quot;,&#10;      &quot;modesCollecte&quot;:&quot;ventevrac&quot;,&#10;      &quot;type&quot;:&quot; vente au vrac&quot;,&#10;      &quot;type_en&quot;:&quot; bulk sale&quot;,&#10;      &quot;statut&quot;:&quot;Entreprise&quot;,&#10;      &quot;descr&quot;:&quot;Chlorophylle est une coopérative de consommateurs de produits biologiques. &quot;,&#10;      &quot;descr_en&quot;:&quot;Chlorophyll is a cooperative of organic product consumers.&quot;,&#10;      &quot;nom&quot;:&quot;Chlorophylle Bio Goulaine&quot;,&#10;      &quot;nom_en&quot;:&quot;Chlorophylle Bio Goulaine&quot;,&#10;      &quot;adresseTemp&quot;:&quot;5 rue de l’Atlantique Zone Pôle Sud 44115 Basse-Goulaine&quot;,&#10;      &quot;url&quot;:&quot;http://www.chlorophylle-coop.com/&quot;,&#10;      &quot;tel&quot;:&quot;02 52 200 200&quot;,&#10;      &quot;src&quot;:&quot;MieuxTrierANantes 04/15&quot;,&#10;      &quot;horaires&quot;:&quot;Magasins ouverts de 9h00 à 19h30 du lundi au samedi sans interruption&quot;,&#10;      &quot;plagesHoraires&quot;:&quot;0101-3112_lu+ma+me+je+ve+sa_09h30-19h30&quot;,&#10;      &quot;sous_zone&quot;:&quot;hnsl&quot;,&#10;      &quot;mots_cles&quot;:&quot;vente,vrac,chlorophylle,bio,goulaine&quot;,&#10;      &quot;mots_cles_en&quot;:&quot;sale,bulk,chlorophyll,bio,goulaine,chlorophylle,bio,goulaine&quot;,&#10;      &quot;image&quot;:&quot;paperbag.png&quot;&#10;   }," calcext:value-type="string">
            <text:p>      {"code":"stco_ventevrac6",</text:p>
            <text:p>      "latitude":"47.187644",</text:p>
            <text:p>      "longitude":"-1.462337",</text:p>
            <text:p>      "modesCollecte":"ventevrac",</text:p>
            <text:p>      "type":" vente au vrac",</text:p>
            <text:p>      "type_en":" bulk sale",</text:p>
            <text:p>      "statut":"Entreprise",</text:p>
            <text:p>      "descr":"Chlorophylle est une coopérative de consommateurs de produits biologiques. ",</text:p>
            <text:p>      "descr_en":"Chlorophyll is a cooperative of organic product consumers.",</text:p>
            <text:p>      "nom":"Chlorophylle Bio Goulaine",</text:p>
            <text:p>      "nom_en":"Chlorophylle Bio Goulaine",</text:p>
            <text:p>      "adresseTemp":"5 rue de l’Atlantique Zone Pôle Sud 44115 Basse-Goulaine",</text:p>
            <text:p>      "url":"http://www.chlorophylle-coop.com/",</text:p>
            <text:p>      "tel":"02 52 200 200",</text:p>
            <text:p>      "src":"MieuxTrierANantes 04/15",</text:p>
            <text:p>      "horaires":"Magasins ouverts de 9h00 à 19h30 du lundi au samedi sans interruption",</text:p>
            <text:p>      "plagesHoraires":"0101-3112_lu+ma+me+je+ve+sa_09h30-19h30",</text:p>
            <text:p>      "sous_zone":"hnsl",</text:p>
            <text:p>      "mots_cles":"vente,vrac,chlorophylle,bio,goulaine",</text:p>
            <text:p>      "mots_cles_en":"sale,bulk,chlorophyll,bio,goulaine,chlorophylle,bio,goulaine",</text:p>
            <text:p>      "image":"paperbag.png"</text:p>
            <text:p>   },</text:p>
          </table:table-cell>
          <table:table-cell office:value-type="string" calcext:value-type="string">
            <text:p><text:s/></text:p>
          </table:table-cell>
          <table:table-cell table:number-columns-repeated="984"/>
        </table:table-row>
        <table:table-row table:style-name="ro1">
          <table:table-cell table:style-name="ce2" office:value-type="string" calcext:value-type="string">
            <text:p>stco_ventevrac7</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Biocoop les Halles Nantes Ouest</text:p>
          </table:table-cell>
          <table:table-cell table:style-name="ce2" office:value-type="string" calcext:value-type="string">
            <text:p><text:a xlink:href="mailto:leshalles.biocoop@gmail.com" xlink:type="simple">leshalles.biocoop@gmail.com</text:a></text:p>
          </table:table-cell>
          <table:table-cell table:style-name="ce2" office:value-type="string" calcext:value-type="string">
            <text:p>02 28 06 47 43</text:p>
          </table:table-cell>
          <table:table-cell table:style-name="ce7" office:value-type="string" calcext:value-type="string">
            <text:p>http://stherblainleshalles.biocoop.net/</text:p>
          </table:table-cell>
          <table:table-cell table:style-name="ce4" table:number-columns-repeated="3"/>
          <table:table-cell table:style-name="ce2"/>
          <table:table-cell table:style-name="ce4" table:number-columns-repeated="2"/>
          <table:table-cell table:style-name="ce2" office:value-type="string" calcext:value-type="string">
            <text:p>332 boulevard Marcel Paul</text:p>
          </table:table-cell>
          <table:table-cell table:style-name="ce4" office:value-type="string" calcext:value-type="string">
            <text:p>CP 612</text:p>
          </table:table-cell>
          <table:table-cell table:style-name="ce2" office:value-type="float" office:value="44806" calcext:value-type="float">
            <text:p>44806</text:p>
          </table:table-cell>
          <table:table-cell table:style-name="ce12" office:value-type="string" calcext:value-type="string">
            <text:p>SAINT-HERBLAIN</text:p>
          </table:table-cell>
          <table:table-cell table:style-name="ce5"/>
          <table:table-cell table:style-name="ce2" office:value-type="string" calcext:value-type="string">
            <text:p>47.226519</text:p>
          </table:table-cell>
          <table:table-cell table:style-name="ce2" office:value-type="string" calcext:value-type="string">
            <text:p>-1.638880</text:p>
          </table:table-cell>
          <table:table-cell table:style-name="ce5"/>
          <table:table-cell table:style-name="ce8" office:value-type="string" calcext:value-type="string">
            <text:p>lundi au jeudi 9h30-19h, vendredi 9h30-19h30, samedi 9h-19h.</text:p>
          </table:table-cell>
          <table:table-cell table:style-name="ce17" office:value-type="string" calcext:value-type="string">
            <text:p>0101-3112_lu+ma+me+je_09h30-19h00,0101-3112_ve_09h30-19h00,0101-3112_sa_09h00-19h00</text:p>
          </table:table-cell>
          <table:table-cell table:style-name="ce7"/>
          <table:table-cell table:style-name="ce15" office:value-type="string" calcext:value-type="string">
            <text:p>vente,vrac,biocoop,halles</text:p>
          </table:table-cell>
          <table:table-cell table:style-name="ce2"/>
          <table:table-cell table:style-name="ce15" office:value-type="string" calcext:value-type="string">
            <text:p>boucherie, fromagerie traditionnelle, du pain frais et un rayon vrac avec plus de 200 références.</text:p>
          </table:table-cell>
          <table:table-cell table:style-name="ce4" table:number-columns-repeated="4"/>
          <table:table-cell table:style-name="ce5" table:number-columns-repeated="3"/>
          <table:table-cell table:style-name="ce5" office:value-type="string" calcext:value-type="string">
            <text:p>sale,bulk,biocoop,halles</text:p>
          </table:table-cell>
          <table:table-cell table:style-name="ce5" office:value-type="string" calcext:value-type="string">
            <text:p>butchers, traditional cheese, fresh bread and a bulk beam with over 200 references.</text:p>
          </table:table-cell>
          <table:table-cell office:value-type="string" calcext:value-type="string">
            <text:p><text:s/></text:p>
          </table:table-cell>
          <table:table-cell/>
          <table:table-cell table:style-name="ce20" table:formula="of:=JSONSTRUCTURESVRAC([.A10];[.B10];[.D10];[.Z10];[.C10];[.E10];[.F10];[.K10];[.AA10];[.N10];[.O10];[.P10];[.Q10];[.S10];[.Q10];[.S10];[.T10];[.V10];[.W10];[.G10];[.H10];[.Y10];[.AI10];[.AJ10])" office:value-type="string" office:string-value="      {&quot;code&quot;:&quot;stco_ventevrac7&quot;,&#10;      &quot;latitude&quot;:&quot;47.226519&quot;,&#10;      &quot;longitude&quot;:&quot;-1.638880&quot;,&#10;      &quot;modesCollecte&quot;:&quot;ventevrac&quot;,&#10;      &quot;type&quot;:&quot; vente au vrac&quot;,&#10;      &quot;type_en&quot;:&quot; bulk sale&quot;,&#10;      &quot;statut&quot;:&quot;Entreprise&quot;,&#10;      &quot;descr&quot;:&quot;boucherie, fromagerie traditionnelle, du pain frais et un rayon vrac avec plus de 200 références.&quot;,&#10;      &quot;descr_en&quot;:&quot;butchers, traditional cheese, fresh bread and a bulk beam with over 200 references.&quot;,&#10;      &quot;nom&quot;:&quot;Biocoop les Halles Nantes Ouest&quot;,&#10;      &quot;nom_en&quot;:&quot;Biocoop les Halles Nantes Ouest&quot;,&#10;      &quot;adresseTemp&quot;:&quot;332 boulevard Marcel Paul CP 612 44806 SAINT-HERBLAIN&quot;,&#10;      &quot;url&quot;:&quot;http://stherblainleshalles.biocoop.net/&quot;,&#10;      &quot;email&quot;:&quot;leshalles.biocoop@gmail.com&quot;,&#10;      &quot;tel&quot;:&quot;02 28 06 47 43&quot;,&#10;      &quot;src&quot;:&quot;MieuxTrierANantes 04/15&quot;,&#10;      &quot;horaires&quot;:&quot;lundi au jeudi 9h30-19h, vendredi 9h30-19h30, samedi 9h-19h.&quot;,&#10;      &quot;plagesHoraires&quot;:&quot;0101-3112_lu+ma+me+je_09h30-19h00,0101-3112_ve_09h30-19h00,0101-3112_sa_09h00-19h00&quot;,&#10;      &quot;sous_zone&quot;:&quot;hnnl&quot;,&#10;      &quot;mots_cles&quot;:&quot;vente,vrac,biocoop,halles&quot;,&#10;      &quot;mots_cles_en&quot;:&quot;sale,bulk,biocoop,halles,biocoop,les,halles,nantes,ouest&quot;,&#10;      &quot;image&quot;:&quot;paperbag.png&quot;&#10;   }," calcext:value-type="string">
            <text:p>      {"code":"stco_ventevrac7",</text:p>
            <text:p>      "latitude":"47.226519",</text:p>
            <text:p>      "longitude":"-1.638880",</text:p>
            <text:p>      "modesCollecte":"ventevrac",</text:p>
            <text:p>      "type":" vente au vrac",</text:p>
            <text:p>      "type_en":" bulk sale",</text:p>
            <text:p>      "statut":"Entreprise",</text:p>
            <text:p>      "descr":"boucherie, fromagerie traditionnelle, du pain frais et un rayon vrac avec plus de 200 références.",</text:p>
            <text:p>      "descr_en":"butchers, traditional cheese, fresh bread and a bulk beam with over 200 references.",</text:p>
            <text:p>      "nom":"Biocoop les Halles Nantes Ouest",</text:p>
            <text:p>      "nom_en":"Biocoop les Halles Nantes Ouest",</text:p>
            <text:p>      "adresseTemp":"332 boulevard Marcel Paul CP 612 44806 SAINT-HERBLAIN",</text:p>
            <text:p>      "url":"http://stherblainleshalles.biocoop.net/",</text:p>
            <text:p>      "email":"leshalles.biocoop@gmail.com",</text:p>
            <text:p>      "tel":"02 28 06 47 43",</text:p>
            <text:p>      "src":"MieuxTrierANantes 04/15",</text:p>
            <text:p>      "horaires":"lundi au jeudi 9h30-19h, vendredi 9h30-19h30, samedi 9h-19h.",</text:p>
            <text:p>      "plagesHoraires":"0101-3112_lu+ma+me+je_09h30-19h00,0101-3112_ve_09h30-19h00,0101-3112_sa_09h00-19h00",</text:p>
            <text:p>      "sous_zone":"hnnl",</text:p>
            <text:p>      "mots_cles":"vente,vrac,biocoop,halles",</text:p>
            <text:p>      "mots_cles_en":"sale,bulk,biocoop,halles,biocoop,les,halles,nantes,ouest",</text:p>
            <text:p>      "image":"paperbag.png"</text:p>
            <text:p>   },</text:p>
          </table:table-cell>
          <table:table-cell office:value-type="string" calcext:value-type="string">
            <text:p><text:s/></text:p>
          </table:table-cell>
          <table:table-cell table:number-columns-repeated="984"/>
        </table:table-row>
        <table:table-row table:style-name="ro1">
          <table:table-cell table:style-name="ce2" office:value-type="string" calcext:value-type="string">
            <text:p>stco_ventevrac8</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Biocoop les Halles Nantes Nord</text:p>
          </table:table-cell>
          <table:table-cell table:style-name="ce2" office:value-type="string" calcext:value-type="string">
            <text:p><text:a xlink:href="mailto:biocoopnantes%40orange.fr" xlink:type="simple">biocoopnantes@orange.fr</text:a></text:p>
          </table:table-cell>
          <table:table-cell table:style-name="ce2" office:value-type="string" calcext:value-type="string">
            <text:p>02 40 89 13 90 </text:p>
          </table:table-cell>
          <table:table-cell table:style-name="ce7" office:value-type="string" calcext:value-type="string">
            <text:p>http://www.biocoop.fr/magasins-bio/Trouver-mon-magasin-Biocoop/Pays-de-la-Loire/Loire-Atlantique/BIOCOOP-NANTES-NORD</text:p>
          </table:table-cell>
          <table:table-cell table:style-name="ce4" table:number-columns-repeated="3"/>
          <table:table-cell table:style-name="ce2"/>
          <table:table-cell table:style-name="ce4" table:number-columns-repeated="2"/>
          <table:table-cell table:style-name="ce2" office:value-type="string" calcext:value-type="string">
            <text:p>188 Route de Rennes</text:p>
          </table:table-cell>
          <table:table-cell table:style-name="ce4"/>
          <table:table-cell table:style-name="ce2" office:value-type="float" office:value="44300" calcext:value-type="float">
            <text:p>44300</text:p>
          </table:table-cell>
          <table:table-cell table:style-name="ce12" office:value-type="string" calcext:value-type="string">
            <text:p>NANTES</text:p>
          </table:table-cell>
          <table:table-cell table:style-name="ce5"/>
          <table:table-cell table:style-name="ce2" office:value-type="string" calcext:value-type="string">
            <text:p>47.260536</text:p>
          </table:table-cell>
          <table:table-cell table:style-name="ce2" office:value-type="string" calcext:value-type="string">
            <text:p>-1.581200</text:p>
          </table:table-cell>
          <table:table-cell table:style-name="ce5"/>
          <table:table-cell table:style-name="ce8" office:value-type="string" calcext:value-type="string">
            <text:p>Lundi 14h à 19h30, mardi au samedi 9h30 à 19h30, samedi 9h30 à 18h30</text:p>
          </table:table-cell>
          <table:table-cell table:style-name="ce17" office:value-type="string" calcext:value-type="string">
            <text:p>0101-3112_lu_14h00-19h30,0101-3112_ma+me+je+ve+sa_09h30-19h30,0101-3112_sa_09h30-18h30</text:p>
          </table:table-cell>
          <table:table-cell table:style-name="ce7"/>
          <table:table-cell table:style-name="ce15" office:value-type="string" calcext:value-type="string">
            <text:p>vente,vrac,biocoop,halles</text:p>
          </table:table-cell>
          <table:table-cell table:style-name="ce2"/>
          <table:table-cell table:style-name="ce15"/>
          <table:table-cell table:style-name="ce4" table:number-columns-repeated="4"/>
          <table:table-cell table:style-name="ce5" table:number-columns-repeated="3"/>
          <table:table-cell table:style-name="ce5" office:value-type="string" calcext:value-type="string">
            <text:p>sale,bulk,biocoop,halles</text:p>
          </table:table-cell>
          <table:table-cell table:style-name="ce5"/>
          <table:table-cell office:value-type="string" calcext:value-type="string">
            <text:p><text:s/></text:p>
          </table:table-cell>
          <table:table-cell/>
          <table:table-cell table:style-name="ce20" table:formula="of:=JSONSTRUCTURESVRAC([.A11];[.B11];[.D11];[.Z11];[.C11];[.E11];[.F11];[.K11];[.AA11];[.N11];[.O11];[.P11];[.Q11];[.S11];[.Q11];[.S11];[.T11];[.V11];[.W11];[.G11];[.H11];[.Y11];[.AI11];[.AJ11])" office:value-type="string" office:string-value="      {&quot;code&quot;:&quot;stco_ventevrac8&quot;,&#10;      &quot;latitude&quot;:&quot;47.260536&quot;,&#10;      &quot;longitude&quot;:&quot;-1.581200&quot;,&#10;      &quot;modesCollecte&quot;:&quot;ventevrac&quot;,&#10;      &quot;type&quot;:&quot; vente au vrac&quot;,&#10;      &quot;type_en&quot;:&quot; bulk sale&quot;,&#10;      &quot;statut&quot;:&quot;Entreprise&quot;,&#10;      &quot;nom&quot;:&quot;Biocoop les Halles Nantes Nord&quot;,&#10;      &quot;nom_en&quot;:&quot;Biocoop les Halles Nantes Nord&quot;,&#10;      &quot;adresseTemp&quot;:&quot;188 Route de Rennes  44300 NANTES&quot;,&#10;      &quot;url&quot;:&quot;http://www.biocoop.fr/magasins-bio/Trouver-mon-magasin-Biocoop/Pays-de-la-Loire/Loire-Atlantique/BIOCOOP-NANTES-NORD&quot;,&#10;      &quot;email&quot;:&quot;biocoopnantes@orange.fr&quot;,&#10;      &quot;tel&quot;:&quot;02 40 89 13 90 &quot;,&#10;      &quot;src&quot;:&quot;MieuxTrierANantes 04/15&quot;,&#10;      &quot;horaires&quot;:&quot;Lundi 14h à 19h30, mardi au samedi 9h30 à 19h30, samedi 9h30 à 18h30&quot;,&#10;      &quot;plagesHoraires&quot;:&quot;0101-3112_lu_14h00-19h30,0101-3112_ma+me+je+ve+sa_09h30-19h30,0101-3112_sa_09h30-18h30&quot;,&#10;      &quot;sous_zone&quot;:&quot;Nantes&quot;,&#10;      &quot;mots_cles&quot;:&quot;vente,vrac,biocoop,halles&quot;,&#10;      &quot;mots_cles_en&quot;:&quot;sale,bulk,biocoop,halles,biocoop,les,halles,nantes,nord&quot;,&#10;      &quot;image&quot;:&quot;paperbag.png&quot;&#10;   }," calcext:value-type="string">
            <text:p>      {"code":"stco_ventevrac8",</text:p>
            <text:p>      "latitude":"47.260536",</text:p>
            <text:p>      "longitude":"-1.581200",</text:p>
            <text:p>      "modesCollecte":"ventevrac",</text:p>
            <text:p>      "type":" vente au vrac",</text:p>
            <text:p>      "type_en":" bulk sale",</text:p>
            <text:p>      "statut":"Entreprise",</text:p>
            <text:p>      "nom":"Biocoop les Halles Nantes Nord",</text:p>
            <text:p>      "nom_en":"Biocoop les Halles Nantes Nord",</text:p>
            <text:p>      "adresseTemp":"188 Route de Rennes  44300 NANTES",</text:p>
            <text:p>      "url":"http://www.biocoop.fr/magasins-bio/Trouver-mon-magasin-Biocoop/Pays-de-la-Loire/Loire-Atlantique/BIOCOOP-NANTES-NORD",</text:p>
            <text:p>      "email":"biocoopnantes@orange.fr",</text:p>
            <text:p>      "tel":"02 40 89 13 90 ",</text:p>
            <text:p>      "src":"MieuxTrierANantes 04/15",</text:p>
            <text:p>      "horaires":"Lundi 14h à 19h30, mardi au samedi 9h30 à 19h30, samedi 9h30 à 18h30",</text:p>
            <text:p>      "plagesHoraires":"0101-3112_lu_14h00-19h30,0101-3112_ma+me+je+ve+sa_09h30-19h30,0101-3112_sa_09h30-18h30",</text:p>
            <text:p>      "sous_zone":"Nantes",</text:p>
            <text:p>      "mots_cles":"vente,vrac,biocoop,halles",</text:p>
            <text:p>      "mots_cles_en":"sale,bulk,biocoop,halles,biocoop,les,halles,nantes,nord",</text:p>
            <text:p>      "image":"paperbag.png"</text:p>
            <text:p>   },</text:p>
          </table:table-cell>
          <table:table-cell office:value-type="string" calcext:value-type="string">
            <text:p><text:s/></text:p>
          </table:table-cell>
          <table:table-cell table:number-columns-repeated="984"/>
        </table:table-row>
        <table:table-row table:style-name="ro1">
          <table:table-cell table:style-name="ce2" office:value-type="string" calcext:value-type="string">
            <text:p>stco_ventevrac9</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Biocoop les Halles Nantes Sud</text:p>
          </table:table-cell>
          <table:table-cell table:style-name="ce2" office:value-type="string" calcext:value-type="string">
            <text:p><text:a xlink:href="mailto:biocoopnantessud@orange.fr" xlink:type="simple">biocoopnantessud@orange.fr</text:a></text:p>
          </table:table-cell>
          <table:table-cell table:style-name="ce2" office:value-type="string" calcext:value-type="string">
            <text:p>02 40 04 05 18 </text:p>
          </table:table-cell>
          <table:table-cell table:style-name="ce7" office:value-type="string" calcext:value-type="string">
            <text:p><text:a xlink:href="http://www.biocoop.fr/magasins-bio/Trouver-mon-magasin-Biocoop/Pays-de-la-Loire/Loire-Atlantique/BIOCOOP-NANTES-SUD" xlink:type="simple">http://www.biocoop.fr/magasins-bio/Trouver-mon-magasin-Biocoop/Pays-de-la-Loire/Loire-Atlantique/BIOCOOP-NANTES-SUD</text:a></text:p>
          </table:table-cell>
          <table:table-cell table:style-name="ce4" table:number-columns-repeated="3"/>
          <table:table-cell table:style-name="ce2"/>
          <table:table-cell table:style-name="ce4" table:number-columns-repeated="2"/>
          <table:table-cell table:style-name="ce11" office:value-type="string" calcext:value-type="string">
            <text:p>Rue Louis Blanc</text:p>
          </table:table-cell>
          <table:table-cell table:style-name="ce4"/>
          <table:table-cell table:style-name="ce2" office:value-type="float" office:value="44230" calcext:value-type="float">
            <text:p>44230</text:p>
          </table:table-cell>
          <table:table-cell table:style-name="ce12" office:value-type="string" calcext:value-type="string">
            <text:p>ST SEBASTIEN SUR LOIRE</text:p>
          </table:table-cell>
          <table:table-cell table:style-name="ce5"/>
          <table:table-cell table:style-name="ce2" office:value-type="string" calcext:value-type="string">
            <text:p>47.188556</text:p>
          </table:table-cell>
          <table:table-cell table:style-name="ce2" office:value-type="string" calcext:value-type="string">
            <text:p>-1.491574</text:p>
          </table:table-cell>
          <table:table-cell table:style-name="ce5"/>
          <table:table-cell table:style-name="ce8" office:value-type="string" calcext:value-type="string">
            <text:p>Lundi 14h à 19h30, mardi au samedi 9h30 à 19h30, samedi 9h30 à 18h30</text:p>
          </table:table-cell>
          <table:table-cell table:style-name="ce17" office:value-type="string" calcext:value-type="string">
            <text:p>0101-3112_lu_14h00-19h30,0101-3112_ma+me+je+ve+sa_09h30-19h30,0101-3112_sa_09h30-18h30</text:p>
          </table:table-cell>
          <table:table-cell table:style-name="ce7"/>
          <table:table-cell table:style-name="ce15" office:value-type="string" calcext:value-type="string">
            <text:p>vente,vrac,biocoop,halles</text:p>
          </table:table-cell>
          <table:table-cell table:style-name="ce2"/>
          <table:table-cell table:style-name="ce15"/>
          <table:table-cell table:style-name="ce4" table:number-columns-repeated="4"/>
          <table:table-cell table:style-name="ce5" table:number-columns-repeated="3"/>
          <table:table-cell table:style-name="ce5" office:value-type="string" calcext:value-type="string">
            <text:p>sale,bulk,biocoop,halles</text:p>
          </table:table-cell>
          <table:table-cell table:style-name="ce5"/>
          <table:table-cell office:value-type="string" calcext:value-type="string">
            <text:p><text:s/></text:p>
          </table:table-cell>
          <table:table-cell/>
          <table:table-cell table:style-name="ce20" table:formula="of:=JSONSTRUCTURESVRAC([.A12];[.B12];[.D12];[.Z12];[.C12];[.E12];[.F12];[.K12];[.AA12];[.N12];[.O12];[.P12];[.Q12];[.S12];[.Q12];[.S12];[.T12];[.V12];[.W12];[.G12];[.H12];[.Y12];[.AI12];[.AJ12])" office:value-type="string" office:string-value="      {&quot;code&quot;:&quot;stco_ventevrac9&quot;,&#10;      &quot;latitude&quot;:&quot;47.188556&quot;,&#10;      &quot;longitude&quot;:&quot;-1.491574&quot;,&#10;      &quot;modesCollecte&quot;:&quot;ventevrac&quot;,&#10;      &quot;type&quot;:&quot; vente au vrac&quot;,&#10;      &quot;type_en&quot;:&quot; bulk sale&quot;,&#10;      &quot;statut&quot;:&quot;Entreprise&quot;,&#10;      &quot;nom&quot;:&quot;Biocoop les Halles Nantes Sud&quot;,&#10;      &quot;nom_en&quot;:&quot;Biocoop les Halles Nantes Sud&quot;,&#10;      &quot;adresseTemp&quot;:&quot;Rue Louis Blanc  44230 ST SEBASTIEN SUR LOIRE&quot;,&#10;      &quot;url&quot;:&quot;http://www.biocoop.fr/magasins-bio/Trouver-mon-magasin-Biocoop/Pays-de-la-Loire/Loire-Atlantique/BIOCOOP-NANTES-SUD&quot;,&#10;      &quot;email&quot;:&quot;biocoopnantessud@orange.fr&quot;,&#10;      &quot;tel&quot;:&quot;02 40 04 05 18 &quot;,&#10;      &quot;src&quot;:&quot;MieuxTrierANantes 04/15&quot;,&#10;      &quot;horaires&quot;:&quot;Lundi 14h à 19h30, mardi au samedi 9h30 à 19h30, samedi 9h30 à 18h30&quot;,&#10;      &quot;plagesHoraires&quot;:&quot;0101-3112_lu_14h00-19h30,0101-3112_ma+me+je+ve+sa_09h30-19h30,0101-3112_sa_09h30-18h30&quot;,&#10;      &quot;sous_zone&quot;:&quot;ST SEBASTIEN SUR LOIRE&quot;,&#10;      &quot;mots_cles&quot;:&quot;vente,vrac,biocoop,halles&quot;,&#10;      &quot;mots_cles_en&quot;:&quot;sale,bulk,biocoop,halles,biocoop,les,halles,nantes,sud&quot;,&#10;      &quot;image&quot;:&quot;paperbag.png&quot;&#10;   }," calcext:value-type="string">
            <text:p>      {"code":"stco_ventevrac9",</text:p>
            <text:p>      "latitude":"47.188556",</text:p>
            <text:p>      "longitude":"-1.491574",</text:p>
            <text:p>      "modesCollecte":"ventevrac",</text:p>
            <text:p>      "type":" vente au vrac",</text:p>
            <text:p>      "type_en":" bulk sale",</text:p>
            <text:p>      "statut":"Entreprise",</text:p>
            <text:p>      "nom":"Biocoop les Halles Nantes Sud",</text:p>
            <text:p>      "nom_en":"Biocoop les Halles Nantes Sud",</text:p>
            <text:p>      "adresseTemp":"Rue Louis Blanc  44230 ST SEBASTIEN SUR LOIRE",</text:p>
            <text:p>      "url":"http://www.biocoop.fr/magasins-bio/Trouver-mon-magasin-Biocoop/Pays-de-la-Loire/Loire-Atlantique/BIOCOOP-NANTES-SUD",</text:p>
            <text:p>      "email":"biocoopnantessud@orange.fr",</text:p>
            <text:p>      "tel":"02 40 04 05 18 ",</text:p>
            <text:p>      "src":"MieuxTrierANantes 04/15",</text:p>
            <text:p>      "horaires":"Lundi 14h à 19h30, mardi au samedi 9h30 à 19h30, samedi 9h30 à 18h30",</text:p>
            <text:p>      "plagesHoraires":"0101-3112_lu_14h00-19h30,0101-3112_ma+me+je+ve+sa_09h30-19h30,0101-3112_sa_09h30-18h30",</text:p>
            <text:p>      "sous_zone":"ST SEBASTIEN SUR LOIRE",</text:p>
            <text:p>      "mots_cles":"vente,vrac,biocoop,halles",</text:p>
            <text:p>      "mots_cles_en":"sale,bulk,biocoop,halles,biocoop,les,halles,nantes,sud",</text:p>
            <text:p>      "image":"paperbag.png"</text:p>
            <text:p>   },</text:p>
          </table:table-cell>
          <table:table-cell office:value-type="string" calcext:value-type="string">
            <text:p><text:s/></text:p>
          </table:table-cell>
          <table:table-cell table:number-columns-repeated="984"/>
        </table:table-row>
        <table:table-row table:style-name="ro1">
          <table:table-cell table:style-name="ce2" office:value-type="string" calcext:value-type="string">
            <text:p>stco_ventevrac10</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Horizon Vert Ile Beaulieu</text:p>
          </table:table-cell>
          <table:table-cell table:style-name="ce2"/>
          <table:table-cell table:style-name="ce2" office:value-type="string" calcext:value-type="string">
            <text:p>02 40 48 55 67 </text:p>
          </table:table-cell>
          <table:table-cell table:style-name="ce7" office:value-type="string" calcext:value-type="string">
            <text:p>http://www.horizon-vert.eu/info_pvt.php?id=1</text:p>
          </table:table-cell>
          <table:table-cell table:style-name="ce4" table:number-columns-repeated="3"/>
          <table:table-cell table:style-name="ce2"/>
          <table:table-cell table:style-name="ce4" table:number-columns-repeated="2"/>
          <table:table-cell table:style-name="ce2" office:value-type="string" calcext:value-type="string">
            <text:p>17 Bd Gustave Roch</text:p>
          </table:table-cell>
          <table:table-cell table:style-name="ce4"/>
          <table:table-cell table:style-name="ce2" office:value-type="float" office:value="44000" calcext:value-type="float">
            <text:p>44000</text:p>
          </table:table-cell>
          <table:table-cell table:style-name="ce2" office:value-type="string" calcext:value-type="string">
            <text:p>NANTES</text:p>
          </table:table-cell>
          <table:table-cell table:style-name="ce5"/>
          <table:table-cell table:style-name="ce2" office:value-type="string" calcext:value-type="string">
            <text:p>47.204353</text:p>
          </table:table-cell>
          <table:table-cell table:style-name="ce2" office:value-type="string" calcext:value-type="string">
            <text:p>-1.547486</text:p>
          </table:table-cell>
          <table:table-cell table:style-name="ce5"/>
          <table:table-cell table:style-name="ce8" office:value-type="string" calcext:value-type="string">
            <text:p>lundi au samedi 9h30-19h45</text:p>
          </table:table-cell>
          <table:table-cell table:style-name="ce17" office:value-type="string" calcext:value-type="string">
            <text:p>0101-3112_lu+ma+me+je+ve+sa_09h30-1945</text:p>
          </table:table-cell>
          <table:table-cell table:style-name="ce7"/>
          <table:table-cell table:style-name="ce15" office:value-type="string" calcext:value-type="string">
            <text:p>vente,vrac,horizon,vert,horizon,vert</text:p>
          </table:table-cell>
          <table:table-cell table:style-name="ce2"/>
          <table:table-cell table:style-name="ce15" office:value-type="string" calcext:value-type="string">
            <text:p>Horizon vert est un supermarché bio, produits issus de l'agriculture biologique, produits naturels.</text:p>
          </table:table-cell>
          <table:table-cell table:style-name="ce4" table:number-columns-repeated="4"/>
          <table:table-cell table:style-name="ce5" table:number-columns-repeated="3"/>
          <table:table-cell table:style-name="ce5" office:value-type="string" calcext:value-type="string">
            <text:p>sale,bulk,horizon,vert</text:p>
          </table:table-cell>
          <table:table-cell table:style-name="ce5" office:value-type="string" calcext:value-type="string">
            <text:p>Green Horizon is an organic supermarket, products from organic farming, natural products.</text:p>
          </table:table-cell>
          <table:table-cell office:value-type="string" calcext:value-type="string">
            <text:p><text:s/></text:p>
          </table:table-cell>
          <table:table-cell/>
          <table:table-cell table:style-name="ce20" table:formula="of:=JSONSTRUCTURESVRAC([.A13];[.B13];[.D13];[.Z13];[.C13];[.E13];[.F13];[.K13];[.AA13];[.N13];[.O13];[.P13];[.Q13];[.S13];[.Q13];[.S13];[.T13];[.V13];[.W13];[.G13];[.H13];[.Y13];[.AI13];[.AJ13])" office:value-type="string" office:string-value="      {&quot;code&quot;:&quot;stco_ventevrac10&quot;,&#10;      &quot;latitude&quot;:&quot;47.204353&quot;,&#10;      &quot;longitude&quot;:&quot;-1.547486&quot;,&#10;      &quot;modesCollecte&quot;:&quot;ventevrac&quot;,&#10;      &quot;type&quot;:&quot; vente au vrac&quot;,&#10;      &quot;type_en&quot;:&quot; bulk sale&quot;,&#10;      &quot;statut&quot;:&quot;Entreprise&quot;,&#10;      &quot;descr&quot;:&quot;Horizon vert est un supermarché bio, produits issus de l'agriculture biologique, produits naturels.&quot;,&#10;      &quot;descr_en&quot;:&quot;Green Horizon is an organic supermarket, products from organic farming, natural products.&quot;,&#10;      &quot;nom&quot;:&quot;Horizon Vert Ile Beaulieu&quot;,&#10;      &quot;nom_en&quot;:&quot;Horizon Vert Ile Beaulieu&quot;,&#10;      &quot;adresseTemp&quot;:&quot;17 Bd Gustave Roch  44000 NANTES&quot;,&#10;      &quot;url&quot;:&quot;http://www.horizon-vert.eu/info_pvt.php?id=1&quot;,&#10;      &quot;tel&quot;:&quot;02 40 48 55 67 &quot;,&#10;      &quot;src&quot;:&quot;MieuxTrierANantes 04/15&quot;,&#10;      &quot;horaires&quot;:&quot;lundi au samedi 9h30-19h45&quot;,&#10;      &quot;plagesHoraires&quot;:&quot;0101-3112_lu+ma+me+je+ve+sa_09h30-1945&quot;,&#10;      &quot;sous_zone&quot;:&quot;Nantes&quot;,&#10;      &quot;mots_cles&quot;:&quot;vente,vrac,horizon,vert,horizon,vert&quot;,&#10;      &quot;mots_cles_en&quot;:&quot;sale,bulk,horizon,vert,horizon,vert,ile,beaulieu&quot;,&#10;      &quot;image&quot;:&quot;paperbag.png&quot;&#10;   }," calcext:value-type="string">
            <text:p>      {"code":"stco_ventevrac10",</text:p>
            <text:p>      "latitude":"47.204353",</text:p>
            <text:p>      "longitude":"-1.547486",</text:p>
            <text:p>      "modesCollecte":"ventevrac",</text:p>
            <text:p>      "type":" vente au vrac",</text:p>
            <text:p>      "type_en":" bulk sale",</text:p>
            <text:p>      "statut":"Entreprise",</text:p>
            <text:p>      "descr":"Horizon vert est un supermarché bio, produits issus de l'agriculture biologique, produits naturels.",</text:p>
            <text:p>      "descr_en":"Green Horizon is an organic supermarket, products from organic farming, natural products.",</text:p>
            <text:p>      "nom":"Horizon Vert Ile Beaulieu",</text:p>
            <text:p>      "nom_en":"Horizon Vert Ile Beaulieu",</text:p>
            <text:p>      "adresseTemp":"17 Bd Gustave Roch  44000 NANTES",</text:p>
            <text:p>      "url":"http://www.horizon-vert.eu/info_pvt.php?id=1",</text:p>
            <text:p>      "tel":"02 40 48 55 67 ",</text:p>
            <text:p>      "src":"MieuxTrierANantes 04/15",</text:p>
            <text:p>      "horaires":"lundi au samedi 9h30-19h45",</text:p>
            <text:p>      "plagesHoraires":"0101-3112_lu+ma+me+je+ve+sa_09h30-1945",</text:p>
            <text:p>      "sous_zone":"Nantes",</text:p>
            <text:p>      "mots_cles":"vente,vrac,horizon,vert,horizon,vert",</text:p>
            <text:p>      "mots_cles_en":"sale,bulk,horizon,vert,horizon,vert,ile,beaulieu",</text:p>
            <text:p>      "image":"paperbag.png"</text:p>
            <text:p>   },</text:p>
          </table:table-cell>
          <table:table-cell office:value-type="string" calcext:value-type="string">
            <text:p><text:s/></text:p>
          </table:table-cell>
          <table:table-cell table:number-columns-repeated="984"/>
        </table:table-row>
        <table:table-row table:style-name="ro1">
          <table:table-cell table:style-name="ce2" office:value-type="string" calcext:value-type="string">
            <text:p>stco_ventevrac11</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Horizon Vert Nantes</text:p>
          </table:table-cell>
          <table:table-cell table:style-name="ce2"/>
          <table:table-cell table:style-name="ce2" office:value-type="string" calcext:value-type="string">
            <text:p>02 40 48 55 67 </text:p>
          </table:table-cell>
          <table:table-cell table:style-name="ce7" office:value-type="string" calcext:value-type="string">
            <text:p>http://www.horizon-vert.eu/info_pvt.php?id=5</text:p>
          </table:table-cell>
          <table:table-cell table:style-name="ce4" table:number-columns-repeated="3"/>
          <table:table-cell table:style-name="ce2"/>
          <table:table-cell table:style-name="ce4" table:number-columns-repeated="2"/>
          <table:table-cell table:style-name="ce2" office:value-type="string" calcext:value-type="string">
            <text:p>Rue de Cdt Charcot</text:p>
          </table:table-cell>
          <table:table-cell table:style-name="ce4"/>
          <table:table-cell table:style-name="ce2" office:value-type="float" office:value="44700" calcext:value-type="float">
            <text:p>44700</text:p>
          </table:table-cell>
          <table:table-cell table:style-name="ce2" office:value-type="string" calcext:value-type="string">
            <text:p>ORVAULT</text:p>
          </table:table-cell>
          <table:table-cell table:style-name="ce5"/>
          <table:table-cell table:style-name="ce2" office:value-type="string" calcext:value-type="string">
            <text:p>47.254254</text:p>
          </table:table-cell>
          <table:table-cell table:style-name="ce2" office:value-type="string" calcext:value-type="string">
            <text:p>-1.618271</text:p>
          </table:table-cell>
          <table:table-cell table:style-name="ce5"/>
          <table:table-cell table:style-name="ce8" office:value-type="string" calcext:value-type="string">
            <text:p>lundi au vendredi 9h-19h15, samedi 9h-19h</text:p>
          </table:table-cell>
          <table:table-cell table:style-name="ce17" office:value-type="string" calcext:value-type="string">
            <text:p>0101-3112_lu+ma+me+je+ve_09h30-19h15,0101-3112_sa_09h30-1900</text:p>
          </table:table-cell>
          <table:table-cell table:style-name="ce7"/>
          <table:table-cell table:style-name="ce15" office:value-type="string" calcext:value-type="string">
            <text:p>vente,vrac,horizon,vert,horizon,vert</text:p>
          </table:table-cell>
          <table:table-cell table:style-name="ce2"/>
          <table:table-cell table:style-name="ce8" office:value-type="string" calcext:value-type="string">
            <text:p>Horizon vert est un supermarché bio, produits issus de l'agriculture biologique, produits naturels. </text:p>
          </table:table-cell>
          <table:table-cell table:style-name="ce4" table:number-columns-repeated="4"/>
          <table:table-cell table:style-name="ce5" table:number-columns-repeated="3"/>
          <table:table-cell table:style-name="ce5" office:value-type="string" calcext:value-type="string">
            <text:p>sale,bulk,horizon,vert</text:p>
          </table:table-cell>
          <table:table-cell table:style-name="ce5" office:value-type="string" calcext:value-type="string">
            <text:p>Green Horizon is an organic supermarket, products from organic farming, natural products.</text:p>
          </table:table-cell>
          <table:table-cell office:value-type="string" calcext:value-type="string">
            <text:p><text:s/></text:p>
          </table:table-cell>
          <table:table-cell/>
          <table:table-cell table:style-name="ce20" table:formula="of:=JSONSTRUCTURESVRAC([.A14];[.B14];[.D14];[.Z14];[.C14];[.E14];[.F14];[.K14];[.AA14];[.N14];[.O14];[.P14];[.Q14];[.S14];[.Q14];[.S14];[.T14];[.V14];[.W14];[.G14];[.H14];[.Y14];[.AI14];[.AJ14])" office:value-type="string" office:string-value="      {&quot;code&quot;:&quot;stco_ventevrac11&quot;,&#10;      &quot;latitude&quot;:&quot;47.254254&quot;,&#10;      &quot;longitude&quot;:&quot;-1.618271&quot;,&#10;      &quot;modesCollecte&quot;:&quot;ventevrac&quot;,&#10;      &quot;type&quot;:&quot; vente au vrac&quot;,&#10;      &quot;type_en&quot;:&quot; bulk sale&quot;,&#10;      &quot;statut&quot;:&quot;Entreprise&quot;,&#10;      &quot;descr&quot;:&quot;Horizon vert est un supermarché bio, produits issus de l'agriculture biologique, produits naturels. &quot;,&#10;      &quot;descr_en&quot;:&quot;Green Horizon is an organic supermarket, products from organic farming, natural products.&quot;,&#10;      &quot;nom&quot;:&quot;Horizon Vert Nantes&quot;,&#10;      &quot;nom_en&quot;:&quot;Horizon Vert Nantes&quot;,&#10;      &quot;adresseTemp&quot;:&quot;Rue de Cdt Charcot  44700 ORVAULT&quot;,&#10;      &quot;url&quot;:&quot;http://www.horizon-vert.eu/info_pvt.php?id=5&quot;,&#10;      &quot;tel&quot;:&quot;02 40 48 55 67 &quot;,&#10;      &quot;src&quot;:&quot;MieuxTrierANantes 04/15&quot;,&#10;      &quot;horaires&quot;:&quot;lundi au vendredi 9h-19h15, samedi 9h-19h&quot;,&#10;      &quot;plagesHoraires&quot;:&quot;0101-3112_lu+ma+me+je+ve_09h30-19h15,0101-3112_sa_09h30-1900&quot;,&#10;      &quot;sous_zone&quot;:&quot;hnnl&quot;,&#10;      &quot;mots_cles&quot;:&quot;vente,vrac,horizon,vert,horizon,vert&quot;,&#10;      &quot;mots_cles_en&quot;:&quot;sale,bulk,horizon,vert,horizon,vert,nantes&quot;,&#10;      &quot;image&quot;:&quot;paperbag.png&quot;&#10;   }," calcext:value-type="string">
            <text:p>      {"code":"stco_ventevrac11",</text:p>
            <text:p>      "latitude":"47.254254",</text:p>
            <text:p>      "longitude":"-1.618271",</text:p>
            <text:p>      "modesCollecte":"ventevrac",</text:p>
            <text:p>      "type":" vente au vrac",</text:p>
            <text:p>      "type_en":" bulk sale",</text:p>
            <text:p>      "statut":"Entreprise",</text:p>
            <text:p>      "descr":"Horizon vert est un supermarché bio, produits issus de l'agriculture biologique, produits naturels. ",</text:p>
            <text:p>      "descr_en":"Green Horizon is an organic supermarket, products from organic farming, natural products.",</text:p>
            <text:p>      "nom":"Horizon Vert Nantes",</text:p>
            <text:p>      "nom_en":"Horizon Vert Nantes",</text:p>
            <text:p>      "adresseTemp":"Rue de Cdt Charcot  44700 ORVAULT",</text:p>
            <text:p>      "url":"http://www.horizon-vert.eu/info_pvt.php?id=5",</text:p>
            <text:p>      "tel":"02 40 48 55 67 ",</text:p>
            <text:p>      "src":"MieuxTrierANantes 04/15",</text:p>
            <text:p>      "horaires":"lundi au vendredi 9h-19h15, samedi 9h-19h",</text:p>
            <text:p>      "plagesHoraires":"0101-3112_lu+ma+me+je+ve_09h30-19h15,0101-3112_sa_09h30-1900",</text:p>
            <text:p>      "sous_zone":"hnnl",</text:p>
            <text:p>      "mots_cles":"vente,vrac,horizon,vert,horizon,vert",</text:p>
            <text:p>      "mots_cles_en":"sale,bulk,horizon,vert,horizon,vert,nantes",</text:p>
            <text:p>      "image":"paperbag.png"</text:p>
            <text:p>   },</text:p>
          </table:table-cell>
          <table:table-cell office:value-type="string" calcext:value-type="string">
            <text:p><text:s/></text:p>
          </table:table-cell>
          <table:table-cell table:number-columns-repeated="984"/>
        </table:table-row>
        <table:table-row table:style-name="ro1">
          <table:table-cell table:style-name="ce2" office:value-type="string" calcext:value-type="string">
            <text:p>stco_ventevrac12</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Pirouette</text:p>
          </table:table-cell>
          <table:table-cell table:style-name="ce2"/>
          <table:table-cell table:style-name="ce2" office:value-type="string" calcext:value-type="string">
            <text:p>09 72 43 32 94 </text:p>
          </table:table-cell>
          <table:table-cell table:style-name="ce7" office:value-type="string" calcext:value-type="string">
            <text:p>http://boutique-pirouette.fr</text:p>
          </table:table-cell>
          <table:table-cell table:style-name="ce4" table:number-columns-repeated="3"/>
          <table:table-cell table:style-name="ce2"/>
          <table:table-cell table:style-name="ce4" table:number-columns-repeated="2"/>
          <table:table-cell table:style-name="ce2" office:value-type="string" calcext:value-type="string">
            <text:p>2 Rue Saint-Léonard</text:p>
          </table:table-cell>
          <table:table-cell table:style-name="ce4"/>
          <table:table-cell table:style-name="ce2" office:value-type="float" office:value="44000" calcext:value-type="float">
            <text:p>44000</text:p>
          </table:table-cell>
          <table:table-cell table:style-name="ce2" office:value-type="string" calcext:value-type="string">
            <text:p>NANTES</text:p>
          </table:table-cell>
          <table:table-cell table:style-name="ce5"/>
          <table:table-cell table:style-name="ce2" office:value-type="string" calcext:value-type="string">
            <text:p>47.216681</text:p>
          </table:table-cell>
          <table:table-cell table:style-name="ce2" office:value-type="string" calcext:value-type="string">
            <text:p>-1.555913</text:p>
          </table:table-cell>
          <table:table-cell table:style-name="ce5"/>
          <table:table-cell table:style-name="ce8" office:value-type="string" calcext:value-type="string">
            <text:p>mardi à vendredi 11h30–19h, samedi 10h-19h</text:p>
          </table:table-cell>
          <table:table-cell table:style-name="ce17" office:value-type="string" calcext:value-type="string">
            <text:p>0101-3112_ma+me+je+ve_11h30-19h00,0101-3112_sa_10h00-19h00</text:p>
          </table:table-cell>
          <table:table-cell table:style-name="ce7"/>
          <table:table-cell table:style-name="ce15" office:value-type="string" calcext:value-type="string">
            <text:p>vente,vrac,pirouette</text:p>
          </table:table-cell>
          <table:table-cell table:style-name="ce2"/>
          <table:table-cell table:style-name="ce15" office:value-type="string" calcext:value-type="string">
            <text:p>PIROUETTE est l'espace-boutique dédié à l'Upcycling (créations fabriquées à partir de matériaux réemployés) au 2 rue Saint Léonard à Nantes. 50 créateurs locaux sont valorisés, environ 500 références, des pièces uniques à petits prix.</text:p>
          </table:table-cell>
          <table:table-cell table:style-name="ce4" table:number-columns-repeated="4"/>
          <table:table-cell table:style-name="ce5" table:number-columns-repeated="3"/>
          <table:table-cell table:style-name="ce5" office:value-type="string" calcext:value-type="string">
            <text:p>sale,bulk,pirouette</text:p>
          </table:table-cell>
          <table:table-cell table:style-name="ce5" office:value-type="string" calcext:value-type="string">
            <text:p>PIROUETTE is the boutique space dedicated to upcycling (creations made from reused materials) at 2 rue Saint Léonard in Nantes. 50 local designers are valued, about 500 references, unique pieces at reasonable prices.</text:p>
          </table:table-cell>
          <table:table-cell office:value-type="string" calcext:value-type="string">
            <text:p><text:s/></text:p>
          </table:table-cell>
          <table:table-cell/>
          <table:table-cell table:style-name="ce20" table:formula="of:=JSONSTRUCTURESVRAC([.A15];[.B15];[.D15];[.Z15];[.C15];[.E15];[.F15];[.K15];[.AA15];[.N15];[.O15];[.P15];[.Q15];[.S15];[.Q15];[.S15];[.T15];[.V15];[.W15];[.G15];[.H15];[.Y15];[.AI15];[.AJ15])" office:value-type="string" office:string-value="      {&quot;code&quot;:&quot;stco_ventevrac12&quot;,&#10;      &quot;latitude&quot;:&quot;47.216681&quot;,&#10;      &quot;longitude&quot;:&quot;-1.555913&quot;,&#10;      &quot;modesCollecte&quot;:&quot;ventevrac&quot;,&#10;      &quot;type&quot;:&quot; vente au vrac&quot;,&#10;      &quot;type_en&quot;:&quot; bulk sale&quot;,&#10;      &quot;statut&quot;:&quot;Entreprise&quot;,&#10;      &quot;descr&quot;:&quot;PIROUETTE est l'espace-boutique dédié à l'Upcycling (créations fabriquées à partir de matériaux réemployés) au 2 rue Saint Léonard à Nantes. 50 créateurs locaux sont valorisés, environ 500 références, des pièces uniques à petits prix.&quot;,&#10;      &quot;descr_en&quot;:&quot;PIROUETTE is the boutique space dedicated to upcycling (creations made from reused materials) at 2 rue Saint Léonard in Nantes. 50 local designers are valued, about 500 references, unique pieces at reasonable prices.&quot;,&#10;      &quot;nom&quot;:&quot;Pirouette&quot;,&#10;      &quot;nom_en&quot;:&quot;Pirouette&quot;,&#10;      &quot;adresseTemp&quot;:&quot;2 Rue Saint-Léonard  44000 NANTES&quot;,&#10;      &quot;url&quot;:&quot;http://boutique-pirouette.fr&quot;,&#10;      &quot;tel&quot;:&quot;09 72 43 32 94 &quot;,&#10;      &quot;src&quot;:&quot;MieuxTrierANantes 04/15&quot;,&#10;      &quot;horaires&quot;:&quot;mardi à vendredi 11h30–19h, samedi 10h-19h&quot;,&#10;      &quot;plagesHoraires&quot;:&quot;0101-3112_ma+me+je+ve_11h30-19h00,0101-3112_sa_10h00-19h00&quot;,&#10;      &quot;sous_zone&quot;:&quot;Nantes&quot;,&#10;      &quot;mots_cles&quot;:&quot;vente,vrac,pirouette&quot;,&#10;      &quot;mots_cles_en&quot;:&quot;sale,bulk,pirouette,pirouette&quot;,&#10;      &quot;image&quot;:&quot;paperbag.png&quot;&#10;   }," calcext:value-type="string">
            <text:p>      {"code":"stco_ventevrac12",</text:p>
            <text:p>      "latitude":"47.216681",</text:p>
            <text:p>      "longitude":"-1.555913",</text:p>
            <text:p>      "modesCollecte":"ventevrac",</text:p>
            <text:p>      "type":" vente au vrac",</text:p>
            <text:p>      "type_en":" bulk sale",</text:p>
            <text:p>      "statut":"Entreprise",</text:p>
            <text:p>      "descr":"PIROUETTE est l'espace-boutique dédié à l'Upcycling (créations fabriquées à partir de matériaux réemployés) au 2 rue Saint Léonard à Nantes. 50 créateurs locaux sont valorisés, environ 500 références, des pièces uniques à petits prix.",</text:p>
            <text:p>      "descr_en":"PIROUETTE is the boutique space dedicated to upcycling (creations made from reused materials) at 2 rue Saint Léonard in Nantes. 50 local designers are valued, about 500 references, unique pieces at reasonable prices.",</text:p>
            <text:p>      "nom":"Pirouette",</text:p>
            <text:p>      "nom_en":"Pirouette",</text:p>
            <text:p>      "adresseTemp":"2 Rue Saint-Léonard  44000 NANTES",</text:p>
            <text:p>      "url":"http://boutique-pirouette.fr",</text:p>
            <text:p>      "tel":"09 72 43 32 94 ",</text:p>
            <text:p>      "src":"MieuxTrierANantes 04/15",</text:p>
            <text:p>      "horaires":"mardi à vendredi 11h30–19h, samedi 10h-19h",</text:p>
            <text:p>      "plagesHoraires":"0101-3112_ma+me+je+ve_11h30-19h00,0101-3112_sa_10h00-19h00",</text:p>
            <text:p>      "sous_zone":"Nantes",</text:p>
            <text:p>      "mots_cles":"vente,vrac,pirouette",</text:p>
            <text:p>      "mots_cles_en":"sale,bulk,pirouette,pirouette",</text:p>
            <text:p>      "image":"paperbag.png"</text:p>
            <text:p>   },</text:p>
          </table:table-cell>
          <table:table-cell office:value-type="string" calcext:value-type="string">
            <text:p><text:s/></text:p>
          </table:table-cell>
          <table:table-cell table:number-columns-repeated="984"/>
        </table:table-row>
        <table:table-row table:style-name="ro5">
          <table:table-cell table:style-name="ce2" office:value-type="string" calcext:value-type="string">
            <text:p>stco_ventevrac13</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Day by Day</text:p>
          </table:table-cell>
          <table:table-cell table:style-name="ce2" office:value-type="string" calcext:value-type="string">
            <text:p>daybyday.nantes@gmail.com </text:p>
          </table:table-cell>
          <table:table-cell table:style-name="ce2" office:value-type="string" calcext:value-type="string">
            <text:p>09 73 15 80 74 </text:p>
          </table:table-cell>
          <table:table-cell table:style-name="ce8" office:value-type="string" calcext:value-type="string">
            <text:p>http://daybyday-shop.com/magasin</text:p>
          </table:table-cell>
          <table:table-cell table:style-name="ce4" office:value-type="string" calcext:value-type="string">
            <text:p>https://www.facebook.com/magasindaybyday?fref=ts</text:p>
          </table:table-cell>
          <table:table-cell table:style-name="ce4" table:number-columns-repeated="5"/>
          <table:table-cell table:style-name="ce2" office:value-type="string" calcext:value-type="string">
            <text:p>3 rue Pierre-Chéreau</text:p>
          </table:table-cell>
          <table:table-cell table:style-name="ce4"/>
          <table:table-cell table:style-name="ce2" office:value-type="float" office:value="44000" calcext:value-type="float">
            <text:p>44000</text:p>
          </table:table-cell>
          <table:table-cell table:style-name="ce2" office:value-type="string" calcext:value-type="string">
            <text:p>NANTES</text:p>
          </table:table-cell>
          <table:table-cell table:style-name="ce4"/>
          <table:table-cell table:style-name="ce2" office:value-type="string" calcext:value-type="string">
            <text:p>47.216736</text:p>
          </table:table-cell>
          <table:table-cell table:style-name="ce2" office:value-type="string" calcext:value-type="string">
            <text:p>-1.559302</text:p>
          </table:table-cell>
          <table:table-cell table:style-name="ce4"/>
          <table:table-cell table:style-name="ce8" office:value-type="string" calcext:value-type="string">
            <text:p>Du mardi au vendredi : 10h00 – 13h45, 15h00 – 19h15, Samedi : 9h30-12h45, 15h00-19h00,Fermé le dimanche</text:p>
          </table:table-cell>
          <table:table-cell table:style-name="ce17" office:value-type="string" calcext:value-type="string">
            <text:p>0101-3112_ma+me+je+ve_10h00-13h45+15h00-19h15,0101-3112_sa_9h30-12h45+15h00-19h00</text:p>
          </table:table-cell>
          <table:table-cell table:style-name="ce7"/>
          <table:table-cell table:style-name="ce15" office:value-type="string" calcext:value-type="string">
            <text:p>vente,vrac,day,sakaide,sac</text:p>
          </table:table-cell>
          <table:table-cell table:style-name="ce2"/>
          <table:table-cell table:style-name="ce15" office:value-type="string" calcext:value-type="string">
            <text:p>Boutique sans emballage jetable à Nantes. Quelque 450 références de pâtes, graines, légumes, fruits secs, confiseries, thés et autres huiles, mais aussi des produits ménagers ou pour le corps, sont disponibles dans cette boutique de 50 m2, approvisionnée par une centrale basée en région parisienne. On y trouve une dizaine de sortes de farine. Il est aussi possible de moudre son café sur place.&lt;br/&gt;Les sacs 'sacaïdé' sont vendus (produits artisanaux faits main dont l'objectif principal est de permettre la réduction de nos déchets en utilisant des articles lavables et réutilisables à la place de produits jetables).</text:p>
          </table:table-cell>
          <table:table-cell table:style-name="ce4" table:number-columns-repeated="4"/>
          <table:table-cell table:style-name="ce5" table:number-columns-repeated="3"/>
          <table:table-cell table:style-name="ce5" office:value-type="string" calcext:value-type="string">
            <text:p>sale,bulk,day,sakaide,bag</text:p>
          </table:table-cell>
          <table:table-cell table:style-name="ce5" office:value-type="string" calcext:value-type="string">
            <text:p>Shop without disposable packaging in Nantes. Some 450 references pasta, seeds, vegetables, dry fruits, sweets, teas and other oils, but also household products or for the body, are available in this shop of 50 m2, supplied by a center based in Paris. There are ten sorts of flour. It is also possible to grind the coffee on site.</text:p>
          </table:table-cell>
          <table:table-cell office:value-type="string" calcext:value-type="string">
            <text:p><text:s/></text:p>
          </table:table-cell>
          <table:table-cell/>
          <table:table-cell table:style-name="ce20" table:formula="of:=JSONSTRUCTURESVRAC([.A16];[.B16];[.D16];[.Z16];[.C16];[.E16];[.F16];[.K16];[.AA16];[.N16];[.O16];[.P16];[.Q16];[.S16];[.Q16];[.S16];[.T16];[.V16];[.W16];[.G16];[.H16];[.Y16];[.AI16];[.AJ16])" office:value-type="string" office:string-value="      {&quot;code&quot;:&quot;stco_ventevrac13&quot;,&#10;      &quot;latitude&quot;:&quot;47.216736&quot;,&#10;      &quot;longitude&quot;:&quot;-1.559302&quot;,&#10;      &quot;modesCollecte&quot;:&quot;ventevrac&quot;,&#10;      &quot;type&quot;:&quot; vente au vrac&quot;,&#10;      &quot;type_en&quot;:&quot; bulk sale&quot;,&#10;      &quot;statut&quot;:&quot;Entreprise&quot;,&#10;      &quot;descr&quot;:&quot;Boutique sans emballage jetable à Nantes. Quelque 450 références de pâtes, graines, légumes, fruits secs, confiseries, thés et autres huiles, mais aussi des produits ménagers ou pour le corps, sont disponibles dans cette boutique de 50 m2, approvisionnée par une centrale basée en région parisienne. On y trouve une dizaine de sortes de farine. Il est aussi possible de moudre son café sur place.&lt;br/&gt;Les sacs 'sacaïdé' sont vendus (produits artisanaux faits main dont l'objectif principal est de permettre la réduction de nos déchets en utilisant des articles lavables et réutilisables à la place de produits jetables).&quot;,&#10;      &quot;descr_en&quot;:&quot;Shop without disposable packaging in Nantes. Some 450 references pasta, seeds, vegetables, dry fruits, sweets, teas and other oils, but also household products or for the body, are available in this shop of 50 m2, supplied by a center based in Paris. There are ten sorts of flour. It is also possible to grind the coffee on site.&quot;,&#10;      &quot;nom&quot;:&quot;Day by Day&quot;,&#10;      &quot;nom_en&quot;:&quot;Day by Day&quot;,&#10;      &quot;adresseTemp&quot;:&quot;3 rue Pierre-Chéreau  44000 NANTES&quot;,&#10;      &quot;url&quot;:&quot;http://daybyday-shop.com/magasin&quot;,&#10;      &quot;email&quot;:&quot;daybyday.nantes@gmail.com &quot;,&#10;      &quot;tel&quot;:&quot;09 73 15 80 74 &quot;,&#10;      &quot;src&quot;:&quot;MieuxTrierANantes 04/15&quot;,&#10;      &quot;horaires&quot;:&quot;Du mardi au vendredi : 10h00 – 13h45, 15h00 – 19h15, Samedi : 9h30-12h45, 15h00-19h00,Fermé le dimanche&quot;,&#10;      &quot;plagesHoraires&quot;:&quot;0101-3112_ma+me+je+ve_10h00-13h45+15h00-19h15,0101-3112_sa_9h30-12h45+15h00-19h00&quot;,&#10;      &quot;sous_zone&quot;:&quot;Nantes&quot;,&#10;      &quot;mots_cles&quot;:&quot;vente,vrac,day,sakaide,sac&quot;,&#10;      &quot;mots_cles_en&quot;:&quot;sale,bulk,day,sakaide,bag,day,by,day&quot;,&#10;      &quot;image&quot;:&quot;paperbag.png&quot;&#10;   }," calcext:value-type="string">
            <text:p>      {"code":"stco_ventevrac13",</text:p>
            <text:p>      "latitude":"47.216736",</text:p>
            <text:p>      "longitude":"-1.559302",</text:p>
            <text:p>      "modesCollecte":"ventevrac",</text:p>
            <text:p>      "type":" vente au vrac",</text:p>
            <text:p>      "type_en":" bulk sale",</text:p>
            <text:p>      "statut":"Entreprise",</text:p>
            <text:p>      "descr":"Boutique sans emballage jetable à Nantes. Quelque 450 références de pâtes, graines, légumes, fruits secs, confiseries, thés et autres huiles, mais aussi des produits ménagers ou pour le corps, sont disponibles dans cette boutique de 50 m2, approvisionnée par une centrale basée en région parisienne. On y trouve une dizaine de sortes de farine. Il est aussi possible de moudre son café sur place.&lt;br/&gt;Les sacs 'sacaïdé' sont vendus (produits artisanaux faits main dont l'objectif principal est de permettre la réduction de nos déchets en utilisant des articles lavables et réutilisables à la place de produits jetables).",</text:p>
            <text:p>      "descr_en":"Shop without disposable packaging in Nantes. Some 450 references pasta, seeds, vegetables, dry fruits, sweets, teas and other oils, but also household products or for the body, are available in this shop of 50 m2, supplied by a center based in Paris. There are ten sorts of flour. It is also possible to grind the coffee on site.",</text:p>
            <text:p>      "nom":"Day by Day",</text:p>
            <text:p>      "nom_en":"Day by Day",</text:p>
            <text:p>      "adresseTemp":"3 rue Pierre-Chéreau  44000 NANTES",</text:p>
            <text:p>      "url":"http://daybyday-shop.com/magasin",</text:p>
            <text:p>      "email":"daybyday.nantes@gmail.com ",</text:p>
            <text:p>      "tel":"09 73 15 80 74 ",</text:p>
            <text:p>      "src":"MieuxTrierANantes 04/15",</text:p>
            <text:p>      "horaires":"Du mardi au vendredi : 10h00 – 13h45, 15h00 – 19h15, Samedi : 9h30-12h45, 15h00-19h00,Fermé le dimanche",</text:p>
            <text:p>      "plagesHoraires":"0101-3112_ma+me+je+ve_10h00-13h45+15h00-19h15,0101-3112_sa_9h30-12h45+15h00-19h00",</text:p>
            <text:p>      "sous_zone":"Nantes",</text:p>
            <text:p>      "mots_cles":"vente,vrac,day,sakaide,sac",</text:p>
            <text:p>      "mots_cles_en":"sale,bulk,day,sakaide,bag,day,by,day",</text:p>
            <text:p>      "image":"paperbag.png"</text:p>
            <text:p>   },</text:p>
          </table:table-cell>
          <table:table-cell office:value-type="string" calcext:value-type="string">
            <text:p><text:s/></text:p>
          </table:table-cell>
          <table:table-cell table:number-columns-repeated="984"/>
        </table:table-row>
        <table:table-row table:style-name="ro1">
          <table:table-cell table:style-name="ce2" office:value-type="string" calcext:value-type="string">
            <text:p>stco_ventevrac14</text:p>
          </table:table-cell>
          <table:table-cell table:style-name="ce2" office:value-type="string" calcext:value-type="string">
            <text:p>MieuxTrierANantes 07/15</text:p>
          </table:table-cell>
          <table:table-cell table:style-name="ce4" office:value-type="string" calcext:value-type="string">
            <text:p>Entreprise</text:p>
          </table:table-cell>
          <table:table-cell table:style-name="ce4" office:value-type="string" calcext:value-type="string">
            <text:p>FleuronBio</text:p>
          </table:table-cell>
          <table:table-cell table:style-name="ce4" office:value-type="string" calcext:value-type="string">
            <text:p><text:a xlink:href="mailto:serviceclient@fleuronbio44.com" xlink:type="simple">serviceclient@fleuronbio44.com</text:a></text:p>
          </table:table-cell>
          <table:table-cell table:style-name="ce4" office:value-type="string" calcext:value-type="string">
            <text:p>02 40 25 94 71</text:p>
          </table:table-cell>
          <table:table-cell table:style-name="ce4" office:value-type="string" calcext:value-type="string">
            <text:p>www.fleuronbio44.com/ </text:p>
          </table:table-cell>
          <table:table-cell table:style-name="ce4" table:number-columns-repeated="6"/>
          <table:table-cell table:style-name="ce4" office:value-type="string" calcext:value-type="string">
            <text:p>1 Rue du Marché Commun</text:p>
          </table:table-cell>
          <table:table-cell table:style-name="ce4" office:value-type="string" calcext:value-type="string">
            <text:p>Centre de Gros - Nant'Est Entreprises</text:p>
          </table:table-cell>
          <table:table-cell table:style-name="ce4" office:value-type="float" office:value="44300" calcext:value-type="float">
            <text:p>44300</text:p>
          </table:table-cell>
          <table:table-cell table:style-name="ce4" office:value-type="string" calcext:value-type="string">
            <text:p>NANTES</text:p>
          </table:table-cell>
          <table:table-cell table:style-name="ce5"/>
          <table:table-cell table:style-name="ce5" office:value-type="string" calcext:value-type="string">
            <text:p>47.252055</text:p>
          </table:table-cell>
          <table:table-cell table:style-name="ce5" office:value-type="string" calcext:value-type="string">
            <text:p>-1.499535</text:p>
          </table:table-cell>
          <table:table-cell table:style-name="ce15"/>
          <table:table-cell table:style-name="ce8" office:value-type="string" calcext:value-type="string">
            <text:p>Ouvert de 9h30 à 19H sauf lundi de 15H à 19H </text:p>
          </table:table-cell>
          <table:table-cell table:style-name="ce17" office:value-type="string" calcext:value-type="string">
            <text:p>0101-3112_lu_15h00-19h00,0101-3112_ma+me+je+ve+sa_15h00-19h00</text:p>
          </table:table-cell>
          <table:table-cell table:style-name="ce15"/>
          <table:table-cell table:style-name="ce15" office:value-type="string" calcext:value-type="string">
            <text:p>vente,vrac,fleuronbio,fleuronbio44</text:p>
          </table:table-cell>
          <table:table-cell table:style-name="ce5"/>
          <table:table-cell table:style-name="ce15" office:value-type="string" calcext:value-type="string">
            <text:p>FRUITS ET LEGUMES :&lt;br/&gt;- un rayon de produits en VRAC,&lt;br/&gt;- un large choix en alimentation et produits de Santé avec le CONSEIL en plus !&lt;br/&gt;&lt;br/&gt;Fleuron Bio travaille <text:s/>avec les producteurs et fabricants locaux qui s'inscrivent dans la même démarche.</text:p>
          </table:table-cell>
          <table:table-cell table:style-name="ce4"/>
          <table:table-cell table:style-name="ce5" table:number-columns-repeated="6"/>
          <table:table-cell table:style-name="ce5" office:value-type="string" calcext:value-type="string">
            <text:p>sale,bulk,fleuronbio,fleuronbio44</text:p>
          </table:table-cell>
          <table:table-cell table:style-name="ce5" office:value-type="string" calcext:value-type="string">
            <text:p>FRUIT AND VEGETABLES: &lt;br/&gt; - a range of products in BULK, &lt;br/&gt; - a wide choice in food and health products with increasingly COUNCIL &lt;br/&gt; jewel Bio works with producers and local manufacturers who are part of the same approach.&lt;br/&gt;The bags 'sacaïdé' are sold (handmade craft products whose main objective is to reduce our waste by using washable and reusable products instead of disposables).</text:p>
          </table:table-cell>
          <table:table-cell office:value-type="string" calcext:value-type="string">
            <text:p><text:s/></text:p>
          </table:table-cell>
          <table:table-cell/>
          <table:table-cell table:style-name="ce20" table:formula="of:=JSONSTRUCTURESVRAC([.A17];[.B17];[.D17];[.Z17];[.C17];[.E17];[.F17];[.K17];[.AA17];[.N17];[.O17];[.P17];[.Q17];[.S17];[.Q17];[.S17];[.T17];[.V17];[.W17];[.G17];[.H17];[.Y17];[.AI17];[.AJ17])" office:value-type="string" office:string-value="      {&quot;code&quot;:&quot;stco_ventevrac14&quot;,&#10;      &quot;latitude&quot;:&quot;47.252055&quot;,&#10;      &quot;longitude&quot;:&quot;-1.499535&quot;,&#10;      &quot;modesCollecte&quot;:&quot;ventevrac&quot;,&#10;      &quot;type&quot;:&quot; vente au vrac&quot;,&#10;      &quot;type_en&quot;:&quot; bulk sale&quot;,&#10;      &quot;statut&quot;:&quot;Entreprise&quot;,&#10;      &quot;descr&quot;:&quot;FRUITS ET LEGUMES :&lt;br/&gt;- un rayon de produits en VRAC,&lt;br/&gt;- un large choix en alimentation et produits de Santé avec le CONSEIL en plus !&lt;br/&gt;&lt;br/&gt;Fleuron Bio travaille  avec les producteurs et fabricants locaux qui s'inscrivent dans la même démarche.&quot;,&#10;      &quot;descr_en&quot;:&quot;FRUIT AND VEGETABLES: &lt;br/&gt; - a range of products in BULK, &lt;br/&gt; - a wide choice in food and health products with increasingly COUNCIL &lt;br/&gt; jewel Bio works with producers and local manufacturers who are part of the same approach.&lt;br/&gt;The bags 'sacaïdé' are sold (handmade craft products whose main objective is to reduce our waste by using washable and reusable products instead of disposables).&quot;,&#10;      &quot;nom&quot;:&quot;FleuronBio&quot;,&#10;      &quot;nom_en&quot;:&quot;FleuronBio&quot;,&#10;      &quot;adresseTemp&quot;:&quot;1 Rue du Marché Commun Centre de Gros - Nant'Est Entreprises 44300 NANTES&quot;,&#10;      &quot;url&quot;:&quot;www.fleuronbio44.com/ &quot;,&#10;      &quot;email&quot;:&quot;serviceclient@fleuronbio44.com&quot;,&#10;      &quot;tel&quot;:&quot;02 40 25 94 71&quot;,&#10;      &quot;src&quot;:&quot;MieuxTrierANantes 07/15&quot;,&#10;      &quot;horaires&quot;:&quot;Ouvert de 9h30 à 19H sauf lundi de 15H à 19H &quot;,&#10;      &quot;plagesHoraires&quot;:&quot;0101-3112_lu_15h00-19h00,0101-3112_ma+me+je+ve+sa_15h00-19h00&quot;,&#10;      &quot;sous_zone&quot;:&quot;Nantes&quot;,&#10;      &quot;mots_cles&quot;:&quot;vente,vrac,fleuronbio,fleuronbio44&quot;,&#10;      &quot;mots_cles_en&quot;:&quot;sale,bulk,fleuronbio,fleuronbio44,fleuronbio&quot;,&#10;      &quot;image&quot;:&quot;paperbag.png&quot;&#10;   }," calcext:value-type="string">
            <text:p>      {"code":"stco_ventevrac14",</text:p>
            <text:p>      "latitude":"47.252055",</text:p>
            <text:p>      "longitude":"-1.499535",</text:p>
            <text:p>      "modesCollecte":"ventevrac",</text:p>
            <text:p>      "type":" vente au vrac",</text:p>
            <text:p>      "type_en":" bulk sale",</text:p>
            <text:p>      "statut":"Entreprise",</text:p>
            <text:p>      "descr":"FRUITS ET LEGUMES :&lt;br/&gt;- un rayon de produits en VRAC,&lt;br/&gt;- un large choix en alimentation et produits de Santé avec le CONSEIL en plus !&lt;br/&gt;&lt;br/&gt;Fleuron Bio travaille  avec les producteurs et fabricants locaux qui s'inscrivent dans la même démarche.",</text:p>
            <text:p>      "descr_en":"FRUIT AND VEGETABLES: &lt;br/&gt; - a range of products in BULK, &lt;br/&gt; - a wide choice in food and health products with increasingly COUNCIL &lt;br/&gt; jewel Bio works with producers and local manufacturers who are part of the same approach.&lt;br/&gt;The bags 'sacaïdé' are sold (handmade craft products whose main objective is to reduce our waste by using washable and reusable products instead of disposables).",</text:p>
            <text:p>      "nom":"FleuronBio",</text:p>
            <text:p>      "nom_en":"FleuronBio",</text:p>
            <text:p>      "adresseTemp":"1 Rue du Marché Commun Centre de Gros - Nant'Est Entreprises 44300 NANTES",</text:p>
            <text:p>      "url":"www.fleuronbio44.com/ ",</text:p>
            <text:p>      "email":"serviceclient@fleuronbio44.com",</text:p>
            <text:p>      "tel":"02 40 25 94 71",</text:p>
            <text:p>      "src":"MieuxTrierANantes 07/15",</text:p>
            <text:p>      "horaires":"Ouvert de 9h30 à 19H sauf lundi de 15H à 19H ",</text:p>
            <text:p>      "plagesHoraires":"0101-3112_lu_15h00-19h00,0101-3112_ma+me+je+ve+sa_15h00-19h00",</text:p>
            <text:p>      "sous_zone":"Nantes",</text:p>
            <text:p>      "mots_cles":"vente,vrac,fleuronbio,fleuronbio44",</text:p>
            <text:p>      "mots_cles_en":"sale,bulk,fleuronbio,fleuronbio44,fleuronbio",</text:p>
            <text:p>      "image":"paperbag.png"</text:p>
            <text:p>   },</text:p>
          </table:table-cell>
          <table:table-cell office:value-type="string" calcext:value-type="string">
            <text:p><text:s/></text:p>
          </table:table-cell>
          <table:table-cell table:number-columns-repeated="984"/>
        </table:table-row>
        <table:table-row table:style-name="ro1">
          <table:table-cell table:style-name="ce2" office:value-type="string" calcext:value-type="string">
            <text:p>stco_ventevrac15</text:p>
          </table:table-cell>
          <table:table-cell table:style-name="ce2" office:value-type="string" calcext:value-type="string">
            <text:p>MieuxTrierANantes 09/15</text:p>
          </table:table-cell>
          <table:table-cell table:style-name="ce4" office:value-type="string" calcext:value-type="string">
            <text:p>Entreprise</text:p>
          </table:table-cell>
          <table:table-cell table:style-name="ce4" office:value-type="string" calcext:value-type="string">
            <text:p>Les Fermiers du coin</text:p>
          </table:table-cell>
          <table:table-cell table:style-name="ce4"/>
          <table:table-cell table:style-name="ce4" office:value-type="string" calcext:value-type="string">
            <text:p>02 40 59 26 41</text:p>
          </table:table-cell>
          <table:table-cell table:style-name="ce4" office:value-type="string" calcext:value-type="string">
            <text:p><text:a xlink:href="http://www.lesfermiersducoin.fr/" xlink:type="simple">www.lesfermiersducoin.fr/</text:a></text:p>
          </table:table-cell>
          <table:table-cell table:style-name="ce5" office:value-type="string" calcext:value-type="string">
            <text:p><text:a xlink:href="https://www.facebook.com/pages/Les-Fermiers-du-coin-Nantes/811912962189556" xlink:type="simple">https://www.facebook.com/pages/Les-Fermiers-du-coin-Nantes/811912962189556</text:a></text:p>
          </table:table-cell>
          <table:table-cell table:style-name="ce4" table:number-columns-repeated="5"/>
          <table:table-cell table:style-name="ce4" office:value-type="string" calcext:value-type="string">
            <text:p>290 route de vannes</text:p>
          </table:table-cell>
          <table:table-cell table:style-name="ce4"/>
          <table:table-cell table:style-name="ce4" office:value-type="float" office:value="44706" calcext:value-type="float">
            <text:p>44706</text:p>
          </table:table-cell>
          <table:table-cell table:style-name="ce4" office:value-type="string" calcext:value-type="string">
            <text:p>ORVAULT</text:p>
          </table:table-cell>
          <table:table-cell table:style-name="ce5"/>
          <table:table-cell table:style-name="ce5" office:value-type="string" calcext:value-type="string">
            <text:p>47.250515</text:p>
          </table:table-cell>
          <table:table-cell table:style-name="ce5" office:value-type="string" calcext:value-type="string">
            <text:p>-1.616649</text:p>
          </table:table-cell>
          <table:table-cell table:style-name="ce15"/>
          <table:table-cell table:style-name="ce8" office:value-type="string" calcext:value-type="string">
            <text:p>Du mardi au vendredi de 9h30 à 19h30. Le samedi de 9h30 à 18h.</text:p>
          </table:table-cell>
          <table:table-cell table:style-name="ce17" office:value-type="string" calcext:value-type="string">
            <text:p>0101-3112_ma+me+je+ve_09h30-19h30,0101-3112_lu_09h30-18h00,</text:p>
          </table:table-cell>
          <table:table-cell table:style-name="ce15"/>
          <table:table-cell table:style-name="ce15" office:value-type="string" calcext:value-type="string">
            <text:p>vente,vrac,fermier,coin</text:p>
          </table:table-cell>
          <table:table-cell table:style-name="ce5"/>
          <table:table-cell table:style-name="ce15" office:value-type="string" calcext:value-type="string">
            <text:p>Magasin de produits issus de producteurs locaux, ou du grand ouest. Les prix sont fixés librement par l’agriculteur (les marges du magasin sont de 20 à 30%). Il y a 15 à 20% de produits bio. Un peu de vente en vrac.</text:p>
          </table:table-cell>
          <table:table-cell table:style-name="ce4"/>
          <table:table-cell table:style-name="ce5" table:number-columns-repeated="6"/>
          <table:table-cell table:style-name="ce5" office:value-type="string" calcext:value-type="string">
            <text:p>sale,bulk,fermier,coin</text:p>
          </table:table-cell>
          <table:table-cell table:style-name="ce5" office:value-type="string" calcext:value-type="string">
            <text:p>Store products from local producers, and the general west. The prices are set freely by the farmer (the margins of the store are 20-30%). There are 15 to 20% of organic products. A little loose sales.Store products from local producers, and the general west. The prices are set freely by the farmer (the margins of the store are 20-30%). There are 15 to 20% of organic products. A little loose sales.</text:p>
          </table:table-cell>
          <table:table-cell office:value-type="string" calcext:value-type="string">
            <text:p><text:s/></text:p>
          </table:table-cell>
          <table:table-cell/>
          <table:table-cell table:style-name="ce20" table:formula="of:=JSONSTRUCTURESVRAC([.A18];[.B18];[.D18];[.Z18];[.C18];[.E18];[.F18];[.K18];[.AA18];[.N18];[.O18];[.P18];[.Q18];[.S18];[.Q18];[.S18];[.T18];[.V18];[.W18];[.G18];[.H18];[.Y18];[.AI18];[.AJ18])" office:value-type="string" office:string-value="      {&quot;code&quot;:&quot;stco_ventevrac15&quot;,&#10;      &quot;latitude&quot;:&quot;47.250515&quot;,&#10;      &quot;longitude&quot;:&quot;-1.616649&quot;,&#10;      &quot;modesCollecte&quot;:&quot;ventevrac&quot;,&#10;      &quot;type&quot;:&quot; vente au vrac&quot;,&#10;      &quot;type_en&quot;:&quot; bulk sale&quot;,&#10;      &quot;statut&quot;:&quot;Entreprise&quot;,&#10;      &quot;descr&quot;:&quot;Magasin de produits issus de producteurs locaux, ou du grand ouest. Les prix sont fixés librement par l’agriculteur (les marges du magasin sont de 20 à 30%). Il y a 15 à 20% de produits bio. Un peu de vente en vrac.&quot;,&#10;      &quot;descr_en&quot;:&quot;Store products from local producers, and the general west. The prices are set freely by the farmer (the margins of the store are 20-30%). There are 15 to 20% of organic products. A little loose sales.Store products from local producers, and the general west. The prices are set freely by the farmer (the margins of the store are 20-30%). There are 15 to 20% of organic products. A little loose sales.&quot;,&#10;      &quot;nom&quot;:&quot;Les Fermiers du coin&quot;,&#10;      &quot;nom_en&quot;:&quot;Les Fermiers du coin&quot;,&#10;      &quot;adresseTemp&quot;:&quot;290 route de vannes  44706 ORVAULT&quot;,&#10;      &quot;url&quot;:&quot;www.lesfermiersducoin.fr/&quot;,&#10;      &quot;tel&quot;:&quot;02 40 59 26 41&quot;,&#10;      &quot;src&quot;:&quot;MieuxTrierANantes 09/15&quot;,&#10;      &quot;horaires&quot;:&quot;Du mardi au vendredi de 9h30 à 19h30. Le samedi de 9h30 à 18h.&quot;,&#10;      &quot;plagesHoraires&quot;:&quot;0101-3112_ma+me+je+ve_09h30-19h30,0101-3112_lu_09h30-18h00,&quot;,&#10;      &quot;sous_zone&quot;:&quot;hnnl&quot;,&#10;      &quot;mots_cles&quot;:&quot;vente,vrac,fermier,coin&quot;,&#10;      &quot;mots_cles_en&quot;:&quot;sale,bulk,fermier,coin,les,fermiers,du,coin&quot;,&#10;      &quot;image&quot;:&quot;paperbag.png&quot;&#10;   }," calcext:value-type="string">
            <text:p>      {"code":"stco_ventevrac15",</text:p>
            <text:p>      "latitude":"47.250515",</text:p>
            <text:p>      "longitude":"-1.616649",</text:p>
            <text:p>      "modesCollecte":"ventevrac",</text:p>
            <text:p>      "type":" vente au vrac",</text:p>
            <text:p>      "type_en":" bulk sale",</text:p>
            <text:p>      "statut":"Entreprise",</text:p>
            <text:p>      "descr":"Magasin de produits issus de producteurs locaux, ou du grand ouest. Les prix sont fixés librement par l’agriculteur (les marges du magasin sont de 20 à 30%). Il y a 15 à 20% de produits bio. Un peu de vente en vrac.",</text:p>
            <text:p>      "descr_en":"Store products from local producers, and the general west. The prices are set freely by the farmer (the margins of the store are 20-30%). There are 15 to 20% of organic products. A little loose sales.Store products from local producers, and the general west. The prices are set freely by the farmer (the margins of the store are 20-30%). There are 15 to 20% of organic products. A little loose sales.",</text:p>
            <text:p>      "nom":"Les Fermiers du coin",</text:p>
            <text:p>      "nom_en":"Les Fermiers du coin",</text:p>
            <text:p>      "adresseTemp":"290 route de vannes  44706 ORVAULT",</text:p>
            <text:p>      "url":"www.lesfermiersducoin.fr/",</text:p>
            <text:p>      "tel":"02 40 59 26 41",</text:p>
            <text:p>      "src":"MieuxTrierANantes 09/15",</text:p>
            <text:p>      "horaires":"Du mardi au vendredi de 9h30 à 19h30. Le samedi de 9h30 à 18h.",</text:p>
            <text:p>      "plagesHoraires":"0101-3112_ma+me+je+ve_09h30-19h30,0101-3112_lu_09h30-18h00,",</text:p>
            <text:p>      "sous_zone":"hnnl",</text:p>
            <text:p>      "mots_cles":"vente,vrac,fermier,coin",</text:p>
            <text:p>      "mots_cles_en":"sale,bulk,fermier,coin,les,fermiers,du,coin",</text:p>
            <text:p>      "image":"paperbag.png"</text:p>
            <text:p>   },</text:p>
          </table:table-cell>
          <table:table-cell office:value-type="string" calcext:value-type="string">
            <text:p><text:s/></text:p>
          </table:table-cell>
          <table:table-cell table:number-columns-repeated="984"/>
        </table:table-row>
        <table:table-row table:style-name="ro1">
          <table:table-cell table:style-name="ce2" office:value-type="string" calcext:value-type="string">
            <text:p>stco_ventevrac16</text:p>
          </table:table-cell>
          <table:table-cell table:style-name="ce2" office:value-type="string" calcext:value-type="string">
            <text:p>MieuxTrierANantes 07/15</text:p>
          </table:table-cell>
          <table:table-cell table:style-name="ce5" office:value-type="string" calcext:value-type="string">
            <text:p>Entreprise</text:p>
          </table:table-cell>
          <table:table-cell table:style-name="ce5" office:value-type="string" calcext:value-type="string">
            <text:p>Bientôt Maman</text:p>
          </table:table-cell>
          <table:table-cell table:style-name="ce5" office:value-type="string" calcext:value-type="string">
            <text:p><text:a xlink:href="mailto:contact@bientot-maman.fr" xlink:type="simple">contact@bientot-maman.fr</text:a></text:p>
          </table:table-cell>
          <table:table-cell table:style-name="ce5"/>
          <table:table-cell table:style-name="ce5" office:value-type="string" calcext:value-type="string">
            <text:p>http://www.bientot-maman.fr</text:p>
          </table:table-cell>
          <table:table-cell table:style-name="ce5" office:value-type="string" calcext:value-type="string">
            <text:p>https://www.facebook.com/bientotmamanfrance?fref=ts</text:p>
          </table:table-cell>
          <table:table-cell table:style-name="ce5" table:number-columns-repeated="5"/>
          <table:table-cell table:style-name="ce4" office:value-type="string" calcext:value-type="string">
            <text:p>71 rue de Launay Sillay</text:p>
          </table:table-cell>
          <table:table-cell table:style-name="ce5"/>
          <table:table-cell table:style-name="ce5" office:value-type="float" office:value="44115" calcext:value-type="float">
            <text:p>44115</text:p>
          </table:table-cell>
          <table:table-cell table:style-name="ce13" office:value-type="string" calcext:value-type="string">
            <text:p>BASSE GOULAINE</text:p>
          </table:table-cell>
          <table:table-cell table:style-name="ce5"/>
          <table:table-cell table:style-name="ce5" office:value-type="string" calcext:value-type="string">
            <text:p>47.204630</text:p>
          </table:table-cell>
          <table:table-cell table:style-name="ce5" office:value-type="string" calcext:value-type="string">
            <text:p>-1.458275</text:p>
          </table:table-cell>
          <table:table-cell table:style-name="ce15" table:number-columns-repeated="2"/>
          <table:table-cell table:style-name="ce17" office:value-type="string" calcext:value-type="string">
            <text:p>0101-3112_lu_15h00-19h00,0101-3112_ma+me+je+ve+sa_15h00-19h02</text:p>
          </table:table-cell>
          <table:table-cell table:style-name="ce15"/>
          <table:table-cell table:style-name="ce15" office:value-type="string" calcext:value-type="string">
            <text:p>couches,lavables,puériculture</text:p>
          </table:table-cell>
          <table:table-cell table:style-name="ce5"/>
          <table:table-cell table:style-name="ce8" office:value-type="string" calcext:value-type="string">
            <text:p>Depuis 2008, nous sommes spécialisés dans la commercialisation de produits de puériculture sur Internet. </text:p>
          </table:table-cell>
          <table:table-cell table:style-name="ce4"/>
          <table:table-cell table:style-name="ce5" table:number-columns-repeated="6"/>
          <table:table-cell table:style-name="ce5" office:value-type="string" calcext:value-type="string">
            <text:p>diapers,washable,childcare</text:p>
          </table:table-cell>
          <table:table-cell table:style-name="ce5" office:value-type="string" calcext:value-type="string">
            <text:p>Since 2008, we have specialized in the marketing of juvenile products on the Internet.</text:p>
          </table:table-cell>
          <table:table-cell office:value-type="string" calcext:value-type="string">
            <text:p><text:s/></text:p>
          </table:table-cell>
          <table:table-cell/>
          <table:table-cell table:style-name="ce20" table:formula="of:=JSONSTRUCTURESVRAC([.A19];[.B19];[.D19];[.Z19];[.C19];[.E19];[.F19];[.K19];[.AA19];[.N19];[.O19];[.P19];[.Q19];[.S19];[.Q19];[.S19];[.T19];[.V19];[.W19];[.G19];[.H19];[.Y19];[.AI18];[.AJ19])" office:value-type="string" office:string-value="      {&quot;code&quot;:&quot;stco_ventevrac16&quot;,&#10;      &quot;latitude&quot;:&quot;47.204630&quot;,&#10;      &quot;longitude&quot;:&quot;-1.458275&quot;,&#10;      &quot;modesCollecte&quot;:&quot;ventevrac&quot;,&#10;      &quot;type&quot;:&quot; vente au vrac&quot;,&#10;      &quot;type_en&quot;:&quot; bulk sale&quot;,&#10;      &quot;statut&quot;:&quot;Entreprise&quot;,&#10;      &quot;descr&quot;:&quot;Depuis 2008, nous sommes spécialisés dans la commercialisation de produits de puériculture sur Internet. &quot;,&#10;      &quot;descr_en&quot;:&quot;Since 2008, we have specialized in the marketing of juvenile products on the Internet.&quot;,&#10;      &quot;nom&quot;:&quot;Bientôt Maman&quot;,&#10;      &quot;nom_en&quot;:&quot;Bientôt Maman&quot;,&#10;      &quot;adresseTemp&quot;:&quot;71 rue de Launay Sillay  44115 BASSE GOULAINE&quot;,&#10;      &quot;url&quot;:&quot;http://www.bientot-maman.fr&quot;,&#10;      &quot;email&quot;:&quot;contact@bientot-maman.fr&quot;,&#10;      &quot;src&quot;:&quot;MieuxTrierANantes 07/15&quot;,&#10;      &quot;plagesHoraires&quot;:&quot;0101-3112_lu_15h00-19h00,0101-3112_ma+me+je+ve+sa_15h00-19h02&quot;,&#10;      &quot;sous_zone&quot;:&quot;BASSE GOULAINE&quot;,&#10;      &quot;mots_cles&quot;:&quot;couches,lavables,puericulture&quot;,&#10;      &quot;mots_cles_en&quot;:&quot;sale,bulk,fermier,coin,bientot,maman&quot;,&#10;      &quot;image&quot;:&quot;paperbag.png&quot;&#10;   }," calcext:value-type="string">
            <text:p>      {"code":"stco_ventevrac16",</text:p>
            <text:p>      "latitude":"47.204630",</text:p>
            <text:p>      "longitude":"-1.458275",</text:p>
            <text:p>      "modesCollecte":"ventevrac",</text:p>
            <text:p>      "type":" vente au vrac",</text:p>
            <text:p>      "type_en":" bulk sale",</text:p>
            <text:p>      "statut":"Entreprise",</text:p>
            <text:p>      "descr":"Depuis 2008, nous sommes spécialisés dans la commercialisation de produits de puériculture sur Internet. ",</text:p>
            <text:p>      "descr_en":"Since 2008, we have specialized in the marketing of juvenile products on the Internet.",</text:p>
            <text:p>      "nom":"Bientôt Maman",</text:p>
            <text:p>      "nom_en":"Bientôt Maman",</text:p>
            <text:p>      "adresseTemp":"71 rue de Launay Sillay  44115 BASSE GOULAINE",</text:p>
            <text:p>      "url":"http://www.bientot-maman.fr",</text:p>
            <text:p>      "email":"contact@bientot-maman.fr",</text:p>
            <text:p>      "src":"MieuxTrierANantes 07/15",</text:p>
            <text:p>      "plagesHoraires":"0101-3112_lu_15h00-19h00,0101-3112_ma+me+je+ve+sa_15h00-19h02",</text:p>
            <text:p>      "sous_zone":"BASSE GOULAINE",</text:p>
            <text:p>      "mots_cles":"couches,lavables,puericulture",</text:p>
            <text:p>      "mots_cles_en":"sale,bulk,fermier,coin,bientot,maman",</text:p>
            <text:p>      "image":"paperbag.png"</text:p>
            <text:p>   },</text:p>
          </table:table-cell>
          <table:table-cell office:value-type="string" calcext:value-type="string">
            <text:p><text:s/></text:p>
          </table:table-cell>
          <table:table-cell table:number-columns-repeated="984"/>
        </table:table-row>
        <table:table-row table:style-name="ro1">
          <table:table-cell table:style-name="ce2" office:value-type="string" calcext:value-type="string">
            <text:p>stco_ventevrac16</text:p>
          </table:table-cell>
          <table:table-cell table:style-name="ce2" office:value-type="string" calcext:value-type="string">
            <text:p>MieuxTrierANantes 07/15</text:p>
          </table:table-cell>
          <table:table-cell table:style-name="ce5" office:value-type="string" calcext:value-type="string">
            <text:p>Association</text:p>
          </table:table-cell>
          <table:table-cell table:style-name="ce5" office:value-type="string" calcext:value-type="string">
            <text:p>Les Petites Ailes</text:p>
          </table:table-cell>
          <table:table-cell table:style-name="ce5"/>
          <table:table-cell table:style-name="ce5" office:value-type="string" calcext:value-type="string">
            <text:p>07 81 38 00 62</text:p>
          </table:table-cell>
          <table:table-cell table:style-name="ce5" office:value-type="string" calcext:value-type="string">
            <text:p>http://www.petitesailes.fr</text:p>
          </table:table-cell>
          <table:table-cell table:style-name="ce5" table:number-columns-repeated="6"/>
          <table:table-cell table:style-name="ce4"/>
          <table:table-cell table:style-name="ce5" table:number-columns-repeated="2"/>
          <table:table-cell table:style-name="ce14"/>
          <table:table-cell table:style-name="ce5" table:number-columns-repeated="3"/>
          <table:table-cell table:style-name="ce15" table:number-columns-repeated="4"/>
          <table:table-cell table:style-name="ce15" office:value-type="string" calcext:value-type="string">
            <text:p>ailes,couches,lavables,puériculture</text:p>
          </table:table-cell>
          <table:table-cell table:style-name="ce5"/>
          <table:table-cell table:style-name="ce8" office:value-type="string" calcext:value-type="string">
            <text:p>Petites Ailes confectionne depuis 2008 tout ce qui se lave, se réutilise, couches lavables, lingettes, oreillers naturels et des quantiés d&amp;#39;autres articles, toujours lavables et d&amp;#39;une très très longue durée de vie. </text:p>
          </table:table-cell>
          <table:table-cell table:style-name="ce4"/>
          <table:table-cell table:style-name="ce5" table:number-columns-repeated="6"/>
          <table:table-cell table:style-name="ce5" office:value-type="string" calcext:value-type="string">
            <text:p>ailes,diapers,washable,childcare</text:p>
          </table:table-cell>
          <table:table-cell table:style-name="ce5" office:value-type="string" calcext:value-type="string">
            <text:p>Small Wings manufactures since 2008 all that lava is reused, cloth diapers, wipes, natural pillows and other items quantiés always washable and a very long service life</text:p>
          </table:table-cell>
          <table:table-cell office:value-type="string" calcext:value-type="string">
            <text:p><text:s/></text:p>
          </table:table-cell>
          <table:table-cell/>
          <table:table-cell table:style-name="ce20" table:formula="of:=JSONSTRUCTURESVRAC([.A20];[.B20];[.D20];[.Z20];[.C20];[.E20];[.F20];[.K20];[.AA20];[.N20];[.O20];[.P20];[.Q20];[.S20];[.Q20];[.S20];[.T20];[.V20];[.W20];[.G20];[.H20];[.Y20];[.AI20];[.AJ20])" office:value-type="string" office:string-value="      {&quot;code&quot;:&quot;stco_ventevrac16&quot;,&#10;      &quot;modesCollecte&quot;:&quot;ventevrac&quot;,&#10;      &quot;type&quot;:&quot; vente au vrac&quot;,&#10;      &quot;type_en&quot;:&quot; bulk sale&quot;,&#10;      &quot;statut&quot;:&quot;Association&quot;,&#10;      &quot;descr&quot;:&quot;Petites Ailes confectionne depuis 2008 tout ce qui se lave, se réutilise, couches lavables, lingettes, oreillers naturels et des quantiés d&amp;#39;autres articles, toujours lavables et d&amp;#39;une très très longue durée de vie. &quot;,&#10;      &quot;descr_en&quot;:&quot;Small Wings manufactures since 2008 all that lava is reused, cloth diapers, wipes, natural pillows and other items quantiés always washable and a very long service life&quot;,&#10;      &quot;nom&quot;:&quot;Les Petites Ailes&quot;,&#10;      &quot;nom_en&quot;:&quot;Les Petites Ailes&quot;,&#10;      &quot;adresseTemp&quot;:&quot;   &quot;,&#10;      &quot;url&quot;:&quot;http://www.petitesailes.fr&quot;,&#10;      &quot;tel&quot;:&quot;07 81 38 00 62&quot;,&#10;      &quot;src&quot;:&quot;MieuxTrierANantes 07/15&quot;,&#10;      &quot;mots_cles&quot;:&quot;ailes,couches,lavables,puericulture&quot;,&#10;      &quot;mots_cles_en&quot;:&quot;ailes,diapers,washable,childcare,les,petites,ailes&quot;,&#10;      &quot;image&quot;:&quot;paperbag.png&quot;&#10;   }," calcext:value-type="string">
            <text:p>      {"code":"stco_ventevrac16",</text:p>
            <text:p>      "modesCollecte":"ventevrac",</text:p>
            <text:p>      "type":" vente au vrac",</text:p>
            <text:p>      "type_en":" bulk sale",</text:p>
            <text:p>      "statut":"Association",</text:p>
            <text:p>      "descr":"Petites Ailes confectionne depuis 2008 tout ce qui se lave, se réutilise, couches lavables, lingettes, oreillers naturels et des quantiés d&amp;#39;autres articles, toujours lavables et d&amp;#39;une très très longue durée de vie. ",</text:p>
            <text:p>      "descr_en":"Small Wings manufactures since 2008 all that lava is reused, cloth diapers, wipes, natural pillows and other items quantiés always washable and a very long service life",</text:p>
            <text:p>      "nom":"Les Petites Ailes",</text:p>
            <text:p>      "nom_en":"Les Petites Ailes",</text:p>
            <text:p>      "adresseTemp":"   ",</text:p>
            <text:p>      "url":"http://www.petitesailes.fr",</text:p>
            <text:p>      "tel":"07 81 38 00 62",</text:p>
            <text:p>      "src":"MieuxTrierANantes 07/15",</text:p>
            <text:p>      "mots_cles":"ailes,couches,lavables,puericulture",</text:p>
            <text:p>      "mots_cles_en":"ailes,diapers,washable,childcare,les,petites,ailes",</text:p>
            <text:p>      "image":"paperbag.png"</text:p>
            <text:p>   },</text:p>
          </table:table-cell>
          <table:table-cell office:value-type="string" calcext:value-type="string">
            <text:p><text:s/></text:p>
          </table:table-cell>
          <table:table-cell table:number-columns-repeated="984"/>
        </table:table-row>
        <table:table-row table:style-name="ro1">
          <table:table-cell table:number-columns-repeated="26"/>
          <table:table-cell table:style-name="ce9"/>
          <table:table-cell table:number-columns-repeated="9"/>
          <table:table-cell office:value-type="string" calcext:value-type="string">
            <text:p><text:s/></text:p>
          </table:table-cell>
          <table:table-cell/>
          <table:table-cell table:style-name="ce20" office:value-type="string" calcext:value-type="string">
            <text:p>{}</text:p>
          </table:table-cell>
          <table:table-cell office:value-type="string" calcext:value-type="string">
            <text:p><text:s/></text:p>
          </table:table-cell>
          <table:table-cell table:number-columns-repeated="984"/>
        </table:table-row>
        <table:table-row table:style-name="ro1">
          <table:table-cell table:number-columns-repeated="36"/>
          <table:table-cell office:value-type="string" calcext:value-type="string">
            <text:p><text:s/></text:p>
          </table:table-cell>
          <table:table-cell/>
          <table:table-cell table:style-name="ce20" office:value-type="string" calcext:value-type="string">
            <text:p>]</text:p>
          </table:table-cell>
          <table:table-cell office:value-type="string" calcext:value-type="string">
            <text:p><text:s/></text:p>
          </table:table-cell>
          <table:table-cell table:number-columns-repeated="984"/>
        </table:table-row>
        <table:table-row table:style-name="ro1">
          <table:table-cell table:number-columns-repeated="36"/>
          <table:table-cell office:value-type="string" calcext:value-type="string">
            <text:p><text:s/></text:p>
          </table:table-cell>
          <table:table-cell table:number-columns-repeated="987"/>
        </table:table-row>
        <table:table-row table:style-name="ro1">
          <table:table-cell table:number-columns-repeated="36"/>
          <table:table-cell office:value-type="string" calcext:value-type="string">
            <text:p><text:s/></text:p>
          </table:table-cell>
          <table:table-cell table:number-columns-repeated="987"/>
        </table:table-row>
        <table:table-row table:style-name="ro1">
          <table:table-cell table:number-columns-repeated="36"/>
          <table:table-cell office:value-type="string" calcext:value-type="string">
            <text:p><text:s/></text:p>
          </table:table-cell>
          <table:table-cell table:number-columns-repeated="987"/>
        </table:table-row>
        <table:table-row table:style-name="ro1">
          <table:table-cell table:number-columns-repeated="36"/>
          <table:table-cell office:value-type="string" calcext:value-type="string">
            <text:p><text:s/></text:p>
          </table:table-cell>
          <table:table-cell table:number-columns-repeated="987"/>
        </table:table-row>
        <table:table-row table:style-name="ro1">
          <table:table-cell table:number-columns-repeated="36"/>
          <table:table-cell office:value-type="string" calcext:value-type="string">
            <text:p><text:s/></text:p>
          </table:table-cell>
          <table:table-cell table:number-columns-repeated="987"/>
        </table:table-row>
        <table:table-row table:style-name="ro1" table:number-rows-repeated="41">
          <table:table-cell table:number-columns-repeated="1024"/>
        </table:table-row>
        <table:table-row table:style-name="ro1" table:number-rows-repeated="65356">
          <table:table-cell table:number-columns-repeated="41"/>
          <table:table-cell table:style-name="ce9"/>
          <table:table-cell table:number-columns-repeated="982"/>
        </table:table-row>
        <table:table-row table:style-name="ro6">
          <table:table-cell table:number-columns-repeated="41"/>
          <table:table-cell table:style-name="ce9"/>
          <table:table-cell table:number-columns-repeated="982"/>
        </table:table-row>
        <table:table-row table:style-name="ro7" table:number-rows-repeated="983103">
          <table:table-cell table:number-columns-repeated="1024"/>
        </table:table-row>
        <table:table-row table:style-name="ro1" table:number-rows-repeated="47">
          <table:table-cell table:number-columns-repeated="1024"/>
        </table:table-row>
        <table:table-row table:style-name="ro8">
          <table:table-cell table:number-columns-repeated="1024"/>
        </table:table-row>
        <calcext:conditional-formats>
          <calcext:conditional-format calcext:target-range-address="VenteVrac.W4:VenteVrac.W19">
            <calcext:condition calcext:apply-style-name="rouge" calcext:value="formula-is(TESTHORAIRES([.W4])=0)" calcext:base-cell-address="VenteVrac.W4"/>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mily-generic="modern" style:font-pitch="fixed"/>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12P0" style:volatile="true">
      <number:currency-symbol/>
      <number:text> </number:text>
      <number:number number:decimal-places="0" loext:min-decimal-places="0" number:min-integer-digits="1" number:grouping="true"/>
      <number:text> </number:text>
    </number:currency-style>
    <number:currency-style style:name="N112P1" style:volatile="true">
      <number:currency-symbol/>
      <number:text> (</number:text>
      <number:number number:decimal-places="0" loext:min-decimal-places="0" number:min-integer-digits="1" number:grouping="true"/>
      <number:text>)</number:text>
    </number:currency-style>
    <number:currency-style style:name="N112P2" style:volatile="true">
      <number:currency-symbol/>
      <number:text>- </number:text>
    </number:currency-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6P0" style:volatile="true">
      <number:number number:decimal-places="0" loext:min-decimal-places="0" number:min-integer-digits="1" number:grouping="true"/>
      <number:text> </number:text>
    </number:number-style>
    <number:number-style style:name="N116P1" style:volatile="true">
      <number:text>  (</number:text>
      <number:number number:decimal-places="0" loext:min-decimal-places="0" number:min-integer-digits="1" number:grouping="true"/>
      <number:text>)</number:text>
    </number:number-style>
    <number:number-style style:name="N116P2" style:volatile="true">
      <number:text> -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currency-style style:name="N119P0" style:volatile="true">
      <number:currency-symbol/>
      <number:text> </number:text>
      <number:number number:decimal-places="2" loext:min-decimal-places="2" number:min-integer-digits="1" number:grouping="true"/>
      <number:text> </number:text>
    </number:currency-style>
    <number:currency-style style:name="N119P1" style:volatile="true">
      <number:currency-symbol/>
      <number:text> (</number:text>
      <number:number number:decimal-places="2" loext:min-decimal-places="2" number:min-integer-digits="1" number:grouping="true"/>
      <number:text>)</number:text>
    </number:currency-style>
    <number:currency-style style:name="N119P2" style:volatile="true">
      <number:currency-symbol/>
      <number:text>- </number:text>
    </number:currency-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2P0" style:volatile="true">
      <number:number number:decimal-places="2" loext:min-decimal-places="2" number:min-integer-digits="1" number:grouping="true"/>
      <number:text> </number:text>
    </number:number-style>
    <number:number-style style:name="N122P1" style:volatile="true">
      <number:text>  (</number:text>
      <number:number number:decimal-places="2" loext:min-decimal-places="2" number:min-integer-digits="1" number:grouping="true"/>
      <number:text>)</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currency-style style:name="N124P0" style:volatile="true">
      <number:currency-symbol number:language="en" number:country="GB">£</number:currency-symbol>
      <number:number number:decimal-places="0" loext:min-decimal-places="0" number:min-integer-digits="1" number:grouping="true"/>
    </number:currency-style>
    <number:currency-style style:name="N124">
      <number:text>-</number:text>
      <number:currency-symbol number:language="en" number:country="GB">£</number:currency-symbol>
      <number:number number:decimal-places="0" loext:min-decimal-places="0" number:min-integer-digits="1" number:grouping="true"/>
      <style:map style:condition="value()&gt;=0" style:apply-style-name="N124P0"/>
    </number:currency-style>
    <number:currency-style style:name="N126P0" style:volatile="true">
      <number:currency-symbol number:language="en" number:country="GB">£</number:currency-symbol>
      <number:number number:decimal-places="2" loext:min-decimal-places="2" number:min-integer-digits="1" number:grouping="true"/>
    </number:currency-style>
    <number:currency-style style:name="N126">
      <number:text>-</number:text>
      <number:currency-symbol number:language="en" number:country="GB">£</number:currency-symbol>
      <number:number number:decimal-places="2" loext:min-decimal-places="2"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0" loext:min-decimal-places="0" number:min-integer-digits="1" number:grouping="true"/>
    </number:currency-style>
    <number:currency-style style:name="N127">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27P0"/>
    </number:currency-style>
    <number:currency-style style:name="N128P0" style:volatile="true">
      <number:currency-symbol number:language="en" number:country="GB">£</number:currency-symbol>
      <number:number number:decimal-places="2" loext:min-decimal-places="2" number:min-integer-digits="1" number:grouping="true"/>
    </number:currency-style>
    <number:currency-style style:name="N128">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 €</number:text>
      <style:map style:condition="value()&gt;=0" style:apply-style-name="N130P0"/>
    </number:number-style>
    <number:number-style style:name="N131P0" style:volatile="true">
      <number:number number:decimal-places="0" loext:min-decimal-places="0" number:min-integer-digits="1" number:grouping="true"/>
      <number:text> €</number:text>
    </number:number-style>
    <number:number-style style:name="N131">
      <style:text-properties fo:color="#ff0000"/>
      <number:text>-</number:text>
      <number:number number:decimal-places="0" loext:min-decimal-places="0" number:min-integer-digits="1" number:grouping="true"/>
      <number:text> €</number:text>
      <style:map style:condition="value()&gt;=0" style:apply-style-name="N131P0"/>
    </number:number-style>
    <number:number-style style:name="N133P0" style:volatile="true">
      <number:number number:decimal-places="2" loext:min-decimal-places="2" number:min-integer-digits="1" number:grouping="true"/>
      <number:text> €</number:text>
    </number:number-style>
    <number:number-style style:name="N133">
      <number:text>-</number:text>
      <number:number number:decimal-places="2" loext:min-decimal-places="2" number:min-integer-digits="1" number:grouping="true"/>
      <number:text> €</number:text>
      <style:map style:condition="value()&gt;=0" style:apply-style-name="N133P0"/>
    </number:number-style>
    <number:number-style style:name="N134P0" style:volatile="true">
      <number:number number:decimal-places="2" loext:min-decimal-places="2" number:min-integer-digits="1" number:grouping="true"/>
      <number:text> €</number:text>
    </number:number-style>
    <number:number-style style:name="N134">
      <style:text-properties fo:color="#ff0000"/>
      <number:text>-</number:text>
      <number:number number:decimal-places="2" loext:min-decimal-places="2" number:min-integer-digits="1" number:grouping="true"/>
      <number:text> €</number:text>
      <style:map style:condition="value()&gt;=0" style:apply-style-name="N134P0"/>
    </number:number-style>
    <number:number-style style:name="N138P0" style:volatile="true">
      <number:number number:decimal-places="0" loext:min-decimal-places="0" number:min-integer-digits="1" number:grouping="true"/>
      <number:text>    </number:text>
    </number:number-style>
    <number:number-style style:name="N138P1" style:volatile="true">
      <number:text>-</number:text>
      <number:number number:decimal-places="0" loext:min-decimal-places="0" number:min-integer-digits="1" number:grouping="true"/>
      <number:text>    </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0" loext:min-decimal-places="0" number:min-integer-digits="1" number:grouping="true"/>
      <number:text> € </number:text>
    </number:number-style>
    <number:number-style style:name="N142P1" style:volatile="true">
      <number:text>-</number:text>
      <number:number number:decimal-places="0" loext:min-decimal-places="0" number:min-integer-digits="1" number:grouping="true"/>
      <number:text> € </number:text>
    </number:number-style>
    <number:number-style style:name="N142P2" style:volatile="true">
      <number:text> -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number number:decimal-places="2" loext:min-decimal-places="2" number:min-integer-digits="1" number:grouping="true"/>
      <number:text>    </number:text>
    </number:number-style>
    <number:number-style style:name="N146P1" style:volatile="true">
      <number:text>-</number:text>
      <number:number number:decimal-places="2" loext:min-decimal-places="2" number:min-integer-digits="1" number:grouping="true"/>
      <number:text>    </number:text>
    </number:number-style>
    <number:number-style style:name="N146P2" style:volatile="true">
      <number:text> -</number:text>
      <number:number number:decimal-places="0" loext:min-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number number:decimal-places="2" loext:min-decimal-places="2" number:min-integer-digits="1" number:grouping="true"/>
      <number:text> € </number:text>
    </number:number-style>
    <number:number-style style:name="N150P1" style:volatile="true">
      <number:text>-</number:text>
      <number:number number:decimal-places="2" loext:min-decimal-places="2" number:min-integer-digits="1" number:grouping="true"/>
      <number:text> € </number:text>
    </number:number-style>
    <number:number-style style:name="N150P2" style:volatile="true">
      <number:text> -</number:text>
      <number:number number:decimal-places="0" loext:min-decimal-places="0" number:min-integer-digits="0"/>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time-style style:name="N151">
      <number:minutes number:style="long"/>
      <number:text>:</number:text>
      <number:seconds number:style="long"/>
    </number:time-style>
    <number:time-style style:name="N152" number:truncate-on-overflow="false">
      <number:hours/>
      <number:text>:</number:text>
      <number:minutes number:style="long"/>
      <number:text>:</number:text>
      <number:seconds number:style="long"/>
    </number:time-style>
    <number:time-style style:name="N153">
      <number:minutes number:style="long"/>
      <number:text>:</number:text>
      <number:seconds number:style="long" number:decimal-places="1"/>
    </number:time-style>
    <number:number-style style:name="N154">
      <number:scientific-number number:decimal-places="1" loext:min-decimal-places="1" number:min-integer-digits="3" number:min-exponent-digits="1" loext:exponent-interval="3" loext:forced-exponent-sign="true"/>
    </number:number-style>
    <number:number-style style:name="N156P0" style:volatile="true">
      <number:text>$</number:text>
      <number:number number:decimal-places="0" loext:min-decimal-places="0" number:min-integer-digits="1" number:grouping="true"/>
      <number:text> </number:text>
    </number:number-style>
    <number:number-style style:name="N156">
      <number:text>($</number:text>
      <number:number number:decimal-places="0" loext:min-decimal-places="0" number:min-integer-digits="1" number:grouping="true"/>
      <number:text>)</number:text>
      <style:map style:condition="value()&gt;=0" style:apply-style-name="N156P0"/>
    </number:number-style>
    <number:number-style style:name="N157P0" style:volatile="true">
      <number:text>$</number:text>
      <number:number number:decimal-places="0" loext:min-decimal-places="0" number:min-integer-digits="1" number:grouping="true"/>
      <number:text> </number:text>
    </number:number-style>
    <number:number-style style:name="N157">
      <style:text-properties fo:color="#ff0000"/>
      <number:text>($</number:text>
      <number:number number:decimal-places="0" loext:min-decimal-places="0" number:min-integer-digits="1" number:grouping="true"/>
      <number:text>)</number:text>
      <style:map style:condition="value()&gt;=0" style:apply-style-name="N157P0"/>
    </number:number-style>
    <number:number-style style:name="N159P0" style:volatile="true">
      <number:text>$</number:text>
      <number:number number:decimal-places="2" loext:min-decimal-places="2" number:min-integer-digits="1" number:grouping="true"/>
      <number:text> </number:text>
    </number:number-style>
    <number:number-style style:name="N159">
      <number:text>($</number:text>
      <number:number number:decimal-places="2" loext:min-decimal-places="2" number:min-integer-digits="1" number:grouping="true"/>
      <number:text>)</number:text>
      <style:map style:condition="value()&gt;=0" style:apply-style-name="N159P0"/>
    </number:number-style>
    <number:number-style style:name="N160P0" style:volatile="true">
      <number:text>$</number:text>
      <number:number number:decimal-places="2" loext:min-decimal-places="2" number:min-integer-digits="1" number:grouping="true"/>
      <number:text> </number:text>
    </number:number-style>
    <number:number-style style:name="N160">
      <style:text-properties fo:color="#ff0000"/>
      <number:text>($</number:text>
      <number:number number:decimal-places="2" loext:min-decimal-places="2" number:min-integer-digits="1" number:grouping="true"/>
      <number:text>)</number:text>
      <style:map style:condition="value()&gt;=0" style:apply-style-name="N160P0"/>
    </number:number-style>
    <number:number-style style:name="N162P0" style:volatile="true">
      <number:number number:decimal-places="0" loext:min-decimal-places="0" number:min-integer-digits="1" number:grouping="true"/>
      <number:text> </number:text>
    </number:number-style>
    <number:number-style style:name="N162P1" style:volatile="true">
      <number:text> (</number:text>
      <number:number number:decimal-places="0" loext:min-decimal-places="0" number:min-integer-digits="1" number:grouping="true"/>
      <number:text>)</number:text>
    </number:number-style>
    <number:number-style style:name="N162P2" style:volatile="true">
      <number:text>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number number:decimal-places="0" loext:min-decimal-places="0" number:min-integer-digits="1" number:grouping="true"/>
      <number:text> </number:text>
    </number:number-style>
    <number:number-style style:name="N166P1" style:volatile="true">
      <number:text> $(</number:text>
      <number:number number:decimal-places="0" loext:min-decimal-places="0"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9P0" style:volatile="true">
      <number:number number:decimal-places="2" loext:min-decimal-places="2" number:min-integer-digits="1" number:grouping="true"/>
      <number:text> </number:text>
    </number:number-style>
    <number:number-style style:name="N169P1" style:volatile="true">
      <number:text> (</number:text>
      <number:number number:decimal-places="2" loext:min-decimal-places="2" number:min-integer-digits="1" number:grouping="true"/>
      <number:text>)</number:text>
    </number:number-style>
    <number:number-style style:name="N169P2" style:volatile="true">
      <number:text> -</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number:text>
    </number:number-style>
    <number:number-style style:name="N173P2" style:volatile="true">
      <number:text>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date-style style:name="N174">
      <number:day/>
      <number:text>/</number:text>
      <number:month/>
      <number:text>/</number:text>
      <number:year/>
    </number:date-style>
    <number:number-style style:name="N176P0" style:volatile="true">
      <number:text> </number:text>
      <number:number number:decimal-places="0" loext:min-decimal-places="0" number:min-integer-digits="1" number:grouping="true"/>
      <number:text> </number:text>
    </number:number-style>
    <number:number-style style:name="N176P1" style:volatile="true">
      <number:text> (</number:text>
      <number:number number:decimal-places="0" loext:min-decimal-places="0" number:min-integer-digits="1" number:grouping="true"/>
      <number:text>)</number:text>
    </number:number-style>
    <number:number-style style:name="N176P2" style:volatile="true">
      <number:text> -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8P0" style:volatile="true">
      <number:text> </number:text>
      <number:number number:decimal-places="2" loext:min-decimal-places="2" number:min-integer-digits="1" number:grouping="true"/>
      <number:text> </number:text>
    </number:number-style>
    <number:number-style style:name="N178P1" style:volatile="true">
      <number:text> (</number:text>
      <number:number number:decimal-places="2" loext:min-decimal-places="2" number:min-integer-digits="1" number:grouping="true"/>
      <number:text>)</number:text>
    </number:number-style>
    <number:number-style style:name="N178P2" style:volatile="true">
      <number:text> -</number:text>
      <number:number number:decimal-places="0" loext:min-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 </number:text>
      <number:number number:decimal-places="0" loext:min-decimal-places="0" number:min-integer-digits="1" number:grouping="true"/>
      <number:text>    </number:text>
    </number:number-style>
    <number:number-style style:name="N180P1" style:volatile="true">
      <number:text>-</number:text>
      <number:number number:decimal-places="0" loext:min-decimal-places="0" number:min-integer-digits="1" number:grouping="true"/>
      <number:text>    </number:text>
    </number:number-style>
    <number:number-style style:name="N180P2" style:volatile="true">
      <number:text>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2P0" style:volatile="true">
      <number:text> </number:text>
      <number:number number:decimal-places="0" loext:min-decimal-places="0" number:min-integer-digits="1" number:grouping="true"/>
      <number:text> € </number:text>
    </number:number-style>
    <number:number-style style:name="N182P1" style:volatile="true">
      <number:text>-</number:text>
      <number:number number:decimal-places="0" loext:min-decimal-places="0" number:min-integer-digits="1" number:grouping="true"/>
      <number:text> € </number:text>
    </number:number-style>
    <number:number-style style:name="N182P2" style:volatile="true">
      <number:text> - €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 number:decimal-places="2" loext:min-decimal-places="2" number:min-integer-digits="1" number:grouping="true"/>
      <number:text>    </number:text>
    </number:number-style>
    <number:number-style style:name="N184P1" style:volatile="true">
      <number:text>-</number:text>
      <number:number number:decimal-places="2" loext:min-decimal-places="2" number:min-integer-digits="1" number:grouping="true"/>
      <number:text>    </number:text>
    </number:number-style>
    <number:number-style style:name="N184P2" style:volatile="true">
      <number:text> -</number:text>
      <number:number number:decimal-places="0" loext:min-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2" loext:min-decimal-places="2" number:min-integer-digits="1" number:grouping="true"/>
      <number:text> € </number:text>
    </number:number-style>
    <number:number-style style:name="N186P1" style:volatile="true">
      <number:text>-</number:text>
      <number:number number:decimal-places="2" loext:min-decimal-places="2" number:min-integer-digits="1" number:grouping="true"/>
      <number:text> € </number:text>
    </number:number-style>
    <number:number-style style:name="N186P2" style:volatile="true">
      <number:text> -</number:text>
      <number:number number:decimal-places="0" loext:min-decimal-places="0" number:min-integer-digits="0"/>
      <number:text> €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87">
      <number:number number:decimal-places="1" loext:min-decimal-places="1" number:min-integer-digits="1"/>
    </number:number-style>
    <number:number-style style:name="N190P0" style:volatile="true">
      <loext:fill-character> </loext:fill-character>
      <number:number number:decimal-places="0" loext:min-decimal-places="0" number:min-integer-digits="1" number:grouping="true"/>
      <number:text>    </number:text>
    </number:number-style>
    <number:number-style style:name="N190P1" style:volatile="true">
      <loext:fill-character> </loext:fill-character>
      <number:number number:decimal-places="0" loext:min-decimal-places="0" number:min-integer-digits="1" number:grouping="true"/>
      <number:text>    </number:text>
    </number:number-style>
    <number:number-style style:name="N190P2" style:volatile="true">
      <loext:fill-character> </loext:fill-character>
      <number:text>-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3P0" style:volatile="true">
      <loext:fill-character> </loext:fill-character>
      <number:number number:decimal-places="0" loext:min-decimal-places="0" number:min-integer-digits="1" number:grouping="true"/>
      <number:text> € </number:text>
    </number:number-style>
    <number:number-style style:name="N193P1" style:volatile="true">
      <loext:fill-character> </loext:fill-character>
      <number:number number:decimal-places="0" loext:min-decimal-places="0" number:min-integer-digits="1" number:grouping="true"/>
      <number:text> € </number:text>
    </number:number-style>
    <number:number-style style:name="N193P2" style:volatile="true">
      <loext:fill-character> </loext:fill-character>
      <number:text>- € </number:text>
    </number:number-style>
    <number:text-style style:name="N193">
      <number:text-content/>
      <number:text> </number:text>
      <style:map style:condition="value()&gt;0" style:apply-style-name="N193P0"/>
      <style:map style:condition="value()&lt;0" style:apply-style-name="N193P1"/>
      <style:map style:condition="value()=0" style:apply-style-name="N193P2"/>
    </number:text-style>
    <number:number-style style:name="N196P0" style:volatile="true">
      <loext:fill-character> </loext:fill-character>
      <number:number number:decimal-places="2" loext:min-decimal-places="2" number:min-integer-digits="1" number:grouping="true"/>
      <number:text>    </number:text>
    </number:number-style>
    <number:number-style style:name="N196P1" style:volatile="true">
      <loext:fill-character> </loext:fill-character>
      <number:number number:decimal-places="2" loext:min-decimal-places="2" number:min-integer-digits="1" number:grouping="true"/>
      <number:text>    </number:text>
    </number:number-style>
    <number:number-style style:name="N196P2" style:volatile="true">
      <loext:fill-character> </loext:fill-character>
      <number:text>-</number:text>
      <number:number number:decimal-places="0" loext:min-decimal-places="0" number:min-integer-digits="0"/>
      <number:text>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199P0" style:volatile="true">
      <loext:fill-character> </loext:fill-character>
      <number:number number:decimal-places="2" loext:min-decimal-places="2" number:min-integer-digits="1" number:grouping="true"/>
      <number:text> € </number:text>
    </number:number-style>
    <number:number-style style:name="N199P1" style:volatile="true">
      <loext:fill-character> </loext:fill-character>
      <number:number number:decimal-places="2" loext:min-decimal-places="2" number:min-integer-digits="1" number:grouping="true"/>
      <number:text> € </number:text>
    </number:number-style>
    <number:number-style style:name="N199P2" style:volatile="true">
      <loext:fill-character> </loext:fill-character>
      <number:text>-</number:text>
      <number:number number:decimal-places="0" loext:min-decimal-places="0" number:min-integer-digits="0"/>
      <number:text> €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number-style style:name="N203P0" style:volatile="true">
      <loext:fill-character> </loext:fill-character>
      <number:number number:decimal-places="0" loext:min-decimal-places="0" number:min-integer-digits="1" number:grouping="true"/>
      <number:text> </number:text>
    </number:number-style>
    <number:number-style style:name="N203P1" style:volatile="true">
      <loext:fill-character> </loext:fill-character>
      <number:text>(</number:text>
      <number:number number:decimal-places="0" loext:min-decimal-places="0" number:min-integer-digits="1" number:grouping="true"/>
      <number:text>)</number:text>
    </number:number-style>
    <number:number-style style:name="N203P2" style:volatile="true">
      <loext:fill-character> </loext:fill-character>
      <number:text>-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number-style style:name="N207P0" style:volatile="true">
      <loext:fill-character> </loext:fill-character>
      <number:number number:decimal-places="2" loext:min-decimal-places="2" number:min-integer-digits="1" number:grouping="true"/>
      <number:text> </number:text>
    </number:number-style>
    <number:number-style style:name="N207P1" style:volatile="true">
      <loext:fill-character> </loext:fill-character>
      <number:text>(</number:text>
      <number:number number:decimal-places="2" loext:min-decimal-places="2" number:min-integer-digits="1" number:grouping="true"/>
      <number:text>)</number:text>
    </number:number-style>
    <number:number-style style:name="N207P2" style:volatile="true">
      <loext:fill-character> </loext:fill-character>
      <number:text>-</number:text>
      <number:number number:decimal-places="0" loext:min-decimal-places="0" number:min-integer-digits="0"/>
      <number:text> </number:text>
    </number:number-style>
    <number:text-style style:name="N207">
      <number:text-content/>
      <number:text> </number:text>
      <style:map style:condition="value()&gt;0" style:apply-style-name="N207P0"/>
      <style:map style:condition="value()&lt;0" style:apply-style-name="N207P1"/>
      <style:map style:condition="value()=0" style:apply-style-name="N207P2"/>
    </number:text-style>
    <number:number-style style:name="N208">
      <number:scientific-number number:decimal-places="1" loext:min-decimal-places="1" number:min-integer-digits="1" number:min-exponent-digits="1" loext:exponent-interval="1" loext:forced-exponent-sign="true"/>
    </number:number-style>
    <number:number-style style:name="N212P0" style:volatile="true">
      <loext:text> </loext:text>
      <loext:fill-character> </loext:fill-character>
      <number:number number:decimal-places="0" loext:min-decimal-places="0" number:min-integer-digits="1" number:grouping="true"/>
      <number:text>    </number:text>
    </number:number-style>
    <number:number-style style:name="N212P1" style:volatile="true">
      <loext:text>-</loext:text>
      <loext:fill-character> </loext:fill-character>
      <number:number number:decimal-places="0" loext:min-decimal-places="0" number:min-integer-digits="1" number:grouping="true"/>
      <number:text>    </number:text>
    </number:number-style>
    <number:number-style style:name="N212P2" style:volatile="true">
      <loext:text> </loext:text>
      <loext:fill-character> </loext:fill-character>
      <number:text>-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number-style style:name="N216P0" style:volatile="true">
      <loext:text> </loext:text>
      <loext:fill-character> </loext:fill-character>
      <number:number number:decimal-places="0" loext:min-decimal-places="0" number:min-integer-digits="1" number:grouping="true"/>
      <number:text> € </number:text>
    </number:number-style>
    <number:number-style style:name="N216P1" style:volatile="true">
      <loext:text>-</loext:text>
      <loext:fill-character> </loext:fill-character>
      <number:number number:decimal-places="0" loext:min-decimal-places="0" number:min-integer-digits="1" number:grouping="true"/>
      <number:text> € </number:text>
    </number:number-style>
    <number:number-style style:name="N216P2" style:volatile="true">
      <loext:text> </loext:text>
      <loext:fill-character> </loext:fill-character>
      <number:text>- €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20P0" style:volatile="true">
      <loext:text> </loext:text>
      <loext:fill-character> </loext:fill-character>
      <number:number number:decimal-places="2" loext:min-decimal-places="2" number:min-integer-digits="1" number:grouping="true"/>
      <number:text>    </number:text>
    </number:number-style>
    <number:number-style style:name="N220P1" style:volatile="true">
      <loext:text>-</loext:text>
      <loext:fill-character> </loext:fill-character>
      <number:number number:decimal-places="2" loext:min-decimal-places="2" number:min-integer-digits="1" number:grouping="true"/>
      <number:text>    </number:text>
    </number:number-style>
    <number:number-style style:name="N220P2" style:volatile="true">
      <loext:text> </loext:text>
      <loext:fill-character> </loext:fill-character>
      <number:text>-</number:text>
      <number:number number:decimal-places="0" loext:min-decimal-places="0" number:min-integer-digits="0"/>
      <number:text>    </number:text>
    </number:number-style>
    <number:text-style style:name="N220">
      <number:text-content/>
      <number:text> </number:text>
      <style:map style:condition="value()&gt;0" style:apply-style-name="N220P0"/>
      <style:map style:condition="value()&lt;0" style:apply-style-name="N220P1"/>
      <style:map style:condition="value()=0" style:apply-style-name="N220P2"/>
    </number:text-style>
    <number:number-style style:name="N224P0" style:volatile="true">
      <loext:text> </loext:text>
      <loext:fill-character> </loext:fill-character>
      <number:number number:decimal-places="2" loext:min-decimal-places="2" number:min-integer-digits="1" number:grouping="true"/>
      <number:text> € </number:text>
    </number:number-style>
    <number:number-style style:name="N224P1" style:volatile="true">
      <loext:text>-</loext:text>
      <loext:fill-character> </loext:fill-character>
      <number:number number:decimal-places="2" loext:min-decimal-places="2" number:min-integer-digits="1" number:grouping="true"/>
      <number:text> € </number:text>
    </number:number-style>
    <number:number-style style:name="N224P2" style:volatile="true">
      <loext:text> </loext:text>
      <loext:fill-character> </loext:fill-character>
      <number:text>-</number:text>
      <number:number number:decimal-places="0" loext:min-decimal-places="0" number:min-integer-digits="0"/>
      <number:text> € </number:text>
    </number:number-style>
    <number:text-style style:name="N224">
      <number:text-content/>
      <number:text> </number:text>
      <style:map style:condition="value()&gt;0" style:apply-style-name="N224P0"/>
      <style:map style:condition="value()&lt;0" style:apply-style-name="N224P1"/>
      <style:map style:condition="value()=0" style:apply-style-name="N224P2"/>
    </number:text-style>
    <number:number-style style:name="N225">
      <number:scientific-number number:decimal-places="1" loext:min-decimal-places="1" number:min-integer-digits="1" number:min-exponent-digits="1" loext:exponent-interval="3" loext:forced-exponent-sign="true"/>
    </number:number-style>
    <number:currency-style style:name="N226P0" style:volatile="true">
      <number:number number:decimal-places="2" loext:min-decimal-places="2" number:min-integer-digits="1" number:grouping="true"/>
      <number:text> </number:text>
      <number:currency-symbol number:language="fr" number:country="FR">€</number:currency-symbol>
    </number:currency-style>
    <number:currency-style style:name="N226">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26P0"/>
    </number:currency-style>
    <number:number-style style:name="N227">
      <number:text> - </number:text>
    </number:number-style>
    <number:number-style style:name="N228">
      <number:number number:decimal-places="2" loext:min-decimal-places="2" number:min-integer-digits="1" number:grouping="true"/>
      <number:text> </number:text>
    </number:number-style>
    <number:number-style style:name="N229">
      <number:text>  (</number:text>
      <number:number number:decimal-places="2" loext:min-decimal-places="2" number:min-integer-digits="1" number:grouping="true"/>
      <number:text>)</number:text>
    </number:number-style>
    <number:number-style style:name="N230P0" style:volatile="true">
      <number:number number:decimal-places="0" loext:min-decimal-places="0" number:min-integer-digits="1" number:grouping="true"/>
      <number:text>    </number:text>
    </number:number-style>
    <number:number-style style:name="N230P1" style:volatile="true">
      <number:number number:decimal-places="0" loext:min-decimal-places="0" number:min-integer-digits="1" number:grouping="true"/>
      <number:text>    </number:text>
    </number:number-style>
    <number:number-style style:name="N230P2" style:volatile="true">
      <number:text>-    </number:text>
    </number:number-style>
    <number:text-style style:name="N230">
      <number:text-content/>
      <number:text> </number:text>
      <style:map style:condition="value()&gt;0" style:apply-style-name="N230P0"/>
      <style:map style:condition="value()&lt;0" style:apply-style-name="N230P1"/>
      <style:map style:condition="value()=0" style:apply-style-name="N230P2"/>
    </number:text-style>
    <number:number-style style:name="N231P0" style:volatile="true">
      <number:number number:decimal-places="0" loext:min-decimal-places="0" number:min-integer-digits="1" number:grouping="true"/>
      <number:text> € </number:text>
    </number:number-style>
    <number:number-style style:name="N231P1" style:volatile="true">
      <number:number number:decimal-places="0" loext:min-decimal-places="0" number:min-integer-digits="1" number:grouping="true"/>
      <number:text> € </number:text>
    </number:number-style>
    <number:number-style style:name="N231P2" style:volatile="true">
      <number:text>- € </number:text>
    </number:number-style>
    <number:text-style style:name="N231">
      <number:text-content/>
      <number:text> </number:text>
      <style:map style:condition="value()&gt;0" style:apply-style-name="N231P0"/>
      <style:map style:condition="value()&lt;0" style:apply-style-name="N231P1"/>
      <style:map style:condition="value()=0" style:apply-style-name="N231P2"/>
    </number:text-style>
    <number:number-style style:name="N232P0" style:volatile="true">
      <number:number number:decimal-places="2" loext:min-decimal-places="2" number:min-integer-digits="1" number:grouping="true"/>
      <number:text>    </number:text>
    </number:number-style>
    <number:number-style style:name="N232P1" style:volatile="true">
      <number:number number:decimal-places="2" loext:min-decimal-places="2" number:min-integer-digits="1" number:grouping="true"/>
      <number:text>    </number:text>
    </number:number-style>
    <number:number-style style:name="N232P2" style:volatile="true">
      <number:text>-</number:text>
      <number:number number:decimal-places="0" loext:min-decimal-places="0" number:min-integer-digits="0"/>
      <number:text>    </number:text>
    </number:number-style>
    <number:text-style style:name="N232">
      <number:text-content/>
      <number:text> </number:text>
      <style:map style:condition="value()&gt;0" style:apply-style-name="N232P0"/>
      <style:map style:condition="value()&lt;0" style:apply-style-name="N232P1"/>
      <style:map style:condition="value()=0" style:apply-style-name="N232P2"/>
    </number:text-style>
    <number:number-style style:name="N233P0" style:volatile="true">
      <number:number number:decimal-places="2" loext:min-decimal-places="2" number:min-integer-digits="1" number:grouping="true"/>
      <number:text> € </number:text>
    </number:number-style>
    <number:number-style style:name="N233P1" style:volatile="true">
      <number:number number:decimal-places="2" loext:min-decimal-places="2" number:min-integer-digits="1" number:grouping="true"/>
      <number:text> € </number:text>
    </number:number-style>
    <number:number-style style:name="N233P2" style:volatile="true">
      <number:text>-</number:text>
      <number:number number:decimal-places="0" loext:min-decimal-places="0" number:min-integer-digits="0"/>
      <number:text> €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4P0" style:volatile="true">
      <number:number number:decimal-places="0" loext:min-decimal-places="0" number:min-integer-digits="1" number:grouping="true"/>
      <number:text> </number:text>
    </number:number-style>
    <number:number-style style:name="N234P1" style:volatile="true">
      <number:text>(</number:text>
      <number:number number:decimal-places="0" loext:min-decimal-places="0" number:min-integer-digits="1" number:grouping="true"/>
      <number:text>)</number:text>
    </number:number-style>
    <number:number-style style:name="N234P2" style:volatile="true">
      <number:text>- </number:text>
    </number:number-style>
    <number:text-style style:name="N234">
      <number:text-content/>
      <number:text> </number:text>
      <style:map style:condition="value()&gt;0" style:apply-style-name="N234P0"/>
      <style:map style:condition="value()&lt;0" style:apply-style-name="N234P1"/>
      <style:map style:condition="value()=0" style:apply-style-name="N234P2"/>
    </number:text-style>
    <number:number-style style:name="N235P0" style:volatile="true">
      <number:number number:decimal-places="2" loext:min-decimal-places="2" number:min-integer-digits="1" number:grouping="true"/>
      <number:text> </number:text>
    </number:number-style>
    <number:number-style style:name="N235P1" style:volatile="true">
      <number:text>(</number:text>
      <number:number number:decimal-places="2" loext:min-decimal-places="2" number:min-integer-digits="1" number:grouping="true"/>
      <number:text>)</number:text>
    </number:number-style>
    <number:number-style style:name="N235P2" style:volatile="true">
      <number:text>-</number:text>
      <number:number number:decimal-places="0" loext:min-decimal-places="0" number:min-integer-digits="0"/>
      <number:text> </number:text>
    </number:number-style>
    <number:text-style style:name="N235">
      <number:text-content/>
      <number:text> </number:text>
      <style:map style:condition="value()&gt;0" style:apply-style-name="N235P0"/>
      <style:map style:condition="value()&lt;0" style:apply-style-name="N235P1"/>
      <style:map style:condition="value()=0" style:apply-style-name="N235P2"/>
    </number:text-style>
    <number:number-style style:name="N236">
      <number:text>$ </number:text>
      <number:number number:decimal-places="2" loext:min-decimal-places="2" number:min-integer-digits="1" number:grouping="true"/>
      <number:text> </number:text>
    </number:number-style>
    <number:number-style style:name="N237">
      <number:text>$ (</number:text>
      <number:number number:decimal-places="2" loext:min-decimal-places="2" number:min-integer-digits="1" number:grouping="true"/>
      <number:text>)</number:text>
    </number:number-style>
    <number:number-style style:name="N238">
      <number:text>$- </number:text>
    </number:number-style>
    <number:number-style style:name="N239P0" style:volatile="true">
      <number:text>$ </number:text>
      <number:number number:decimal-places="2" loext:min-decimal-places="2" number:min-integer-digits="1" number:grouping="true"/>
      <number:text> </number:text>
    </number:number-style>
    <number:number-style style:name="N239P1" style:volatile="true">
      <number:text>$ (</number:text>
      <number:number number:decimal-places="2" loext:min-decimal-places="2" number:min-integer-digits="1" number:grouping="true"/>
      <number:text>)</number:text>
    </number:number-style>
    <number:number-style style:name="N239P2" style:volatile="true">
      <number:text>$- </number:text>
    </number:number-style>
    <number:text-style style:name="N239">
      <number:text-content/>
      <number:text> </number:text>
      <style:map style:condition="value()&gt;0" style:apply-style-name="N239P0"/>
      <style:map style:condition="value()&lt;0" style:apply-style-name="N239P1"/>
      <style:map style:condition="value()=0" style:apply-style-name="N239P2"/>
    </number:text-style>
    <number:number-style style:name="N240">
      <number:text>$ </number:text>
      <number:number number:decimal-places="0" loext:min-decimal-places="0" number:min-integer-digits="1"/>
      <number:text> </number:text>
    </number:number-style>
    <number:number-style style:name="N241">
      <number:text>$ (</number:text>
      <number:number number:decimal-places="0" loext:min-decimal-places="0" number:min-integer-digits="1"/>
      <number:text>)</number:text>
    </number:number-style>
    <number:number-style style:name="N242P0" style:volatile="true">
      <number:text>$ </number:text>
      <number:number number:decimal-places="0" loext:min-decimal-places="0" number:min-integer-digits="1"/>
      <number:text> </number:text>
    </number:number-style>
    <number:number-style style:name="N242P1" style:volatile="true">
      <number:text>$ (</number:text>
      <number:number number:decimal-places="0" loext:min-decimal-places="0" number:min-integer-digits="1"/>
      <number:text>)</number:text>
    </number:number-style>
    <number:number-style style:name="N242P2" style:volatile="true">
      <number:text>$-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3">
      <number:number number:decimal-places="0" loext:min-decimal-places="0" number:min-integer-digits="1"/>
      <number:text> </number:text>
    </number:number-style>
    <number:number-style style:name="N244">
      <number:text>  (</number:text>
      <number:number number:decimal-places="0" loext:min-decimal-places="0" number:min-integer-digits="1"/>
      <number:text>)</number:text>
    </number:number-style>
    <number:number-style style:name="N245P0" style:volatile="true">
      <number:number number:decimal-places="0" loext:min-decimal-places="0" number:min-integer-digits="1"/>
      <number:text> </number:text>
    </number:number-style>
    <number:number-style style:name="N245P1" style:volatile="true">
      <number:text>  (</number:text>
      <number:number number:decimal-places="0" loext:min-decimal-places="0" number:min-integer-digits="1"/>
      <number:text>)</number:text>
    </number:number-style>
    <number:number-style style:name="N245P2" style:volatile="true">
      <number:text> -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currency-style style:name="N246P0" style:volatile="true">
      <number:number number:decimal-places="2" loext:min-decimal-places="2" number:min-integer-digits="1" number:grouping="true"/>
      <number:text> </number:text>
      <number:currency-symbol>€</number:currency-symbol>
      <number:text> </number:text>
    </number:currency-style>
    <number:currency-style style:name="N246P1" style:volatile="true">
      <number:number number:decimal-places="2" loext:min-decimal-places="2" number:min-integer-digits="1" number:grouping="true"/>
      <number:text> </number:text>
      <number:currency-symbol>€</number:currency-symbol>
      <number:text> </number:text>
    </number:currency-style>
    <number:currency-style style:name="N246P2" style:volatile="true">
      <number:text>-</number:text>
      <number:number number:decimal-places="0" loext:min-decimal-places="0" number:min-integer-digits="0"/>
      <number:text> </number:text>
      <number:currency-symbol>€</number:currency-symbol>
      <number:text> </number:text>
    </number:currency-style>
    <number:text-style style:name="N246">
      <number:text-content/>
      <number:text> </number:text>
      <style:map style:condition="value()&gt;0" style:apply-style-name="N246P0"/>
      <style:map style:condition="value()&lt;0" style:apply-style-name="N246P1"/>
      <style:map style:condition="value()=0" style:apply-style-name="N246P2"/>
    </number:text-style>
    <number:number-style style:name="N247P0" style:volatile="true">
      <number:text>€</number:text>
      <number:number number:decimal-places="0" loext:min-decimal-places="0" number:min-integer-digits="1" number:grouping="true"/>
      <number:text> </number:text>
    </number:number-style>
    <number:number-style style:name="N247">
      <number:text>(€</number:text>
      <number:number number:decimal-places="0" loext:min-decimal-places="0" number:min-integer-digits="1" number:grouping="true"/>
      <number:text>)</number:text>
      <style:map style:condition="value()&gt;=0" style:apply-style-name="N247P0"/>
    </number:number-style>
    <number:number-style style:name="N248P0" style:volatile="true">
      <number:text>€</number:text>
      <number:number number:decimal-places="0" loext:min-decimal-places="0" number:min-integer-digits="1" number:grouping="true"/>
      <number:text> </number:text>
    </number:number-style>
    <number:number-style style:name="N248">
      <style:text-properties fo:color="#ff0000"/>
      <number:text>(€</number:text>
      <number:number number:decimal-places="0" loext:min-decimal-places="0" number:min-integer-digits="1" number:grouping="true"/>
      <number:text>)</number:text>
      <style:map style:condition="value()&gt;=0" style:apply-style-name="N248P0"/>
    </number:number-style>
    <number:number-style style:name="N249P0" style:volatile="true">
      <number:text>€</number:text>
      <number:number number:decimal-places="2" loext:min-decimal-places="2" number:min-integer-digits="1" number:grouping="true"/>
      <number:text> </number:text>
    </number:number-style>
    <number:number-style style:name="N249">
      <number:text>(€</number:text>
      <number:number number:decimal-places="2" loext:min-decimal-places="2" number:min-integer-digits="1" number:grouping="true"/>
      <number:text>)</number:text>
      <style:map style:condition="value()&gt;=0" style:apply-style-name="N249P0"/>
    </number:number-style>
    <number:number-style style:name="N250P0" style:volatile="true">
      <number:text>€</number:text>
      <number:number number:decimal-places="2" loext:min-decimal-places="2" number:min-integer-digits="1" number:grouping="true"/>
      <number:text> </number:text>
    </number:number-style>
    <number:number-style style:name="N250">
      <style:text-properties fo:color="#ff0000"/>
      <number:text>(€</number:text>
      <number:number number:decimal-places="2" loext:min-decimal-places="2" number:min-integer-digits="1" number:grouping="true"/>
      <number:text>)</number:text>
      <style:map style:condition="value()&gt;=0" style:apply-style-name="N250P0"/>
    </number:number-style>
    <number:number-style style:name="N251P0" style:volatile="true">
      <number:number number:decimal-places="0" loext:min-decimal-places="0" number:min-integer-digits="1" number:grouping="true"/>
      <number:text> F</number:text>
    </number:number-style>
    <number:number-style style:name="N251">
      <number:text>-</number:text>
      <number:number number:decimal-places="0" loext:min-decimal-places="0" number:min-integer-digits="1" number:grouping="true"/>
      <number:text> F</number:text>
      <style:map style:condition="value()&gt;=0" style:apply-style-name="N251P0"/>
    </number:number-style>
    <number:number-style style:name="N252P0" style:volatile="true">
      <number:number number:decimal-places="0" loext:min-decimal-places="0" number:min-integer-digits="1" number:grouping="true"/>
      <number:text> F</number:text>
    </number:number-style>
    <number:number-style style:name="N252">
      <style:text-properties fo:color="#ff0000"/>
      <number:text>-</number:text>
      <number:number number:decimal-places="0" loext:min-decimal-places="0" number:min-integer-digits="1" number:grouping="true"/>
      <number:text> F</number:text>
      <style:map style:condition="value()&gt;=0" style:apply-style-name="N252P0"/>
    </number:number-style>
    <number:number-style style:name="N253P0" style:volatile="true">
      <number:number number:decimal-places="2" loext:min-decimal-places="2" number:min-integer-digits="1" number:grouping="true"/>
      <number:text> F</number:text>
    </number:number-style>
    <number:number-style style:name="N253">
      <number:text>-</number:text>
      <number:number number:decimal-places="2" loext:min-decimal-places="2" number:min-integer-digits="1" number:grouping="true"/>
      <number:text> F</number:text>
      <style:map style:condition="value()&gt;=0" style:apply-style-name="N253P0"/>
    </number:number-style>
    <number:number-style style:name="N254P0" style:volatile="true">
      <number:number number:decimal-places="2" loext:min-decimal-places="2" number:min-integer-digits="1" number:grouping="true"/>
      <number:text> F</number:text>
    </number:number-style>
    <number:number-style style:name="N254">
      <style:text-properties fo:color="#ff0000"/>
      <number:text>-</number:text>
      <number:number number:decimal-places="2" loext:min-decimal-places="2" number:min-integer-digits="1" number:grouping="true"/>
      <number:text> F</number:text>
      <style:map style:condition="value()&gt;=0" style:apply-style-name="N254P0"/>
    </number:number-style>
    <number:number-style style:name="N255P0" style:volatile="true">
      <number:number number:decimal-places="0" loext:min-decimal-places="0" number:min-integer-digits="1" number:grouping="true"/>
      <number:text> F </number:text>
    </number:number-style>
    <number:number-style style:name="N255P1" style:volatile="true">
      <number:number number:decimal-places="0" loext:min-decimal-places="0" number:min-integer-digits="1" number:grouping="true"/>
      <number:text> F </number:text>
    </number:number-style>
    <number:number-style style:name="N255P2" style:volatile="true">
      <number:text>- F </number:text>
    </number:number-style>
    <number:text-style style:name="N255">
      <number:text-content/>
      <number:text> </number:text>
      <style:map style:condition="value()&gt;0" style:apply-style-name="N255P0"/>
      <style:map style:condition="value()&lt;0" style:apply-style-name="N255P1"/>
      <style:map style:condition="value()=0" style:apply-style-name="N255P2"/>
    </number:text-style>
    <number:number-style style:name="N256P0" style:volatile="true">
      <number:number number:decimal-places="2" loext:min-decimal-places="2" number:min-integer-digits="1" number:grouping="true"/>
      <number:text> F </number:text>
    </number:number-style>
    <number:number-style style:name="N256P1" style:volatile="true">
      <number:number number:decimal-places="2" loext:min-decimal-places="2" number:min-integer-digits="1" number:grouping="true"/>
      <number:text> F </number:text>
    </number:number-style>
    <number:number-style style:name="N256P2" style:volatile="true">
      <number:text>-</number:text>
      <number:number number:decimal-places="0" loext:min-decimal-places="0" number:min-integer-digits="0"/>
      <number:text> F </number:text>
    </number:number-style>
    <number:text-style style:name="N256">
      <number:text-content/>
      <number:text> </number:text>
      <style:map style:condition="value()&gt;0" style:apply-style-name="N256P0"/>
      <style:map style:condition="value()&lt;0" style:apply-style-name="N256P1"/>
      <style:map style:condition="value()=0" style:apply-style-name="N256P2"/>
    </number:text-style>
    <number:number-style style:name="N257P0" style:volatile="true">
      <number:text>Vrai</number:text>
    </number:number-style>
    <number:number-style style:name="N257P1" style:volatile="true">
      <number:text>Vrai</number:text>
    </number:number-style>
    <number:number-style style:name="N257">
      <number:text>Faux</number:text>
      <style:map style:condition="value()&gt;0" style:apply-style-name="N257P0"/>
      <style:map style:condition="value()&lt;0" style:apply-style-name="N257P1"/>
    </number:number-style>
    <number:number-style style:name="N258P0" style:volatile="true">
      <number:text>Actif</number:text>
    </number:number-style>
    <number:number-style style:name="N258P1" style:volatile="true">
      <number:text>Actif</number:text>
    </number:number-style>
    <number:number-style style:name="N258">
      <number:text>Inactif</number:text>
      <style:map style:condition="value()&gt;0" style:apply-style-name="N258P0"/>
      <style:map style:condition="value()&lt;0" style:apply-style-name="N258P1"/>
    </number:number-style>
    <number:currency-style style:name="N259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259">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259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number:text> </number:text>
      <number:number number:decimal-places="0" loext:min-decimal-places="0" number:min-integer-digits="1" number:grouping="true"/>
      <number:text>    </number:text>
    </number:number-style>
    <number:number-style style:name="N10128P1" style:volatile="true" number:language="fr" number:country="FR">
      <number:text>-</number:text>
      <number:number number:decimal-places="0" loext:min-decimal-places="0" number:min-integer-digits="1" number:grouping="true"/>
      <number:text>    </number:text>
    </number:number-style>
    <number:number-style style:name="N10128P2" style:volatile="true" number:language="fr" number:country="FR">
      <number:text> -    </number:text>
    </number:number-style>
    <number:text-style style:name="N10128" number:language="fr" number:country="FR">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number:text> </number:text>
      <number:number number:decimal-places="0" loext:min-decimal-places="0" number:min-integer-digits="1" number:grouping="true"/>
      <number:text> € </number:text>
    </number:number-style>
    <number:number-style style:name="N10132P1" style:volatile="true" number:language="fr" number:country="FR">
      <number:text>-</number:text>
      <number:number number:decimal-places="0" loext:min-decimal-places="0" number:min-integer-digits="1" number:grouping="true"/>
      <number:text> € </number:text>
    </number:number-style>
    <number:number-style style:name="N10132P2" style:volatile="true" number:language="fr" number:country="FR">
      <number:text> - € </number:text>
    </number:number-style>
    <number:text-style style:name="N10132" number:language="fr" number:country="FR">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number:text> </number:text>
      <number:number number:decimal-places="2" loext:min-decimal-places="2" number:min-integer-digits="1" number:grouping="true"/>
      <number:text>    </number:text>
    </number:number-style>
    <number:number-style style:name="N10136P1" style:volatile="true" number:language="fr" number:country="FR">
      <number:text>-</number:text>
      <number:number number:decimal-places="2" loext:min-decimal-places="2" number:min-integer-digits="1" number:grouping="true"/>
      <number:text>    </number:text>
    </number:number-style>
    <number:number-style style:name="N10136P2" style:volatile="true" number:language="fr" number:country="FR">
      <number:text> -</number:text>
      <number:number number:decimal-places="0" loext:min-decimal-places="0" number:min-integer-digits="0"/>
      <number:text>    </number:text>
    </number:number-style>
    <number:text-style style:name="N10136" number:language="fr" number:country="FR">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number:text> </number:text>
      <number:number number:decimal-places="2" loext:min-decimal-places="2" number:min-integer-digits="1" number:grouping="true"/>
      <number:text> € </number:text>
    </number:number-style>
    <number:number-style style:name="N10140P1" style:volatile="true" number:language="fr" number:country="FR">
      <number:text>-</number:text>
      <number:number number:decimal-places="2" loext:min-decimal-places="2" number:min-integer-digits="1" number:grouping="true"/>
      <number:text> € </number:text>
    </number:number-style>
    <number:number-style style:name="N10140P2" style:volatile="true" number:language="fr" number:country="FR">
      <number:text> -</number:text>
      <number:number number:decimal-places="0" loext:min-decimal-places="0" number:min-integer-digits="0"/>
      <number:text> € </number:text>
    </number:number-style>
    <number:text-style style:name="N10140" number:language="fr" number:country="FR">
      <number:text-content/>
      <number:text> </number:text>
      <style:map style:condition="value()&gt;0" style:apply-style-name="N10140P0"/>
      <style:map style:condition="value()&lt;0" style:apply-style-name="N10140P1"/>
      <style:map style:condition="value()=0" style:apply-style-name="N10140P2"/>
    </number:text-style>
    <number:time-style style:name="N10141" number:language="fr" number:country="FR">
      <number:minutes number:style="long"/>
      <number:text>:</number:text>
      <number:seconds number:style="long"/>
    </number:time-style>
    <number:time-style style:name="N10142" number:language="fr" number:country="FR" number:truncate-on-overflow="false">
      <number:hours/>
      <number:text>:</number:text>
      <number:minutes number:style="long"/>
      <number:text>:</number:text>
      <number:seconds number:style="long"/>
    </number:time-style>
    <number:time-style style:name="N10143" number:language="fr" number:country="FR">
      <number:minutes number:style="long"/>
      <number:text>:</number:text>
      <number:seconds number:style="long" number:decimal-places="1"/>
    </number:time-style>
    <number:number-style style:name="N10144" number:language="fr" number:country="FR">
      <number:scientific-number number:decimal-places="1" loext:min-decimal-places="1" number:min-integer-digits="3" number:min-exponent-digits="1" loext:exponent-interval="3" loext:forced-exponent-sign="true"/>
    </number:number-style>
    <number:currency-style style:name="N10145"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46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46"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46P0"/>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rouge" style:family="table-cell" style:parent-style-name="Default">
      <style:text-properties fo:color="#ff3366" style:text-outline="true"/>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3">00/00/0000</text:date>, <text:time style:data-style-name="N2" text:time-value="08:44:32.99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2T14:34:27.905000000</meta:creation-date>
    <dc:date>2016-11-23T08:46:06.695000000</dc:date>
    <meta:editing-duration>PT16M36S</meta:editing-duration>
    <meta:editing-cycles>11</meta:editing-cycles>
    <meta:generator>LibreOffice/5.1.6.2$Windows_x86 LibreOffice_project/07ac168c60a517dba0f0d7bc7540f5afa45f0909</meta:generator>
    <meta:document-statistic meta:table-count="1" meta:cell-count="441" meta:object-count="0"/>
  </office:meta>
</office:document-meta>
</file>

<file path=Basic/Standard/A.xml><?xml version="1.0" encoding="utf-8"?>
<!DOCTYPE module  PUBLIC '-//OpenOffice.org//DTD OfficeDocument 1.0//EN'  'module.dtd'>
<script:module xmlns:script="http://openoffice.org/2000/script" script:name="A" script:language="StarBasic">REM  *****  BASIC  *****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JsonStructuresVrac(colCode as String, colHeure as String, colNom as String, colCategorieDechets as String, colCategorie as String, colEmail as String, colTel as String, colF as String, colDescr as String, colH as String, colI as String, colJ as String, colK as String, colL as String, colM as String,colN as String, colO as String, colP as String, colQ as String, colSite as String, colS as String, colDechets as String, colDechetsEn as String, colDescrEn as String)
		Result = "      {" &amp; getCleValeurPasVide("code",colCode,",")
		Result = Result &amp; getCleValeurPasVide("latitude",colN,",")
		Result = Result &amp; getCleValeurPasVide("longitude",colO,",")
		Result = Result &amp; getCleValeurPasVide("modesCollecte","ventevrac",",")
		Result = Result &amp; getCleValeurPasVide("type"," vente au vrac",",")
		Result = Result &amp; getCleValeurPasVide("type_en"," bulk sale",",")
		Result = Result &amp; getCleValeurPasVide("statut",colCategorie,",")
		Result = Result &amp; getCleValeurPasVide("descr",colDescr,",")
		Result = Result &amp; getCleValeurPasVide("descr_en",colDescrEn,",")
		Result = Result &amp; getCleValeurPasVide("nom",colNom,",")
		Result = Result &amp; getCleValeurPasVide("nom_en",colNom,",")
		If colH = 0 Then
			colH = ""
		EndIf
		If colI = 0 Then
			colI = ""
		EndIf
		If colJ = 0 Then
			colJ = ""
		EndIf
		If colK = 0 Then
			colK = ""
		EndIf
		Result = Result &amp; getCleValeurPasVide("adresseTemp",colH &amp; " " &amp; colI &amp; " " &amp;colJ &amp; " " &amp;colK,",")
		if colSite&lt;&gt;0 Then
			Result = Result &amp; getCleValeurPasVide("url",colSite,",")
		EndIf
		Result = Result &amp; getCleValeurPasVide("email",colEmail,",")
		Result = Result &amp; getCleValeurPasVide("tel",colTel,",")
		Result = Result &amp; getCleValeurPasVide("logo",LogoForStructure(colCategorieDechets,colNom),",")
		Result = Result &amp; getCleValeurPasVide("src",colHeure,",")
		Result = Result &amp; getCleValeurPasVide("horaires",colP,",")
		Result = Result &amp; getCleValeurPasVide("plagesHoraires",colQ,",")
		Result = Result &amp; getCleValeurPasVide("sous_zone", REMPLACEQUARTIERSCO(colM),",")
	  	Temp = UtilReplace(colNom," ",",")
	  	Temp = UtilReplace(Temp,"(","")
	  	Temp = UtilReplace(Temp,")","")
		'' Result = Result &amp; getCleValeurPasVide("mots_cles",UtilTransformeEnMotsCles(colDechets) &amp; "," &amp; UtilTransformeEnMotsCles(Temp),",")
		Result = Result &amp; getCleValeurPasVide("mots_cles",UtilTransformeEnMotsCles(colDechets),",")
	  	Temp = UtilReplace(colNom," ",",")
	  	Temp = UtilReplace(Temp,"(","")
	  	Temp = UtilReplace(Temp,")","")
		Result = Result &amp; getCleValeurPasVide("mots_cles_en",UtilTransformeEnMotsCles(colDechetsEn) &amp; "," &amp; UtilTransformeEnMotsCles(Temp),",")
		Result = Result &amp; getCleValeurPasVide("image", "paperbag.png",",")
		Result = Result &amp; "},"
		Result = UtilReplace(Result, "," &amp; chr(10) &amp; "      }",  chr(10) &amp; "   }")
	JsonStructuresVrac = Result
End Function


'' En fonction du nom renvoie l'image a mettre en logo.
Function LogoForStructure(Category as String, Name as String)
	Temp = ""
	Repertoire = "resources/images/nantes/"
	If Name="Atelier du Retz Emploi (Sainte-Pazanne)" or Name="Atelier du Retz Emploi (Le Pèlerin)" or Name="Atelier du Retz Emploi (Le Breil)" or Name="Atelier du Retz Emploi (Saint Brévin)" Then
		Temp = Repertoire &amp; "logo_lesateliersduretzemploi.png"
	ElseIf Name="Velocampus" Then
		Temp = Repertoire &amp; "logo-velocampus.png"
	ElseIf Name="Le comptoir du Solilab (Atelier du Retz Emploi et Ding Fring)" Then
		Temp = Repertoire &amp; "logo_lecomptoir_du_solilab.jpg"
	ElseIf Name="Nâga" Then
		Temp = Repertoire &amp; "logo_naga.png"
	ElseIf Name="Tech Recyclage" Then
		Temp = Repertoire &amp; "logo_techrecyclage.png"
	ElseIf Name="ATAO (Nantes)" or Name="ATAO (Saint-Herblain)" Then
		Temp = Repertoire &amp; "logo_atao.jpg"
	ElseIf Name="Re-act" Then
		Temp = Repertoire &amp; "logo_react.png"
	ElseIf Name="À prendre ou à laisser (Nantes)" Then
		Temp = Repertoire &amp; "logo_catournautroc.png"
	ElseIf Name="Ecologie L'Air Livre (château Nantes)" or  Name="Nantes Ecologie L'Air Livre (Cité des Congrès Nantes)" Then
		Temp = Repertoire &amp; "logo_nantesecologie.png"	
	ElseIf Name="Po' Fringues (Secours Populaire Français Nantes)" or  Name="Secours populaire" or  Name="Solidari'meubles (Secours Populaire Français Nantes)" or Name="S'POP affaires (Secours Populaire Français Nantes)" Then
		Temp = Repertoire &amp; "logo_secours_populaire_francais.png"
	REM ElseIf Name="La Boîte Utile" Then
	REM		Temp = Repertoire &amp; "logo_catournautroc.png"
	ElseIf Name="Stations Services" Then
		Temp = Repertoire &amp; "logo_stationsservices.png"
	ElseIf Name="La récupérette (Clisson)" Then
		Temp = Repertoire &amp; "logo_larecuperette.png"
	End If
	LogoForStructure = Temp
End Function 


'' Renvoie le code du quartier nantais selon le nom quartier (issu de données Open Data)
Function RemplaceQuartierSCO(QuartierSource)
	If (QuartierSource="Quartier Nantais : Bellevue / Chantenay / Sainte-Anne" or QuartierSource="Bellevue Chantenay Sainte Anne") Then
		RemplaceQuartierSCO = CONSTQuartierAdminBellevueChantenaySaineAnne
	ElseIf (QuartierSource="Quartier Nantais : Breil / Barberie" or QuartierSource="Breil Barberie") Then
		RemplaceQuartierSCO = CONSTQuartierAdminBreilBarberie
	ElseIf (QuartierSource="Quartier Nantais : Centre Ville" or QuartierSource="Centre Ville") Then
		RemplaceQuartierSCO = CONSTQuartierAdminCentreVille
	ElseIf (QuartierSource="Quartier Nantais : Dervallières / Zola" or QuartierSource="Dervallières Zola") Then
		RemplaceQuartierSCO = CONSTQuartierAdminDervallieresZola
	ElseIf (QuartierSource="Quartier Nantais : Doulon / Bottière" or QuartierSource="Doulon Bottière") Then
		RemplaceQuartierSCO = CONSTQuartierAdminBoulonBottiere
	ElseIf (QuartierSource="Quartier Nantais : Hauts Pavés / Saint Félix" or QuartierSource="Hauts Pavés Saint Félix") Then
		RemplaceQuartierSCO = CONSTQuartierAdminHautsPavesSaintFelix
	ElseIf (QuartierSource="Quartier Nantais : Ile De Nantes" or QuartierSource="Ile de Nantes") Then
		RemplaceQuartierSCO = CONSTQuartierAdminIleDeNantes
	ElseIf (QuartierSource="Quartier Nantais : Malakoff / Saint-Donatien" or QuartierSource="Malakoff Saint-Donatien") Then
		RemplaceQuartierSCO = CONSTQuartierAdminMalakoffSaintDonatien
	ElseIf (QuartierSource="Quartier Nantais : Nantes Erdre" or QuartierSource="Nantes Erdre") Then
		RemplaceQuartierSCO = CONSTQuartierAdminNantesErdre
	ElseIf (QuartierSource="Quartier Nantais : Nantes Nord" or QuartierSource="Nantes Nord") Then
		RemplaceQuartierSCO = CONSTQuartierAdminNantesNord
	ElseIf (QuartierSource="Quartier Nantais : Nantes Sud" or QuartierSource="Nantes Sud") Then
		RemplaceQuartierSCO = CONSTQuartierAdminNantesSud
	ElseIf (QuartierSource="Hors Nantes : au nord de la Loire" or QuartierSource="") Then
		RemplaceQuartierSCO = CONSTQuartierHorsNantesNordLoire
	ElseIf (QuartierSource="Hors Nantes : au sud de la Loire" or QuartierSource="") Then
		RemplaceQuartierSCO = CONSTQuartierHorsNantesSudLoire
	Else
	 	Temp = UtilReplace(QuartierSource,"BOUGENAIS",CONSTQuartierHorsNantesSudLoire)
	 	Temp = UtilReplace(Temp,"CARQUEFOU",CONSTQuartierHorsNantesNordLoire)
	 	Temp = UtilReplace(Temp,"CHANTENAY",CONSTQuartierAdminBellevueChantenaySaineAnne)
	 	Temp = UtilReplace(Temp,"DERVALLIERES",CONSTQuartierAdminDervallieresZola)
	 	Temp = UtilReplace(Temp,"DONGES",,CONSTQuartierHorsNantesNordLoire)
	 	Temp = UtilReplace(Temp,"FROSSAY",CONSTQuartierHorsNantesSudLoire)
	 	Temp = UtilReplace(Temp,"LA CHAPELLE SUR ERDRE",CONSTQuartierHorsNantesNordLoire)
	 	Temp = UtilReplace(Temp,"LA MONTAGNE",CONSTQuartierHorsNantesSudLoire)
	 	Temp = UtilReplace(Temp,"LE PELLERIN",CONSTQuartierHorsNantesSudLoire)
	 	Temp = UtilReplace(Temp,"MAUVES-SUR-LOIRE",CONSTQuartierHorsNantesNordLoire)
	 	Temp = UtilReplace(Temp,"NANTES",CONSTQuartierNantes)
	 	Temp = UtilReplace(Temp,"ORVAULT",CONSTQuartierHorsNantesNordLoire)
	 	Temp = UtilReplace(Temp,"PAIMBOEUF",CONSTQuartierHorsNantesSudLoire)
	 	Temp = UtilReplace(Temp,"PORNICHET",CONSTQuartierHorsNantesNordLoire)
	 	Temp = UtilReplace(Temp,"REZE",CONSTQuartierHorsNantesSudLoire)
	 	Temp = UtilReplace(Temp,"SAINT NAZAIRE",CONSTQuartierHorsNantesNordLoire)
	 	Temp = UtilReplace(Temp,"SAINT_PERE_EN_RETZ",CONSTQuartierHorsNantesNordLoire)
	 	Temp = UtilReplace(Temp,"SAINT SEBASTIEN SUR LOIRE",CONSTQuartierHorsNantesSudLoire)
	 	Temp = UtilReplace(Temp,"SAINT_ANDRE_DES_EAUX",CONSTQuartierHorsNantesNordLoire)
	 	Temp = UtilReplace(Temp,"SAINT_BREVIN_LES_PINS",CONSTQuartierHorsNantesSudLoire)
	 	Temp = UtilReplace(Temp,"SAINT-HERBLAIN",CONSTQuartierHorsNantesNordLoire)
	 	Temp = UtilReplace(Temp,"SAINT_JOACHIM",CONSTQuartierHorsNantesNordLoire)
	 	Temp = UtilReplace(Temp,"SAINT-MALO-DE-GUERSAC",CONSTQuartierHorsNantesNordLoire)
	 	Temp = UtilReplace(Temp,"SAINT-NAZAIRE",CONSTQuartierHorsNantesNordLoire)
	 	Temp = UtilReplace(Temp,"SAINTE-PAZANNE",CONSTQuartierHorsNantesSudLoire)
	 	Temp = UtilReplace(Temp,"SAUTRON",CONSTQuartierHorsNantesNordLoire)
	 	Temp = UtilReplace(Temp,"SAVENAY",CONSTQuartierHorsNantesNordLoire)
	 	Temp = UtilReplace(Temp,"ST PHILBERT DE GRAND LIEU",CONSTQuartierHorsNantesSudLoire)
	 	Temp = UtilReplace(Temp,"TREILLIERES",CONSTQuartierHorsNantesNordLoire)
	 	Temp = UtilReplace(Temp,"TRIGNAC",CONSTQuartierHorsNantesNordLoire)
	 	Temp = UtilReplace(Temp,"VALLET",CONSTQuartierHorsNantesSudLoire)
	 	Temp = UtilReplace(Temp,"VERTOU",CONSTQuartierHorsNantesSudLoire)
	 	Temp = UtilReplace(Temp,"Couëron",CONSTQuartierHorsNantesNordLoire)
	 	Temp = UtilReplace(Temp,"Thouaré",CONSTQuartierHorsNantesNordLoire)
	 	Temp = UtilReplace(Temp,"Saint-Luce sur Loire",CONSTQuartierHorsNantesNordLoire)
	 	Temp = UtilReplace(Temp,"Mauves sur Loire",CONSTQuartierHorsNantesNordLoire)
	 	Temp = UtilReplace(Temp,"Bouguenais",CONSTQuartierHorsNantesSudLoire)
	 	Temp = UtilReplace(Temp,"Sorinières",CONSTQuartierHorsNantesSudLoire)
	  	Temp = UtilReplace(Temp,"Basse-Goulaine",CONSTQuartierHorsNantesSudLoire)
	 	Temp = UtilReplace(Temp,"Saint-Sébastien sur Loire",CONSTQuartierHorsNantesSudLoire)
	 	Temp = UtilReplace(Temp,"Saint-Léger-les-Vignes",CONSTQuartierHorsNantesSudLoire)
	 	Temp = UtilReplace(Temp,"Pellerin",CONSTQuartierHorsNantesSudLoire)
	 	Temp = UtilReplace(Temp,"Rezé",CONSTQuartierHorsNantesSudLoire)
	 	Temp = UtilReplace(Temp,"Saint-Aignan de Grand Lieu",CONSTQuartierHorsNantesSudLoire)
	 	Temp = UtilReplace(Temp,"Brains",CONSTQuartierHorsNantesSudLoire)
	 	Temp = UtilReplace(Temp,"Bouaye",CONSTQuartierHorsNantesSudLoire)
	 	Temp = UtilReplace(Temp,"VIARME",CONSTQuartierAdminHautsPavesSaintFelix)
	    RemplaceQuartierSCO = UtilReplace(Temp,"VIGNEUX DE BRETAGNE",CONSTQuartierHorsNantesNordLoire)
	EndIf
End Function

Sub Main

End Sub
</script:module>
</file>

<file path=Basic/Standard/B_FonctionsSpecifiquesNantes.xml><?xml version="1.0" encoding="utf-8"?>
<!DOCTYPE module  PUBLIC '-//OpenOffice.org//DTD OfficeDocument 1.0//EN'  'module.dtd'>
<script:module xmlns:script="http://openoffice.org/2000/script" script:name="B_FonctionsSpecifiquesNantes" script:language="StarBasic">REM  *****  BASIC  *****

Const min As String = "abcdefghijklmnopqrstuvwxyz   "
Const maj As String = "ABCDEFGHIJKLMNOPQRSTUVWXYZ'()"

' La fonction retire les accents, supprime les mots inutiles, et met tout en minuscule
Private Function UtilTransformeEnMotsCles(ByRef s As String) As String
	Dim i As Integer
	Dim lettre As String * 1
	s = UtilSansAccents(s)
	s = RetireMotsInutilesMotsCles(s)
	For i = 1 To Len(maj)
		lettre = Mid$(maj, i, 1)
		If InStr(s, lettre) &gt; 0 Then
			s = Replace(s, lettre, Mid$(min, i, 1))
		End If
	Next i
	Result = UtilReplace(s, " ", ",")
	Result = RetireCaractereIdemConsecutif(Result, ",")
	UtilTransformeEnMotsCles = Result
End Function

Private Function RetireMotsInutilesMotsCles(ByRef Chaine As String)
	Result = Chaine
	Result = UtilReplace(Result, " a ", " ")
	Result = UtilReplace(Result, " aux ", " ")
	Result = UtilReplace(Result, " pour ", " ")
	Result = UtilReplace(Result, " et ", " ")
	Result = UtilReplace(Result, " en ", " ")
	Result = UtilReplace(Result, " de ", " ")
	Result = UtilReplace(Result, " la ", " ")
	Result = UtilReplace(Result, " du ", " ")
	Result = UtilReplace(Result, " des ", " ")
	Result = UtilReplace(Result, " d'", " ")
	Result = UtilReplace(Result, " )", " ")
	RetireMotsInutilesMotsCles = Result
End Function


' Cette fonction retirer les caracères consécutifs
' Exemple 'Tom,,,Tim,Tam' et ',' renverra 'Tom,Tim,Tam'
private Function RetireCaractereIdemConsecutif(Chaine As String, Texte as String)
	Result = Chaine
	Result = UtilReplace(Result, Texte &amp; Texte, Texte)
	Result = UtilReplace(Result, Texte &amp; Texte, Texte)
	Result = UtilReplace(Result, Texte &amp; Texte, Texte)
	Result = UtilReplace(Result, Texte &amp; Texte, Texte)
	RetireCaractereIdemConsecutif = Result
End Function

' Cette fonction extrait la donnee latitude de la chaine de caractère position.
' Exemple : '43.6353857,1.4636376' renvoie '43.6353857'
Function LatitudePos(Position as String)
	ValeurDefaut = "47.20"
	PosPointVirgule = InStr(1, Position, ",")
	REM Position = Right(Position,Len(Position)-1)
	If PosPointVirgule &lt;&gt; 0 Then
		Temp = Left(Position, PosPointVirgule-1)
	Else
		Temp = ValeurDefaut
	End If
	LatitudePos = Temp
End Function

' Cette fonction extrait la donnee longitude de la chaine de caractère position.
' Exemple : '43.6353857,1.4636376' renvoie '1.4636376'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 Cette fonction genere une ligne du fichier JSON concernant les libelles specifiques
Function JsonLibellesSpecifiques(colCode as String, colFr as String, colEn as String)
	Result = "   '" &amp; colCode &amp; "' : {" &amp; chr(10) &amp; "   "
	Result = Result &amp;  getCleValeurPasVide("fr",colFr,",")	
	Result = Result &amp;  getCleValeurPasVide("en",colEn,"")
	Result = Result &amp;  "},"
	Result = UtilReplace(Result, "," &amp; chr(10) &amp; "      }",  chr(10) &amp; "   }")
    JsonLibellesSpecifiques = Result
End Function

' Cette fonction genere une ligne du fichier JSON concernant les actualites
Function JsonNews(colCode as String, nomFr as String, nomEn as String, descrFr as String, descrEn as String)
 	Result = "   {" &amp; chr(10) &amp; "      "
 	Result = Result &amp;  getCleValeurPasVide("code",colCode,",")	
 	Result = Result &amp;   getCleValeurPasVide("nom",nomFr,",")	
 	Result = Result &amp;   getCleValeurPasVide("nom_en",nomEn,",")	
 	Result = Result &amp;   getCleValeurPasVide("descr",descrFr,",")	
 	Result = Result &amp;   getCleValeurPasVide("descr_en",descrEn,"")
	Result = Result &amp;  "},"
	Result = UtilReplace(Result, "," &amp; chr(10) &amp; "      }",  chr(10) &amp; "   }")
    JsonNews = Result
End Function

'' Fabrique le hash de donnees JSON.
'' On appelle hash un tableau "mot_cle:codes" qui permet de retrouver immediatement les codes en fonction d'un mot cle.
Function GetHashDatas(nomHash as String, numLigneDebut as Integer, numLigneFin as Integer, nomOnglet as String, numColCode as String, numColMotsFr as String, numColMotsEn as String)
	i = "a"
	Temp = "var " &amp; nomHash &amp; " = [ " &amp; chr(10) &amp; "   {'z':'z'"
 	Temp = Temp &amp; GetHashMotsCles(numLigneDebut, numLigneFin, nomOnglet, RemplaceNumerosColonneParLettresColonne(numColCode), RemplaceNumerosColonneParLettresColonne(numColMotsFr)) 
 	Temp = Temp &amp; "}," &amp; chr(10) &amp; "   {'z':'z'"
 	Temp = Temp &amp; GetHashMotsCles(numLigneDebut, numLigneFin, nomOnglet, RemplaceNumerosColonneParLettresColonne(numColCode), RemplaceNumerosColonneParLettresColonne(numColMotsEn)) 
 	Temp = Temp &amp; chr(10) &amp; "   } ];"
	GetHashDatas = Temp
End Function

'' Fabrique le hash Mot Cle
Function GetHashMotsCles(numColDebut as Integer, numColFin as Integer, nomFeuille as String, colCode as String, colMotsCles as String)
	Temp = ""
	Dim ArrayLesMotsCles(1 To 10000, 1 To 2) as String
	ArrayLesMotsCles(10,1)="a"
	ArrayLesMotsCles(10,2)="bba"
	
	GetHashMotsCles = Temp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motsClesSeparesVirgules = UtilTransformeEnMotsCles(oCell.String)
	   TempCode = Sheet.getCellRangeByName(colCode &amp; idCurentLigne)
	   Code = TempCode.String
	   	arrayElements = Split(motsClesSeparesVirgules,",")
	   	REM pour tous les mots cles
   		For Each Element in arrayElements
			Element = UtilReplace(Element, " ", "")
		   	ArrayLesMotsCles = UtilAjouteMotCleDansTableau(ArrayLesMotsCles, Element,Code)
   		Next Element
	idCurentLigne = idCurentLigne + 1
	Wend
	indexFin = 10000
	for i = 1 to indexFin
		TempMotCle =  ArrayLesMotsCles(i,1)
		if TempMotCle="" Then
			indexFin = i
		Else
			Temp2 =  ArrayLesMotsCles(i,2)
			Temp = Temp &amp; "," &amp; chr(10) &amp; "   '" &amp; TempMotCle &amp; "':'" &amp; Temp2 &amp; "'"
		End If
	next i
	
	GetHashMotsCles = Temp
End Function

'' Ajoute dans un tableau MyArray à 2 colonnes (motCle, code), un element dont on precise le motCle et le code,
'' Si l'element motCle n'est pas deja dans MyArray, on ajoute cet element a la fin du tableau,
'' Si l'element motCle est deja dans MyArray, on modifie l'element du tableau, en ajoutant le code a la fin du code precedent (apres une virule)
'' Exemples [['aa','11'],['ab','22']] "ac" "33" donne [['aa','11'],['ab','22'],['ac','33']]
''          [['aa','11'],['ab','22']] "ab" "33" donne [['aa','11'],['ab','22,33']]
private Function UtilAjouteMotCleDansTableau(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UtilAjouteMotCleDansTableau = MyArray
End Function


''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Function UtilGetPlagePourHoraires(jour1 as String, heureDeb1 as String, heureFin1 as String)
	Element = jour1
	heureDeb = UtilReplace(heureDeb1, ":", "h")
	heureFin = UtilReplace(heureFin1, ":", "h")
	Annee = Mid(Element, 7, 4)
	Mois = Mid(Element, 4, 2)
	Jour  = Mid(Element, 1, 2)
	jourDeLaSemaine = getJourDeLaSemaine(Annee, Mois, Jour)
	Annee = Mid(Annee, 3, 2)
	Result =  Jour &amp; Mois &amp; Annee &amp; "_" &amp; jourDeLaSemaine &amp; "_"+heureDeb+"-"+heureFin
	UtilGetPlagePourHoraires = Result
End Function


Public Const ouve As String = "{"
Public Const separe As String = ":"
Public Const virgule As String = ","
Public Const ferme As String = ","


Function getCleValeurPasVide(cle As String, valeur As String, separator as String)
    separator = "," &amp; chr(10) &amp; "      "
    ' Remplace des " par des '
	valeur = UtilReplace(valeur, """", "'")
	If valeur = "" or valeur = " " or valeur = "0" Then
	 	Result = ""
	Else
	 	Result = """" &amp; cle &amp; """:""" &amp; valeur &amp; """" &amp; separator	
	End If
	getCleValeurPasVide = Result
End Function


Function getCleValeurAvecDefaut(cle As String, valeur As String, separator as String, defaut as String)
    separator = "," &amp; chr(10) &amp; "      "
	valeur = UtilReplace(valeur, """", "'")
	If valeur = "" or valeur = " " or valeur = "0" Then
	 	Result = """" &amp; cle &amp; """:""" &amp; defaut &amp; """" &amp; separator	
	Else
	 	Result = """" &amp; cle &amp; """:""" &amp; valeur &amp; """" &amp; separator	
	End If
	getCleValeurAvecDefaut = Result
End Function


Function getLatitudeLongitude(latitudeLongitude as String)
	Temp2 = UtilReplace(latitudeLongitude, "[ ", "")
	Temp2 = UtilReplace(Temp2, "]", "")
	Temp2 = UtilReplace(Temp2, " , ", ",")
	getLatitudeLongitude = Temp2
End Function

Function getTraduction(nomFeuille as String, numColDebut as String, numColFin as String, numLigneDebut as Integer, numLigneFin as Integer, nomAttribut as String)
	Result = ""
	Doc = thisComponent
	Sheet = Doc.Sheets.getByName(nomFeuille)
	colDebut = RemplaceNumerosColonneParLettresColonne(numColDebut)
	colFin = RemplaceNumerosColonneParLettresColonne(numColFin)
	StPlage = colDebut &amp; numLigneDebut &amp; ":" &amp; colDebut &amp; numLigneFin
	CellRange = Sheet.getCellRangeByName(StPlage)
	oRanges = Doc.createInstance("com.sun.star.sheet.SheetCellRanges") 
	oRanges.insertByName("", CellRange)   ' - I presume first parameter could be name of range ??, second is an object
	oSearchCells = oRanges.Cells.createEnumeration 
	idCurentLigne = numLigneDebut
	While oSearchCells.hasMoreElements 
	   oCell = oSearchCells.nextElement 
	   value = oCell.String
	   CellCommentaire = Sheet.getCellRangeByName(colFin &amp; idCurentLigne)
	   codeCommentaire = CellCommentaire.String
 	   Result = Result &amp;  """" &amp; value &amp; "-" &amp; nomAttribut &amp; """:""" &amp; codeCommentaire &amp; """," &amp; chr(10)
		idCurentLigne = idCurentLigne + 1
	Wend
	getTraduction = Result
End Function

'' (nomSousRepertoire, 7, "Actualites", "newsDatas", "G", 6, 8
Function ExportAllJson2(Ligne as String)
   Dim oDoc As Object , Feuille As Object 
   Dim Cellule As Object 
   oDoc = ThisComponent 
   Feuille = oDoc.getSheets.getByName("EXPORT")
   nomSousRepertoire = Feuille.getCellRangeByName("E2").String
   nomFichierJson = Feuille.getCellRangeByName("F" &amp; Ligne).String
   nomFeuille = Feuille.getCellRangeByName("A" &amp; Ligne).String
   nomObjet = Feuille.getCellRangeByName("G" &amp; Ligne).String
   colElements = RemplaceNumerosColonneParLettresColonne(Feuille.getCellRangeByName("E" &amp; Ligne).String)
   numColDebut = Feuille.getCellRangeByName("B" &amp; Ligne).String
   numColFin = Feuille.getCellRangeByName("C" &amp; Ligne).String
   ExportJson(nomSousRepertoire, nomFichierJson, nomFeuille, nomObjet, colElements, numColDebut, numColFin)
End Function

'' repertoire as String, nomFichierJson as String, nomFeuille as String, idCell as String
Function ExportHashJson2(Ligne as String)
   Dim oDoc As Object , Feuille As Object 
   Dim Cellule As Object 
   oDoc = ThisComponent 
   Feuille = oDoc.getSheets.getByName("EXPORT")
   nomSousRepertoire = Feuille.getCellRangeByName("E2").String
   nomFichierJson = Feuille.getCellRangeByName("H" &amp; Ligne).String
   nomFeuille = Feuille.getCellRangeByName("A" &amp; Ligne).String
   idCell = RemplaceNumerosColonneParLettresColonne(Feuille.getCellRangeByName("I" &amp; Ligne).String) &amp; Feuille.getCellRangeByName("J" &amp; Ligne).String
 
   ExportHashJson(nomSousRepertoire, nomFichierJson, nomFeuille, idCell)
End Function

Function ExportJson2(repertoire as String, nomFichierJson as String, nomFeuille as String, nomObjet as String, colElements as String, numColDebut as String, numColFin as String) As String

    Dim FileNo As Integer
    Dim CurrentLine As String
    Dim Filename As String
    Filename = repertoire &amp; "\" &amp; nomFichierJson            ' Define file name 
    FileNo = Freefile               ' Establish free file handle
 
    Open Filename For Output As #FileNo         ' Open file (writing mode)
    Print #FileNo, "var " &amp; nomObjet &amp; " = ["      ' Save line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Print #FileNo, value      ' Save line 
	   idCurentLigne = idCurentLigne + 1
	Wend
    Print #FileNo, "{} ];"   ' Save line 
    Close #FileNo                  ' Close file

End Function

Function ExportJson(repertoire as String, nomFichierJson as String, nomFeuille as String, nomObjet as String, colElements as String, numColDebut as String, numColFin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If nomObjet &lt;&gt; "" and nomObjet &lt;&gt; " " and nomObjet &lt;&gt; "0" Then
	   myTextFile.writeString("var " &amp; nomObjet &amp; " = [" &amp; chr(10))
	Else
	 myTextFile.writeString("{" &amp; chr(10) &amp; "   ")
	End If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myTextFile.writeString(value &amp; chr(10))      ' Save line 
	   idCurentLigne = idCurentLigne + 1
	Wend
	If nomObjet = "" or nomObjet = " " or nomObjet &lt;&gt; "0" Then
	   myTextFile.writeString("")
	Else
	   myTextFile.writeString("{}" &amp; chr(10) &amp; "   ];")
	End If
       ' Save line 
    fileStream.closeOutput
    myTextFile.closeOutput
End Function

Function ExportHashJson(repertoire as String, nomFichierJson as String, nomFeuille as String, idCell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Doc = thisComponent
	Sheet = Doc.Sheets.getByName(nomFeuille)
	value = Sheet.getCellRangeByName(idCell).String
    myTextFile.writeString(value &amp; chr(10))      ' Save line 
	 fileStream.closeOutput
    myTextFile.closeOutput

End Function

Sub Main

End Sub
</script:module>
</file>

<file path=Basic/Standard/C_FonctionsCommunes.xml><?xml version="1.0" encoding="utf-8"?>
<!DOCTYPE module  PUBLIC '-//OpenOffice.org//DTD OfficeDocument 1.0//EN'  'module.dtd'>
<script:module xmlns:script="http://openoffice.org/2000/script" script:name="C_FonctionsCommunes" script:language="StarBasic">REM  *****  BASIC  *****



' Remplace dans une chaîne de caractère 'Source' un texte 'Search' par un autre 'NewText'
Function UtilReplace(Source As String, Search As String, NewTex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Text
        StartPos = CurrentPos + Len(Search)
      Else
        Result = Result + Mid(Source, StartPos, Len(Source))
      End If                ' Position &lt;&gt; 0
    Loop 
  End If 
 
  UtilReplace = Result
End Function

' Définition de la conversion &gt; utilise dans UtilSansAccents
Const accent As String = "ÀÁÂÃÄÅàáâãäåÒÓÔÕÖØòóôõöøÈÉÊËèéêëÌÍÎÏìíîïÙÚÛÜùúûüÿÑñÇç-"
Const noAccent As String = "AAAAAAaaaaaaOOOOOOooooooEEEEeeeeIIIIiiiiUUUUuuuuyNnCc "

' La fonction retire les accents
' Exemple : 'Déchet' devient 'Dechet'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testLatitude()
	Temp = "47.206829,-1.587939"
	Temp2 = Latitude(Temp)
	Temp3 = Longitude(Temp)
End Function

'' Cette fonction permet de récupérer l'identifiant de la colonne en fonction de son index,
' Exemple '1' renvoie 'A', 27 renvoie 'AA'
Function RemplaceNumerosColonneParLettresColonne(Index as String)
	Result = ""
	'' ElseIf Index = 2  Then Result = "B"
    If (Index = 1)  Then 
    	Result = "A"
    ElseIf (Index = 2)  Then 
    	Result = "B"
    ElseIf (Index = 3)  Then 
    	Result = "C"
    ElseIf (Index = 4)  Then 
    	Result = "D"
    ElseIf (Index = 5)  Then 
    	Result = "E"
    ElseIf (Index = 6)  Then 
    	Result = "F"
    ElseIf (Index = 7)  Then 
    	Result = "G"
    ElseIf (Index = 8)  Then 
    	Result = "H"
    ElseIf (Index = 9)  Then 
    	Result = "I"
    ElseIf (Index = 10)  Then 
    	Result = "J"
    ElseIf (Index = 11)  Then 
    	Result = "K"
    ElseIf (Index = 12)  Then 
    	Result = "L"
    ElseIf (Index = 13)  Then 
    	Result = "M"
    ElseIf (Index = 14)  Then 
    	Result = "N"
    ElseIf (Index = 15)  Then 
    	Result = "O"
    ElseIf (Index = 16)  Then 
    	Result = "P"
    ElseIf (Index = 17)  Then 
    	Result = "Q"
    ElseIf (Index = 18)  Then 
    	Result = "R"
    ElseIf (Index = 19)  Then 
    	Result = "S"
    ElseIf (Index = 20)  Then 
    	Result = "T"
    ElseIf (Index = 21)  Then 
    	Result = "U"
    ElseIf (Index = 22)  Then 
    	Result = "V"
    ElseIf (Index = 23)  Then 
    	Result = "W"
    ElseIf (Index = 24)  Then 
    	Result = "X"
    ElseIf (Index = 25)  Then 
    	Result = "Y"
    ElseIf (Index = 26)  Then 
    	Result = "Z"
    ElseIf (Index = 27)  Then
    	Result = "AA"
    ElseIf (Index = 28)  Then
    	Result = "AB"
    ElseIf (Index = 29)  Then 
    	Result = "AC"
    ElseIf (Index = 30)  Then 
    	Result = "AD"
    ElseIf (Index = 31)  Then 
    	Result = "AE"
    ElseIf (Index = 32)  Then 
    	Result = "AF"
    ElseIf (Index = 33)  Then 
    	Result = "AG"
    ElseIf (Index = 34)  Then 
    	Result = "AH"
    ElseIf (Index = 35)  Then 
    	Result = "AI"
    ElseIf (Index = 36)  Then 
    	Result = "AJ"
    ElseIf (Index = 37)  Then 
    	Result = "AK"
    ElseIf (Index = 38)  Then 
    	Result = "AL"
    ElseIf (Index = 39)  Then 
    	Result = "AM"
    ElseIf (Index = 40)  Then 
    	Result = "AN"
    ElseIf (Index = 41)  Then 
    	Result = "AO"
    ElseIf (Index = 42)  Then 
    	Result = "AP"
    ElseIf (Index = 43)  Then 
    	Result = "AQ"
    ElseIf (Index = 44)  Then 
    	Result = "AR"
    ElseIf (Index = 45)  Then 
    	Result = "AS"
    ElseIf (Index = 46)  Then 
    	Result = "AT"
    ElseIf (Index = 47)  Then 
    	Result = "AU"
    ElseIf (Index = 48)  Then  
    	Result = "AV"
    ElseIf (Index = 49)  Then 
    	Result = "AW"
    ElseIf (Index = 50)  Then 
    	Result = "AX"
    ElseIf (Index = 51)  Then 
    	Result = "AY"
    ElseIf (Index = 52)  Then 
    	Result = "AZ"
	End If
	RemplaceNumerosColonneParLettresColonne = Result
End Function

'' Renvoie le libelle court du jour de la semaine selon la date fournie en paramètre
'' Exemple "2015" "11" 09" renvoie "lu" (qui signifie lundi)
Function getJourDeLaSemaine(Annee as String, Mois as String, Jour as String)
	Dim MyVar As Date
	
	jourDeLaSemaine = ""
	If Annee&lt;&gt;"" and Mois&lt;&gt;"" and Jour&lt;&gt;"" Then
		MyDate = DateSerial (Annee, Mois, Jour)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End If
	getJourDeLaSemaine = jourDeLaSemaine
End Function

'' Renvoie un tableau avec toutes les lettres.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t"
	MyLettres(21)="u"
	MyLettres(22)="v"
	MyLettres(23)="w"
	MyLettres(24)="x"
	MyLettres(25)="y"
	MyLettres(26)="z"
	GetLettres = MyLettres
End Function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_FonctionsCommunes"/>
  <library:element library:name="B_FonctionsSpecifiquesNantes"/>
  <library:element library:name="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